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7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LMLLLLLLAALLGILLGLIGVLRMNLNLRNK</text:p>
          </table:table-cell>
          <table:table-cell office:value-type="float" office:value="-205.726" calcext:value-type="float">
            <text:p>-205.726</text:p>
          </table:table-cell>
          <table:table-cell office:value-type="float" office:value="0.493484" calcext:value-type="float">
            <text:p>0.4934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LLMLLLLLLAALLGLLLGLLLVLLLKLNRRNK</text:p>
          </table:table-cell>
          <table:table-cell office:value-type="float" office:value="-219.725" calcext:value-type="float">
            <text:p>-219.725</text:p>
          </table:table-cell>
          <table:table-cell office:value-type="float" office:value="0.498196" calcext:value-type="float">
            <text:p>0.4981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LLMLLLLLLAALLGILLGLLLVLLLKLNRRNK</text:p>
          </table:table-cell>
          <table:table-cell office:value-type="float" office:value="-218.523" calcext:value-type="float">
            <text:p>-218.523</text:p>
          </table:table-cell>
          <table:table-cell office:value-type="float" office:value="0.513997" calcext:value-type="float">
            <text:p>0.5139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LLMLLLLLLAALLGILLGILGVLLKKLNNRNK</text:p>
          </table:table-cell>
          <table:table-cell office:value-type="float" office:value="-214.263" calcext:value-type="float">
            <text:p>-214.263</text:p>
          </table:table-cell>
          <table:table-cell office:value-type="float" office:value="0.547443" calcext:value-type="float">
            <text:p>0.5474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LLLLLILLLAALLGILLGILAVLLMKLNSRNK</text:p>
          </table:table-cell>
          <table:table-cell office:value-type="float" office:value="-211.19" calcext:value-type="float">
            <text:p>-211.19</text:p>
          </table:table-cell>
          <table:table-cell office:value-type="float" office:value="0.57943" calcext:value-type="float">
            <text:p>0.57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LLLLLILLLAALLGILLGLLWVLRLKLNSRNK</text:p>
          </table:table-cell>
          <table:table-cell office:value-type="float" office:value="-219.058" calcext:value-type="float">
            <text:p>-219.058</text:p>
          </table:table-cell>
          <table:table-cell office:value-type="float" office:value="0.462392" calcext:value-type="float">
            <text:p>0.462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LLMLLLLLLAALLGILLGLIGVLLLKLNRRNK</text:p>
          </table:table-cell>
          <table:table-cell office:value-type="float" office:value="-211.91" calcext:value-type="float">
            <text:p>-211.91</text:p>
          </table:table-cell>
          <table:table-cell office:value-type="float" office:value="0.564012" calcext:value-type="float">
            <text:p>0.564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LLMLLLLLLAALLGILLGILGVLLKKLNSRNK</text:p>
          </table:table-cell>
          <table:table-cell office:value-type="float" office:value="-211.043" calcext:value-type="float">
            <text:p>-211.043</text:p>
          </table:table-cell>
          <table:table-cell office:value-type="float" office:value="0.469213" calcext:value-type="float">
            <text:p>0.469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LLMLLLLLLAALLGLLLGLIMVLLLKLNLRNK</text:p>
          </table:table-cell>
          <table:table-cell office:value-type="float" office:value="-215.343" calcext:value-type="float">
            <text:p>-215.343</text:p>
          </table:table-cell>
          <table:table-cell office:value-type="float" office:value="0.501768" calcext:value-type="float">
            <text:p>0.5017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LLMLLLLLLAALLGILLGIILVLLLKLNLRNK</text:p>
          </table:table-cell>
          <table:table-cell office:value-type="float" office:value="-215.83" calcext:value-type="float">
            <text:p>-215.83</text:p>
          </table:table-cell>
          <table:table-cell office:value-type="float" office:value="0.382174" calcext:value-type="float">
            <text:p>0.3821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LMLLLLLLAALLGILLGLLGVLRNKLNSRNK</text:p>
          </table:table-cell>
          <table:table-cell office:value-type="float" office:value="-205.65" calcext:value-type="float">
            <text:p>-205.65</text:p>
          </table:table-cell>
          <table:table-cell office:value-type="float" office:value="0.54397" calcext:value-type="float">
            <text:p>0.54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LLMLLLLLLAALLGILLGLLGVLRKKLNSRNK</text:p>
          </table:table-cell>
          <table:table-cell office:value-type="float" office:value="-207.274" calcext:value-type="float">
            <text:p>-207.274</text:p>
          </table:table-cell>
          <table:table-cell office:value-type="float" office:value="0.504478" calcext:value-type="float">
            <text:p>0.504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LLMLLLLLLAALLGILLGLLGVLLLKLNRRNK</text:p>
          </table:table-cell>
          <table:table-cell office:value-type="float" office:value="-213.74" calcext:value-type="float">
            <text:p>-213.74</text:p>
          </table:table-cell>
          <table:table-cell office:value-type="float" office:value="0.535889" calcext:value-type="float">
            <text:p>0.5358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LLMLLLLLLAALLGLLLGLLMVLLLKANLRNK</text:p>
          </table:table-cell>
          <table:table-cell office:value-type="float" office:value="-216.059" calcext:value-type="float">
            <text:p>-216.059</text:p>
          </table:table-cell>
          <table:table-cell office:value-type="float" office:value="0.512015" calcext:value-type="float">
            <text:p>0.51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LLMLLLLLLAALLGILLGLLGVLKKKLNSRNK</text:p>
          </table:table-cell>
          <table:table-cell office:value-type="float" office:value="-208.408" calcext:value-type="float">
            <text:p>-208.408</text:p>
          </table:table-cell>
          <table:table-cell office:value-type="float" office:value="0.489864" calcext:value-type="float">
            <text:p>0.489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LLMLLLLLLAALLGLLLGLLMVLLLKALLRNK</text:p>
          </table:table-cell>
          <table:table-cell office:value-type="float" office:value="-216.56" calcext:value-type="float">
            <text:p>-216.56</text:p>
          </table:table-cell>
          <table:table-cell office:value-type="float" office:value="0.470465" calcext:value-type="float">
            <text:p>0.4704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LLLLLLLLLAALLGLLLGILGVLLWKLNLRNK</text:p>
          </table:table-cell>
          <table:table-cell office:value-type="float" office:value="-215.928" calcext:value-type="float">
            <text:p>-215.928</text:p>
          </table:table-cell>
          <table:table-cell office:value-type="float" office:value="0.541093" calcext:value-type="float">
            <text:p>0.5410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LLMLLLLLLAALLGILLGLLGVLLLKANRRNK</text:p>
          </table:table-cell>
          <table:table-cell office:value-type="float" office:value="-212.339" calcext:value-type="float">
            <text:p>-212.339</text:p>
          </table:table-cell>
          <table:table-cell office:value-type="float" office:value="0.476205" calcext:value-type="float">
            <text:p>0.476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LLMLLLLLLAALLGILLGLILVWRLKLDSRNK</text:p>
          </table:table-cell>
          <table:table-cell office:value-type="float" office:value="-212.646" calcext:value-type="float">
            <text:p>-212.646</text:p>
          </table:table-cell>
          <table:table-cell office:value-type="float" office:value="0.546798" calcext:value-type="float">
            <text:p>0.5467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LMLLLLLLAALLGILLGLLGVLLLKLNLRNK</text:p>
          </table:table-cell>
          <table:table-cell office:value-type="float" office:value="-211.226" calcext:value-type="float">
            <text:p>-211.226</text:p>
          </table:table-cell>
          <table:table-cell office:value-type="float" office:value="0.559898" calcext:value-type="float">
            <text:p>0.559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LMLLLLLLAALLGLLLGLLLVLLLKLNSRNK</text:p>
          </table:table-cell>
          <table:table-cell office:value-type="float" office:value="-217.474" calcext:value-type="float">
            <text:p>-217.474</text:p>
          </table:table-cell>
          <table:table-cell office:value-type="float" office:value="0.437233" calcext:value-type="float">
            <text:p>0.4372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LLMLLLLLLAMLLGILLGLLGVLLMKLNSRNK</text:p>
          </table:table-cell>
          <table:table-cell office:value-type="float" office:value="-211.47" calcext:value-type="float">
            <text:p>-211.47</text:p>
          </table:table-cell>
          <table:table-cell office:value-type="float" office:value="0.532617" calcext:value-type="float">
            <text:p>0.5326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LLMLLLLLLAALLGILLGILGVLLRKLDSRNK</text:p>
          </table:table-cell>
          <table:table-cell office:value-type="float" office:value="-215.126" calcext:value-type="float">
            <text:p>-215.126</text:p>
          </table:table-cell>
          <table:table-cell office:value-type="float" office:value="0.56144" calcext:value-type="float">
            <text:p>0.56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LLMLLLLLLAALLGILLGLIGVLLLKLNRRNK</text:p>
          </table:table-cell>
          <table:table-cell office:value-type="float" office:value="-212.559" calcext:value-type="float">
            <text:p>-212.559</text:p>
          </table:table-cell>
          <table:table-cell office:value-type="float" office:value="0.502664" calcext:value-type="float">
            <text:p>0.5026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LLMLLLLLLAALLGILTGLLMVLLLKLNLRNK</text:p>
          </table:table-cell>
          <table:table-cell office:value-type="float" office:value="-213.728" calcext:value-type="float">
            <text:p>-213.728</text:p>
          </table:table-cell>
          <table:table-cell office:value-type="float" office:value="0.492933" calcext:value-type="float">
            <text:p>0.4929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LLMLLLLLLAALLGILTGLIMVLLLKLNRRNK</text:p>
          </table:table-cell>
          <table:table-cell office:value-type="float" office:value="-214.332" calcext:value-type="float">
            <text:p>-214.332</text:p>
          </table:table-cell>
          <table:table-cell office:value-type="float" office:value="0.475235" calcext:value-type="float">
            <text:p>0.4752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LLMLLLLLLAALLGILLGLLGVLLLKANRRNK</text:p>
          </table:table-cell>
          <table:table-cell office:value-type="float" office:value="-215.018" calcext:value-type="float">
            <text:p>-215.018</text:p>
          </table:table-cell>
          <table:table-cell office:value-type="float" office:value="0.571007" calcext:value-type="float">
            <text:p>0.571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LLMLLLLLLAALLGILLGLLMVLLLKLNLRNK</text:p>
          </table:table-cell>
          <table:table-cell office:value-type="float" office:value="-216.101" calcext:value-type="float">
            <text:p>-216.101</text:p>
          </table:table-cell>
          <table:table-cell office:value-type="float" office:value="0.55801" calcext:value-type="float">
            <text:p>0.558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LMLLLLLLAALLGLLLGLLMVLLLKLNLRNK</text:p>
          </table:table-cell>
          <table:table-cell office:value-type="float" office:value="-215.491" calcext:value-type="float">
            <text:p>-215.491</text:p>
          </table:table-cell>
          <table:table-cell office:value-type="float" office:value="0.545111" calcext:value-type="float">
            <text:p>0.545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LLMLLLLLLAALLGILTGLLMVLLLKANLRNK</text:p>
          </table:table-cell>
          <table:table-cell office:value-type="float" office:value="-212.78" calcext:value-type="float">
            <text:p>-212.78</text:p>
          </table:table-cell>
          <table:table-cell office:value-type="float" office:value="0.581493" calcext:value-type="float">
            <text:p>0.5814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LLMLLLLLLAALLGILLGLLMVLLWKLNSRNK</text:p>
          </table:table-cell>
          <table:table-cell office:value-type="float" office:value="-216.88" calcext:value-type="float">
            <text:p>-216.88</text:p>
          </table:table-cell>
          <table:table-cell office:value-type="float" office:value="0.522242" calcext:value-type="float">
            <text:p>0.522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LMLLLLLLAALLGILLGILGILLLKANLRNK</text:p>
          </table:table-cell>
          <table:table-cell office:value-type="float" office:value="-213.214" calcext:value-type="float">
            <text:p>-213.214</text:p>
          </table:table-cell>
          <table:table-cell office:value-type="float" office:value="0.496745" calcext:value-type="float">
            <text:p>0.4967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LMLLLLLLAALLGILLGLLMVLLLKLNLRNK</text:p>
          </table:table-cell>
          <table:table-cell office:value-type="float" office:value="-215.973" calcext:value-type="float">
            <text:p>-215.973</text:p>
          </table:table-cell>
          <table:table-cell office:value-type="float" office:value="0.492818" calcext:value-type="float">
            <text:p>0.4928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LLMLLLLLLAALLGILLGLLGALLMKLNLRNK</text:p>
          </table:table-cell>
          <table:table-cell office:value-type="float" office:value="-214.719" calcext:value-type="float">
            <text:p>-214.719</text:p>
          </table:table-cell>
          <table:table-cell office:value-type="float" office:value="0.52862" calcext:value-type="float">
            <text:p>0.52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LLMLLLLLLAALLGILLGLLLVLLMKLNSRNK</text:p>
          </table:table-cell>
          <table:table-cell office:value-type="float" office:value="-216.892" calcext:value-type="float">
            <text:p>-216.892</text:p>
          </table:table-cell>
          <table:table-cell office:value-type="float" office:value="0.566595" calcext:value-type="float">
            <text:p>0.5665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LLMLLLLLLAALLGILLGLIGVLRRKLTTRNK</text:p>
          </table:table-cell>
          <table:table-cell office:value-type="float" office:value="-208.988" calcext:value-type="float">
            <text:p>-208.988</text:p>
          </table:table-cell>
          <table:table-cell office:value-type="float" office:value="0.544917" calcext:value-type="float">
            <text:p>0.5449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LLLLLLLLLAALLGILLGILGVLRKKLNSRNK</text:p>
          </table:table-cell>
          <table:table-cell office:value-type="float" office:value="-208.9" calcext:value-type="float">
            <text:p>-208.9</text:p>
          </table:table-cell>
          <table:table-cell office:value-type="float" office:value="0.574609" calcext:value-type="float">
            <text:p>0.5746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LLMLLLLLLAALLGILLGLLGVLLLKANLRNK</text:p>
          </table:table-cell>
          <table:table-cell office:value-type="float" office:value="-211.932" calcext:value-type="float">
            <text:p>-211.932</text:p>
          </table:table-cell>
          <table:table-cell office:value-type="float" office:value="0.543921" calcext:value-type="float">
            <text:p>0.5439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LLMLLLLLLAALLGILLGLLGVLLLKLNLRNK</text:p>
          </table:table-cell>
          <table:table-cell office:value-type="float" office:value="-211.319" calcext:value-type="float">
            <text:p>-211.319</text:p>
          </table:table-cell>
          <table:table-cell office:value-type="float" office:value="0.505423" calcext:value-type="float">
            <text:p>0.5054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LLMLLLLLLAALLGILLGLLGVLLKKLNSRNK</text:p>
          </table:table-cell>
          <table:table-cell office:value-type="float" office:value="-211.157" calcext:value-type="float">
            <text:p>-211.157</text:p>
          </table:table-cell>
          <table:table-cell office:value-type="float" office:value="0.526506" calcext:value-type="float">
            <text:p>0.5265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LLLLLILLLAALLGILTGILMVLLLKLNLRNK</text:p>
          </table:table-cell>
          <table:table-cell office:value-type="float" office:value="-212.405" calcext:value-type="float">
            <text:p>-212.405</text:p>
          </table:table-cell>
          <table:table-cell office:value-type="float" office:value="0.571945" calcext:value-type="float">
            <text:p>0.571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LLMLLLLLLAALLGILLGLIMVLLLKLNRRNK</text:p>
          </table:table-cell>
          <table:table-cell office:value-type="float" office:value="-216.671" calcext:value-type="float">
            <text:p>-216.671</text:p>
          </table:table-cell>
          <table:table-cell office:value-type="float" office:value="0.518747" calcext:value-type="float">
            <text:p>0.5187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LMLLLLLLAALLGILLGIIGVLLKKLNSRNK</text:p>
          </table:table-cell>
          <table:table-cell office:value-type="float" office:value="-211.086" calcext:value-type="float">
            <text:p>-211.086</text:p>
          </table:table-cell>
          <table:table-cell office:value-type="float" office:value="0.5547" calcext:value-type="float">
            <text:p>0.55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LLMLLLLLLAALLGMLLGLLGVLLLKLNSRNK</text:p>
          </table:table-cell>
          <table:table-cell office:value-type="float" office:value="-210.719" calcext:value-type="float">
            <text:p>-210.719</text:p>
          </table:table-cell>
          <table:table-cell office:value-type="float" office:value="0.552714" calcext:value-type="float">
            <text:p>0.552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LLMLLLLLLAALLGILLGLLGVLLWKLLLRNK</text:p>
          </table:table-cell>
          <table:table-cell office:value-type="float" office:value="-213.769" calcext:value-type="float">
            <text:p>-213.769</text:p>
          </table:table-cell>
          <table:table-cell office:value-type="float" office:value="0.500283" calcext:value-type="float">
            <text:p>0.5002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LLLLLILLLAALLGLLLGLLMVLLLKANLRNK</text:p>
          </table:table-cell>
          <table:table-cell office:value-type="float" office:value="-215.979" calcext:value-type="float">
            <text:p>-215.979</text:p>
          </table:table-cell>
          <table:table-cell office:value-type="float" office:value="0.507749" calcext:value-type="float">
            <text:p>0.5077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LLLLLLLLLAALLGILLGILGVLLLKRRLRRK</text:p>
          </table:table-cell>
          <table:table-cell office:value-type="float" office:value="-217.357" calcext:value-type="float">
            <text:p>-217.357</text:p>
          </table:table-cell>
          <table:table-cell office:value-type="float" office:value="0.542061" calcext:value-type="float">
            <text:p>0.542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LMLLLLLLAALLGILLGILLVLLLKLNLRNK</text:p>
          </table:table-cell>
          <table:table-cell office:value-type="float" office:value="-216.205" calcext:value-type="float">
            <text:p>-216.205</text:p>
          </table:table-cell>
          <table:table-cell office:value-type="float" office:value="0.448076" calcext:value-type="float">
            <text:p>0.448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LLMLLLLLLAALLGLLLGLIGVLRMKLNSRNK</text:p>
          </table:table-cell>
          <table:table-cell office:value-type="float" office:value="-210.082" calcext:value-type="float">
            <text:p>-210.082</text:p>
          </table:table-cell>
          <table:table-cell office:value-type="float" office:value="0.522105" calcext:value-type="float">
            <text:p>0.522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LLMLLLLLLAALLGILLGLLMVLLLKLNLRNK</text:p>
          </table:table-cell>
          <table:table-cell office:value-type="float" office:value="-214.458" calcext:value-type="float">
            <text:p>-214.458</text:p>
          </table:table-cell>
          <table:table-cell office:value-type="float" office:value="0.515072" calcext:value-type="float">
            <text:p>0.515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LLMLLLLLLAALLGMLLGLLGVLLMKLNSRNK</text:p>
          </table:table-cell>
          <table:table-cell office:value-type="float" office:value="-210.717" calcext:value-type="float">
            <text:p>-210.717</text:p>
          </table:table-cell>
          <table:table-cell office:value-type="float" office:value="0.521695" calcext:value-type="float">
            <text:p>0.5216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LLMLLLLLLAALLGLLLGLLMVLLLKLNRRNK</text:p>
          </table:table-cell>
          <table:table-cell office:value-type="float" office:value="-216.89" calcext:value-type="float">
            <text:p>-216.89</text:p>
          </table:table-cell>
          <table:table-cell office:value-type="float" office:value="0.460631" calcext:value-type="float">
            <text:p>0.4606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LLMLLLLLLAALLGILLGLIMVLLLKLNSRNK</text:p>
          </table:table-cell>
          <table:table-cell office:value-type="float" office:value="-214.861" calcext:value-type="float">
            <text:p>-214.861</text:p>
          </table:table-cell>
          <table:table-cell office:value-type="float" office:value="0.518168" calcext:value-type="float">
            <text:p>0.518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LLMLLLLLLAALLGILLGLIGVLLLKLNRRNK</text:p>
          </table:table-cell>
          <table:table-cell office:value-type="float" office:value="-213.48" calcext:value-type="float">
            <text:p>-213.48</text:p>
          </table:table-cell>
          <table:table-cell office:value-type="float" office:value="0.445286" calcext:value-type="float">
            <text:p>0.445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LLMLLLLLLAALLGILLGLLGVLLMKLNTRNK</text:p>
          </table:table-cell>
          <table:table-cell office:value-type="float" office:value="-211.473" calcext:value-type="float">
            <text:p>-211.473</text:p>
          </table:table-cell>
          <table:table-cell office:value-type="float" office:value="0.562523" calcext:value-type="float">
            <text:p>0.562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LLMLLLLLLAALLGILLGILGVLLLKLNSRNK</text:p>
          </table:table-cell>
          <table:table-cell office:value-type="float" office:value="-213.371" calcext:value-type="float">
            <text:p>-213.371</text:p>
          </table:table-cell>
          <table:table-cell office:value-type="float" office:value="0.525346" calcext:value-type="float">
            <text:p>0.525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LLLLLLLLAALLGMLLGLIMVLLLKLNLRNK</text:p>
          </table:table-cell>
          <table:table-cell office:value-type="float" office:value="-215.162" calcext:value-type="float">
            <text:p>-215.162</text:p>
          </table:table-cell>
          <table:table-cell office:value-type="float" office:value="0.476891" calcext:value-type="float">
            <text:p>0.476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LMLLLLLLAALLGLLLGLLWVLRMKLNMRNK</text:p>
          </table:table-cell>
          <table:table-cell office:value-type="float" office:value="-212.382" calcext:value-type="float">
            <text:p>-212.382</text:p>
          </table:table-cell>
          <table:table-cell office:value-type="float" office:value="0.559774" calcext:value-type="float">
            <text:p>0.5597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LLLLLILILAALLGLLLGLILVLRAKLTMRNK</text:p>
          </table:table-cell>
          <table:table-cell office:value-type="float" office:value="-210.307" calcext:value-type="float">
            <text:p>-210.307</text:p>
          </table:table-cell>
          <table:table-cell office:value-type="float" office:value="0.493825" calcext:value-type="float">
            <text:p>0.493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LLMLLLLLLAALLGILLGLLGVLRWKLSSRNK</text:p>
          </table:table-cell>
          <table:table-cell office:value-type="float" office:value="-211.368" calcext:value-type="float">
            <text:p>-211.368</text:p>
          </table:table-cell>
          <table:table-cell office:value-type="float" office:value="0.564375" calcext:value-type="float">
            <text:p>0.564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LLMLLLLLLAALLGILLGLLMVLLLKLNSRNK</text:p>
          </table:table-cell>
          <table:table-cell office:value-type="float" office:value="-214.593" calcext:value-type="float">
            <text:p>-214.593</text:p>
          </table:table-cell>
          <table:table-cell office:value-type="float" office:value="0.513283" calcext:value-type="float">
            <text:p>0.513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LMLLLLLLAALLGILLGLLGVLWWKLNRRNK</text:p>
          </table:table-cell>
          <table:table-cell office:value-type="float" office:value="-211.715" calcext:value-type="float">
            <text:p>-211.715</text:p>
          </table:table-cell>
          <table:table-cell office:value-type="float" office:value="0.547341" calcext:value-type="float">
            <text:p>0.5473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LMLLLLLLAALLGILLGLLGVLLKKLNSRNK</text:p>
          </table:table-cell>
          <table:table-cell office:value-type="float" office:value="-210.591" calcext:value-type="float">
            <text:p>-210.591</text:p>
          </table:table-cell>
          <table:table-cell office:value-type="float" office:value="0.590506" calcext:value-type="float">
            <text:p>0.5905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LLMLLLLLLAMLLGILLGLLGVLLNKLNLRNK</text:p>
          </table:table-cell>
          <table:table-cell office:value-type="float" office:value="-212.395" calcext:value-type="float">
            <text:p>-212.395</text:p>
          </table:table-cell>
          <table:table-cell office:value-type="float" office:value="0.482046" calcext:value-type="float">
            <text:p>0.482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LLMLLLLLLAALLGLLLGLLMVLLLKANRRNK</text:p>
          </table:table-cell>
          <table:table-cell office:value-type="float" office:value="-217.697" calcext:value-type="float">
            <text:p>-217.697</text:p>
          </table:table-cell>
          <table:table-cell office:value-type="float" office:value="0.465748" calcext:value-type="float">
            <text:p>0.4657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LLMLLLLLLAALLGILLGLLGVLLNKLNLRNK</text:p>
          </table:table-cell>
          <table:table-cell office:value-type="float" office:value="-211.797" calcext:value-type="float">
            <text:p>-211.797</text:p>
          </table:table-cell>
          <table:table-cell office:value-type="float" office:value="0.498511" calcext:value-type="float">
            <text:p>0.498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LLMLLLLLLAALLGILTGLIMVLLLKLNRRNK</text:p>
          </table:table-cell>
          <table:table-cell office:value-type="float" office:value="-215.39" calcext:value-type="float">
            <text:p>-215.39</text:p>
          </table:table-cell>
          <table:table-cell office:value-type="float" office:value="0.49083" calcext:value-type="float">
            <text:p>0.490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LLLLLILLLAALLGMLLGLLGVLRWKRDSRRK</text:p>
          </table:table-cell>
          <table:table-cell office:value-type="float" office:value="-213.174" calcext:value-type="float">
            <text:p>-213.174</text:p>
          </table:table-cell>
          <table:table-cell office:value-type="float" office:value="0.562163" calcext:value-type="float">
            <text:p>0.5621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LLMLLLLLLAALLGILLGLLGVLLWKLNTRNK</text:p>
          </table:table-cell>
          <table:table-cell office:value-type="float" office:value="-212.439" calcext:value-type="float">
            <text:p>-212.439</text:p>
          </table:table-cell>
          <table:table-cell office:value-type="float" office:value="0.5063" calcext:value-type="float">
            <text:p>0.5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LLLLLLLLLAALLGLLLGLILVLRAKLNSRNK</text:p>
          </table:table-cell>
          <table:table-cell office:value-type="float" office:value="-211.353" calcext:value-type="float">
            <text:p>-211.353</text:p>
          </table:table-cell>
          <table:table-cell office:value-type="float" office:value="0.471596" calcext:value-type="float">
            <text:p>0.4715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LLMLLLLLLAALLGILLGILGVLRKKLDSRKK</text:p>
          </table:table-cell>
          <table:table-cell office:value-type="float" office:value="-211.727" calcext:value-type="float">
            <text:p>-211.727</text:p>
          </table:table-cell>
          <table:table-cell office:value-type="float" office:value="0.582826" calcext:value-type="float">
            <text:p>0.582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LLMLLLLLLAALLGILLGLIGVWLLKANLRNK</text:p>
          </table:table-cell>
          <table:table-cell office:value-type="float" office:value="-211.976" calcext:value-type="float">
            <text:p>-211.976</text:p>
          </table:table-cell>
          <table:table-cell office:value-type="float" office:value="0.524311" calcext:value-type="float">
            <text:p>0.524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LMLLLLLLAALLGLLLGLLMVLLWKLNNRNK</text:p>
          </table:table-cell>
          <table:table-cell office:value-type="float" office:value="-220.615" calcext:value-type="float">
            <text:p>-220.615</text:p>
          </table:table-cell>
          <table:table-cell office:value-type="float" office:value="0.509576" calcext:value-type="float">
            <text:p>0.509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LLMLLLLLLAALLGLLLGLLMVLLLKLNRRNK</text:p>
          </table:table-cell>
          <table:table-cell office:value-type="float" office:value="-217.991" calcext:value-type="float">
            <text:p>-217.991</text:p>
          </table:table-cell>
          <table:table-cell office:value-type="float" office:value="0.460729" calcext:value-type="float">
            <text:p>0.460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LLMLLLLLLAALLGLLLGLLMVLLLKLNSRNK</text:p>
          </table:table-cell>
          <table:table-cell office:value-type="float" office:value="-217.242" calcext:value-type="float">
            <text:p>-217.242</text:p>
          </table:table-cell>
          <table:table-cell office:value-type="float" office:value="0.487549" calcext:value-type="float">
            <text:p>0.487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LLMLLLLLLAALLGILLGLLMVLLLKLNSRNK</text:p>
          </table:table-cell>
          <table:table-cell office:value-type="float" office:value="-215.761" calcext:value-type="float">
            <text:p>-215.761</text:p>
          </table:table-cell>
          <table:table-cell office:value-type="float" office:value="0.533786" calcext:value-type="float">
            <text:p>0.5337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LLMLLLLLLAALLGILLGLLGVLLNKLNSRNK</text:p>
          </table:table-cell>
          <table:table-cell office:value-type="float" office:value="-209.612" calcext:value-type="float">
            <text:p>-209.612</text:p>
          </table:table-cell>
          <table:table-cell office:value-type="float" office:value="0.562201" calcext:value-type="float">
            <text:p>0.562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LLMLLLLLLAALLGILLGLIGVLLLKLNRRNK</text:p>
          </table:table-cell>
          <table:table-cell office:value-type="float" office:value="-212.677" calcext:value-type="float">
            <text:p>-212.677</text:p>
          </table:table-cell>
          <table:table-cell office:value-type="float" office:value="0.442214" calcext:value-type="float">
            <text:p>0.442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LLMLLLLLLAALLGLLLGLLMVLLLKANLRNK</text:p>
          </table:table-cell>
          <table:table-cell office:value-type="float" office:value="-214.712" calcext:value-type="float">
            <text:p>-214.712</text:p>
          </table:table-cell>
          <table:table-cell office:value-type="float" office:value="0.525814" calcext:value-type="float">
            <text:p>0.5258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LLLLLILLLAALLGILLGLLLVLRGKLNSRNK</text:p>
          </table:table-cell>
          <table:table-cell office:value-type="float" office:value="-209.177" calcext:value-type="float">
            <text:p>-209.177</text:p>
          </table:table-cell>
          <table:table-cell office:value-type="float" office:value="0.496596" calcext:value-type="float">
            <text:p>0.4965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LLLLLLLLLAALLGILLGLILTLRGKLTSRNK</text:p>
          </table:table-cell>
          <table:table-cell office:value-type="float" office:value="-204.684" calcext:value-type="float">
            <text:p>-204.684</text:p>
          </table:table-cell>
          <table:table-cell office:value-type="float" office:value="0.471378" calcext:value-type="float">
            <text:p>0.4713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LLLLLLLLLAALLGILLGLLWVLRGKLSSRNK</text:p>
          </table:table-cell>
          <table:table-cell office:value-type="float" office:value="-208.663" calcext:value-type="float">
            <text:p>-208.663</text:p>
          </table:table-cell>
          <table:table-cell office:value-type="float" office:value="0.49829" calcext:value-type="float">
            <text:p>0.498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LLMLLLLLLAALLGILLGILMVLWLKLLSRNK</text:p>
          </table:table-cell>
          <table:table-cell office:value-type="float" office:value="-214.559" calcext:value-type="float">
            <text:p>-214.559</text:p>
          </table:table-cell>
          <table:table-cell office:value-type="float" office:value="0.404451" calcext:value-type="float">
            <text:p>0.404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LLMLLLLLLAALLGILLGLIMVLLLKLNLRNK</text:p>
          </table:table-cell>
          <table:table-cell office:value-type="float" office:value="-214.853" calcext:value-type="float">
            <text:p>-214.853</text:p>
          </table:table-cell>
          <table:table-cell office:value-type="float" office:value="0.522578" calcext:value-type="float">
            <text:p>0.5225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LLMLLLLLLAALLGILLGLLGVLLWKARMRNK</text:p>
          </table:table-cell>
          <table:table-cell office:value-type="float" office:value="-212.934" calcext:value-type="float">
            <text:p>-212.934</text:p>
          </table:table-cell>
          <table:table-cell office:value-type="float" office:value="0.563305" calcext:value-type="float">
            <text:p>0.5633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LMLLLLLLAALLGILLGLLMVLLLKLNLRNK</text:p>
          </table:table-cell>
          <table:table-cell office:value-type="float" office:value="-215.997" calcext:value-type="float">
            <text:p>-215.997</text:p>
          </table:table-cell>
          <table:table-cell office:value-type="float" office:value="0.514594" calcext:value-type="float">
            <text:p>0.5145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LMLLLLLLAALLGLLLGLLLVLLLKLNLRNK</text:p>
          </table:table-cell>
          <table:table-cell office:value-type="float" office:value="-218.438" calcext:value-type="float">
            <text:p>-218.438</text:p>
          </table:table-cell>
          <table:table-cell office:value-type="float" office:value="0.485503" calcext:value-type="float">
            <text:p>0.485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LLMLLLLLIAAILGLLLGLLLVLLLKLNSRNK</text:p>
          </table:table-cell>
          <table:table-cell office:value-type="float" office:value="-217.143" calcext:value-type="float">
            <text:p>-217.143</text:p>
          </table:table-cell>
          <table:table-cell office:value-type="float" office:value="0.465483" calcext:value-type="float">
            <text:p>0.465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LLMLLLLLLAALLGLLLGLIMVLLLKLNLRNK</text:p>
          </table:table-cell>
          <table:table-cell office:value-type="float" office:value="-217.218" calcext:value-type="float">
            <text:p>-217.218</text:p>
          </table:table-cell>
          <table:table-cell office:value-type="float" office:value="0.497401" calcext:value-type="float">
            <text:p>0.497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LLMLLLLLLAALLGILLGLLGVLLMKLNSRNK</text:p>
          </table:table-cell>
          <table:table-cell office:value-type="float" office:value="-210.568" calcext:value-type="float">
            <text:p>-210.568</text:p>
          </table:table-cell>
          <table:table-cell office:value-type="float" office:value="0.530691" calcext:value-type="float">
            <text:p>0.5306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LLMLLLLLLAALLGILLGLLWVLLLKLNSRNK</text:p>
          </table:table-cell>
          <table:table-cell office:value-type="float" office:value="-217.253" calcext:value-type="float">
            <text:p>-217.253</text:p>
          </table:table-cell>
          <table:table-cell office:value-type="float" office:value="0.459837" calcext:value-type="float">
            <text:p>0.4598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LLMLLLLLLAALLGILLGLIGIWRMKLDSRKK</text:p>
          </table:table-cell>
          <table:table-cell office:value-type="float" office:value="-210.531" calcext:value-type="float">
            <text:p>-210.531</text:p>
          </table:table-cell>
          <table:table-cell office:value-type="float" office:value="0.522413" calcext:value-type="float">
            <text:p>0.5224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LLMLLLLLLAALLGILLGLLWVLRMNLRSRNK</text:p>
          </table:table-cell>
          <table:table-cell office:value-type="float" office:value="-212.481" calcext:value-type="float">
            <text:p>-212.481</text:p>
          </table:table-cell>
          <table:table-cell office:value-type="float" office:value="0.502674" calcext:value-type="float">
            <text:p>0.5026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LLMLLLLLLAALLGILLGLLLVLLLKLNSRNK</text:p>
          </table:table-cell>
          <table:table-cell office:value-type="float" office:value="-218.988" calcext:value-type="float">
            <text:p>-218.988</text:p>
          </table:table-cell>
          <table:table-cell office:value-type="float" office:value="0.543933" calcext:value-type="float">
            <text:p>0.5439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LLLLLILLLAALLGILLGLLGVLLLKLNLRNK</text:p>
          </table:table-cell>
          <table:table-cell office:value-type="float" office:value="-211.203" calcext:value-type="float">
            <text:p>-211.203</text:p>
          </table:table-cell>
          <table:table-cell office:value-type="float" office:value="0.458719" calcext:value-type="float">
            <text:p>0.4587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LLMLLLLLLAALLGILLGLLGVLLLKLNRRNK</text:p>
          </table:table-cell>
          <table:table-cell office:value-type="float" office:value="-213.563" calcext:value-type="float">
            <text:p>-213.563</text:p>
          </table:table-cell>
          <table:table-cell office:value-type="float" office:value="0.456073" calcext:value-type="float">
            <text:p>0.4560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LLMLLLLLLAALLGLLLGLIWVLRLKLNSRNK</text:p>
          </table:table-cell>
          <table:table-cell office:value-type="float" office:value="-216.066" calcext:value-type="float">
            <text:p>-216.066</text:p>
          </table:table-cell>
          <table:table-cell office:value-type="float" office:value="0.570116" calcext:value-type="float">
            <text:p>0.570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LLLLLILLLAALLGILLGLLGVLLLKLNRRNK</text:p>
          </table:table-cell>
          <table:table-cell office:value-type="float" office:value="-214.719" calcext:value-type="float">
            <text:p>-214.719</text:p>
          </table:table-cell>
          <table:table-cell office:value-type="float" office:value="0.473269" calcext:value-type="float">
            <text:p>0.473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LLMLLLLLLAALLGLLLGLILVLRAKLNSRNK</text:p>
          </table:table-cell>
          <table:table-cell office:value-type="float" office:value="-209.933" calcext:value-type="float">
            <text:p>-209.933</text:p>
          </table:table-cell>
          <table:table-cell office:value-type="float" office:value="0.536227" calcext:value-type="float">
            <text:p>0.5362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LLLLLLLLLAALLGILLGLIWVWRWKLTSRNK</text:p>
          </table:table-cell>
          <table:table-cell office:value-type="float" office:value="-207.19" calcext:value-type="float">
            <text:p>-207.19</text:p>
          </table:table-cell>
          <table:table-cell office:value-type="float" office:value="0.514808" calcext:value-type="float">
            <text:p>0.5148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LLMLLLLLLAALLGILLGLLGVLLLKLNRRNK</text:p>
          </table:table-cell>
          <table:table-cell office:value-type="float" office:value="-212.327" calcext:value-type="float">
            <text:p>-212.327</text:p>
          </table:table-cell>
          <table:table-cell office:value-type="float" office:value="0.499931" calcext:value-type="float">
            <text:p>0.499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LLMLLLLLLAALLGILLGILAVLKKKLDSRNK</text:p>
          </table:table-cell>
          <table:table-cell office:value-type="float" office:value="-210.559" calcext:value-type="float">
            <text:p>-210.559</text:p>
          </table:table-cell>
          <table:table-cell office:value-type="float" office:value="0.58316" calcext:value-type="float">
            <text:p>0.583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LLMLLLLLLAALLGILLGLLGVLLLKLNLRNK</text:p>
          </table:table-cell>
          <table:table-cell office:value-type="float" office:value="-211.178" calcext:value-type="float">
            <text:p>-211.178</text:p>
          </table:table-cell>
          <table:table-cell office:value-type="float" office:value="0.492153" calcext:value-type="float">
            <text:p>0.492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LLMLLLLLLAALLGLLLGLLMVLLLKLNLRNK</text:p>
          </table:table-cell>
          <table:table-cell office:value-type="float" office:value="-216.58" calcext:value-type="float">
            <text:p>-216.58</text:p>
          </table:table-cell>
          <table:table-cell office:value-type="float" office:value="0.480266" calcext:value-type="float">
            <text:p>0.480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LLLLLILLLAALLGILLGLLMVLLLKLNRRNK</text:p>
          </table:table-cell>
          <table:table-cell office:value-type="float" office:value="-218.493" calcext:value-type="float">
            <text:p>-218.493</text:p>
          </table:table-cell>
          <table:table-cell office:value-type="float" office:value="0.499902" calcext:value-type="float">
            <text:p>0.4999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LMLLLLLLAALLGILLGLIGVWRWKLTLRNK</text:p>
          </table:table-cell>
          <table:table-cell office:value-type="float" office:value="-209.592" calcext:value-type="float">
            <text:p>-209.592</text:p>
          </table:table-cell>
          <table:table-cell office:value-type="float" office:value="0.551503" calcext:value-type="float">
            <text:p>0.5515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LLMLLLLLLAALLGILLGLLAVLLMKLNSRNK</text:p>
          </table:table-cell>
          <table:table-cell office:value-type="float" office:value="-209.766" calcext:value-type="float">
            <text:p>-209.766</text:p>
          </table:table-cell>
          <table:table-cell office:value-type="float" office:value="0.560265" calcext:value-type="float">
            <text:p>0.560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LLLLILLLAALLGILLGLIGVWLLKANLRNK</text:p>
          </table:table-cell>
          <table:table-cell office:value-type="float" office:value="-213.297" calcext:value-type="float">
            <text:p>-213.297</text:p>
          </table:table-cell>
          <table:table-cell office:value-type="float" office:value="0.538666" calcext:value-type="float">
            <text:p>0.5386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LMLLLLLLAALLGLLLGLLGVLLLKLASRRK</text:p>
          </table:table-cell>
          <table:table-cell office:value-type="float" office:value="-211.601" calcext:value-type="float">
            <text:p>-211.601</text:p>
          </table:table-cell>
          <table:table-cell office:value-type="float" office:value="0.552695" calcext:value-type="float">
            <text:p>0.5526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LLMLLLLLLAALLGILLGLLLVLLMKLNRRNK</text:p>
          </table:table-cell>
          <table:table-cell office:value-type="float" office:value="-215.373" calcext:value-type="float">
            <text:p>-215.373</text:p>
          </table:table-cell>
          <table:table-cell office:value-type="float" office:value="0.496404" calcext:value-type="float">
            <text:p>0.4964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LLMLLLLLLAALLGLLLGLLWVLLLKLNSRNK</text:p>
          </table:table-cell>
          <table:table-cell office:value-type="float" office:value="-218.248" calcext:value-type="float">
            <text:p>-218.248</text:p>
          </table:table-cell>
          <table:table-cell office:value-type="float" office:value="0.50106" calcext:value-type="float">
            <text:p>0.50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LMLLLLLLAALLGILLGLLGVLWWKLMMRMK</text:p>
          </table:table-cell>
          <table:table-cell office:value-type="float" office:value="-211.731" calcext:value-type="float">
            <text:p>-211.731</text:p>
          </table:table-cell>
          <table:table-cell office:value-type="float" office:value="0.530523" calcext:value-type="float">
            <text:p>0.5305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LMLLLLLLAALLGILLGLLMVLLLKLNSRNK</text:p>
          </table:table-cell>
          <table:table-cell office:value-type="float" office:value="-214.33" calcext:value-type="float">
            <text:p>-214.33</text:p>
          </table:table-cell>
          <table:table-cell office:value-type="float" office:value="0.534912" calcext:value-type="float">
            <text:p>0.534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LMLLLLLLAALLGLLLGLLMVLLLKLNLRNK</text:p>
          </table:table-cell>
          <table:table-cell office:value-type="float" office:value="-216.006" calcext:value-type="float">
            <text:p>-216.006</text:p>
          </table:table-cell>
          <table:table-cell office:value-type="float" office:value="0.518649" calcext:value-type="float">
            <text:p>0.5186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LMLLLLLLAALLGILLGLIMVLLLKLNSRNK</text:p>
          </table:table-cell>
          <table:table-cell office:value-type="float" office:value="-214.99" calcext:value-type="float">
            <text:p>-214.99</text:p>
          </table:table-cell>
          <table:table-cell office:value-type="float" office:value="0.456638" calcext:value-type="float">
            <text:p>0.4566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LLLLLILLLAALLGILLGLIMVLLLKANLRNK</text:p>
          </table:table-cell>
          <table:table-cell office:value-type="float" office:value="-214.342" calcext:value-type="float">
            <text:p>-214.342</text:p>
          </table:table-cell>
          <table:table-cell office:value-type="float" office:value="0.430024" calcext:value-type="float">
            <text:p>0.430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LLMLLLLLLAALLGILLGLLALIRNNLNSRNK</text:p>
          </table:table-cell>
          <table:table-cell office:value-type="float" office:value="-213.243" calcext:value-type="float">
            <text:p>-213.243</text:p>
          </table:table-cell>
          <table:table-cell office:value-type="float" office:value="0.591382" calcext:value-type="float">
            <text:p>0.5913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LLLLILLLAALLGILLGLLLVLLWKLNSRNK</text:p>
          </table:table-cell>
          <table:table-cell office:value-type="float" office:value="-218.585" calcext:value-type="float">
            <text:p>-218.585</text:p>
          </table:table-cell>
          <table:table-cell office:value-type="float" office:value="0.529292" calcext:value-type="float">
            <text:p>0.529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LLMLLLLLLAALLGILLGLLGVLWLKLMRRNK</text:p>
          </table:table-cell>
          <table:table-cell office:value-type="float" office:value="-211.769" calcext:value-type="float">
            <text:p>-211.769</text:p>
          </table:table-cell>
          <table:table-cell office:value-type="float" office:value="0.588567" calcext:value-type="float">
            <text:p>0.5885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LMLLLLLLAALLGILTGLLLVLLWKLNMRNK</text:p>
          </table:table-cell>
          <table:table-cell office:value-type="float" office:value="-217.329" calcext:value-type="float">
            <text:p>-217.329</text:p>
          </table:table-cell>
          <table:table-cell office:value-type="float" office:value="0.468511" calcext:value-type="float">
            <text:p>0.4685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LLMLLLLLLAALLGILLGLIGVWIMKLNSRNK</text:p>
          </table:table-cell>
          <table:table-cell office:value-type="float" office:value="-209.535" calcext:value-type="float">
            <text:p>-209.535</text:p>
          </table:table-cell>
          <table:table-cell office:value-type="float" office:value="0.54814" calcext:value-type="float">
            <text:p>0.548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LLMLLLLLLAALLGILLGIIGVLRKKLNSRNK</text:p>
          </table:table-cell>
          <table:table-cell office:value-type="float" office:value="-207.008" calcext:value-type="float">
            <text:p>-207.008</text:p>
          </table:table-cell>
          <table:table-cell office:value-type="float" office:value="0.580016" calcext:value-type="float">
            <text:p>0.580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LLMLLLLLLAALLGILTGLLMVLLWKANTRNK</text:p>
          </table:table-cell>
          <table:table-cell office:value-type="float" office:value="-214.629" calcext:value-type="float">
            <text:p>-214.629</text:p>
          </table:table-cell>
          <table:table-cell office:value-type="float" office:value="0.50363" calcext:value-type="float">
            <text:p>0.50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LLMLLLLLLAALLGILLGLLGVLLLKLNRRNK</text:p>
          </table:table-cell>
          <table:table-cell office:value-type="float" office:value="-212.588" calcext:value-type="float">
            <text:p>-212.588</text:p>
          </table:table-cell>
          <table:table-cell office:value-type="float" office:value="0.47908" calcext:value-type="float">
            <text:p>0.479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LLMLLLLLLAALLGILLGLIAVWRKKLNSRNK</text:p>
          </table:table-cell>
          <table:table-cell office:value-type="float" office:value="-208.383" calcext:value-type="float">
            <text:p>-208.383</text:p>
          </table:table-cell>
          <table:table-cell office:value-type="float" office:value="0.557237" calcext:value-type="float">
            <text:p>0.557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LLMLLLLLLAALLGILLGIIGVLRMKLNSRNK</text:p>
          </table:table-cell>
          <table:table-cell office:value-type="float" office:value="-207.33" calcext:value-type="float">
            <text:p>-207.33</text:p>
          </table:table-cell>
          <table:table-cell office:value-type="float" office:value="0.543654" calcext:value-type="float">
            <text:p>0.5436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LLMLLLLLLAALLGLLLGLLMVLLLKLNLRNK</text:p>
          </table:table-cell>
          <table:table-cell office:value-type="float" office:value="-216.243" calcext:value-type="float">
            <text:p>-216.243</text:p>
          </table:table-cell>
          <table:table-cell office:value-type="float" office:value="0.521222" calcext:value-type="float">
            <text:p>0.521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LLMLLLLLLAALLGILLGLLGVLWLKLMRRNK</text:p>
          </table:table-cell>
          <table:table-cell office:value-type="float" office:value="-212.723" calcext:value-type="float">
            <text:p>-212.723</text:p>
          </table:table-cell>
          <table:table-cell office:value-type="float" office:value="0.509837" calcext:value-type="float">
            <text:p>0.5098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LMLLLLLLAALLGILLGLLGMLLMKLNLRNK</text:p>
          </table:table-cell>
          <table:table-cell office:value-type="float" office:value="-214.116" calcext:value-type="float">
            <text:p>-214.116</text:p>
          </table:table-cell>
          <table:table-cell office:value-type="float" office:value="0.480353" calcext:value-type="float">
            <text:p>0.480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LLMLLLLLLAALLGILLGLLMVLLLKRNLRRK</text:p>
          </table:table-cell>
          <table:table-cell office:value-type="float" office:value="-217.47" calcext:value-type="float">
            <text:p>-217.47</text:p>
          </table:table-cell>
          <table:table-cell office:value-type="float" office:value="0.551844" calcext:value-type="float">
            <text:p>0.551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LLMLLLLLLAALLGILLGLLGVLLMKLNSRNK</text:p>
          </table:table-cell>
          <table:table-cell office:value-type="float" office:value="-207.94" calcext:value-type="float">
            <text:p>-207.94</text:p>
          </table:table-cell>
          <table:table-cell office:value-type="float" office:value="0.50295" calcext:value-type="float">
            <text:p>0.502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LLMLLLLLLAALLGLLLGLLWVLRLKLNLRNK</text:p>
          </table:table-cell>
          <table:table-cell office:value-type="float" office:value="-213.581" calcext:value-type="float">
            <text:p>-213.581</text:p>
          </table:table-cell>
          <table:table-cell office:value-type="float" office:value="0.509944" calcext:value-type="float">
            <text:p>0.509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LLMLLLLLLAALLGILLGLLMVLWLKLNSRNK</text:p>
          </table:table-cell>
          <table:table-cell office:value-type="float" office:value="-217.105" calcext:value-type="float">
            <text:p>-217.105</text:p>
          </table:table-cell>
          <table:table-cell office:value-type="float" office:value="0.508669" calcext:value-type="float">
            <text:p>0.5086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LLMLLLLLLAALLGILLGILGILLLKANLRNK</text:p>
          </table:table-cell>
          <table:table-cell office:value-type="float" office:value="-212.791" calcext:value-type="float">
            <text:p>-212.791</text:p>
          </table:table-cell>
          <table:table-cell office:value-type="float" office:value="0.539328" calcext:value-type="float">
            <text:p>0.5393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LLMLLLLLLAALLGILLGLLLVLLLKRRSRRK</text:p>
          </table:table-cell>
          <table:table-cell office:value-type="float" office:value="-218.522" calcext:value-type="float">
            <text:p>-218.522</text:p>
          </table:table-cell>
          <table:table-cell office:value-type="float" office:value="0.475059" calcext:value-type="float">
            <text:p>0.475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LLMLLLLLLAALLGILLGLLWVLLLKLASRRK</text:p>
          </table:table-cell>
          <table:table-cell office:value-type="float" office:value="-219.895" calcext:value-type="float">
            <text:p>-219.895</text:p>
          </table:table-cell>
          <table:table-cell office:value-type="float" office:value="0.547932" calcext:value-type="float">
            <text:p>0.547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LLMLLLLLLAALLGILLGLIGVWLMKLNSRNK</text:p>
          </table:table-cell>
          <table:table-cell office:value-type="float" office:value="-212.528" calcext:value-type="float">
            <text:p>-212.528</text:p>
          </table:table-cell>
          <table:table-cell office:value-type="float" office:value="0.540634" calcext:value-type="float">
            <text:p>0.5406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LMLLLLLLAALLGILLGLLLVLLWKANTRNK</text:p>
          </table:table-cell>
          <table:table-cell office:value-type="float" office:value="-218.537" calcext:value-type="float">
            <text:p>-218.537</text:p>
          </table:table-cell>
          <table:table-cell office:value-type="float" office:value="0.559714" calcext:value-type="float">
            <text:p>0.559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LLMLLLLLLAALLGLLLGLIMVLLLKLNSRNK</text:p>
          </table:table-cell>
          <table:table-cell office:value-type="float" office:value="-216.244" calcext:value-type="float">
            <text:p>-216.244</text:p>
          </table:table-cell>
          <table:table-cell office:value-type="float" office:value="0.479076" calcext:value-type="float">
            <text:p>0.4790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LLMLLLLLLAALLGILLGILGVLLMKLNSRNK</text:p>
          </table:table-cell>
          <table:table-cell office:value-type="float" office:value="-210.2" calcext:value-type="float">
            <text:p>-210.2</text:p>
          </table:table-cell>
          <table:table-cell office:value-type="float" office:value="0.595044" calcext:value-type="float">
            <text:p>0.595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LLMLLLLLLAALLGILLGILGVLLKKLNSRNK</text:p>
          </table:table-cell>
          <table:table-cell office:value-type="float" office:value="-213.027" calcext:value-type="float">
            <text:p>-213.027</text:p>
          </table:table-cell>
          <table:table-cell office:value-type="float" office:value="0.599419" calcext:value-type="float">
            <text:p>0.5994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LLMLLLLLLAALLGILLGLIGVLRMKLNLRNK</text:p>
          </table:table-cell>
          <table:table-cell office:value-type="float" office:value="-207.474" calcext:value-type="float">
            <text:p>-207.474</text:p>
          </table:table-cell>
          <table:table-cell office:value-type="float" office:value="0.524534" calcext:value-type="float">
            <text:p>0.5245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LLMLLLLLLAALLGLLLGLIMVLLLKLNLRNK</text:p>
          </table:table-cell>
          <table:table-cell office:value-type="float" office:value="-216.036" calcext:value-type="float">
            <text:p>-216.036</text:p>
          </table:table-cell>
          <table:table-cell office:value-type="float" office:value="0.428882" calcext:value-type="float">
            <text:p>0.4288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LMLLLLLLAALLGILLGLIGVWLWKLAMRRK</text:p>
          </table:table-cell>
          <table:table-cell office:value-type="float" office:value="-213.824" calcext:value-type="float">
            <text:p>-213.824</text:p>
          </table:table-cell>
          <table:table-cell office:value-type="float" office:value="0.545717" calcext:value-type="float">
            <text:p>0.545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LMLLLLLLAALLGMLLGLLGVLLLKLNLRNK</text:p>
          </table:table-cell>
          <table:table-cell office:value-type="float" office:value="-210.41" calcext:value-type="float">
            <text:p>-210.41</text:p>
          </table:table-cell>
          <table:table-cell office:value-type="float" office:value="0.524177" calcext:value-type="float">
            <text:p>0.5241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LLMLLLLLLAALLGILLGLLGVLLKKLNLRNK</text:p>
          </table:table-cell>
          <table:table-cell office:value-type="float" office:value="-211.225" calcext:value-type="float">
            <text:p>-211.225</text:p>
          </table:table-cell>
          <table:table-cell office:value-type="float" office:value="0.55062" calcext:value-type="float">
            <text:p>0.550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LMLLLLLLAALLGLLLGLLWVLLWKANRRNK</text:p>
          </table:table-cell>
          <table:table-cell office:value-type="float" office:value="-221.783" calcext:value-type="float">
            <text:p>-221.783</text:p>
          </table:table-cell>
          <table:table-cell office:value-type="float" office:value="0.568754" calcext:value-type="float">
            <text:p>0.5687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LMLLLLLLAALLGLLLGLLGVLLLKLNSRNK</text:p>
          </table:table-cell>
          <table:table-cell office:value-type="float" office:value="-211.424" calcext:value-type="float">
            <text:p>-211.424</text:p>
          </table:table-cell>
          <table:table-cell office:value-type="float" office:value="0.545359" calcext:value-type="float">
            <text:p>0.545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LLMLLLLLLAALLGILLGLLGVLLLKLNRRNK</text:p>
          </table:table-cell>
          <table:table-cell office:value-type="float" office:value="-213.004" calcext:value-type="float">
            <text:p>-213.004</text:p>
          </table:table-cell>
          <table:table-cell office:value-type="float" office:value="0.472225" calcext:value-type="float">
            <text:p>0.472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LLMLLLLLLAALLGILLGILGVLLWKLIMRMK</text:p>
          </table:table-cell>
          <table:table-cell office:value-type="float" office:value="-214.63" calcext:value-type="float">
            <text:p>-214.63</text:p>
          </table:table-cell>
          <table:table-cell office:value-type="float" office:value="0.500704" calcext:value-type="float">
            <text:p>0.5007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LLMLLLLLLAALLGILLGLIMVLLLKLNLRNK</text:p>
          </table:table-cell>
          <table:table-cell office:value-type="float" office:value="-214.328" calcext:value-type="float">
            <text:p>-214.328</text:p>
          </table:table-cell>
          <table:table-cell office:value-type="float" office:value="0.398068" calcext:value-type="float">
            <text:p>0.398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LLMLLLLLIAAILGMLLGILGVLLMNLNLRNK</text:p>
          </table:table-cell>
          <table:table-cell office:value-type="float" office:value="-208.627" calcext:value-type="float">
            <text:p>-208.627</text:p>
          </table:table-cell>
          <table:table-cell office:value-type="float" office:value="0.504896" calcext:value-type="float">
            <text:p>0.504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LLMLLLLLLAALLGILLGLLMVLLLKLNLRNK</text:p>
          </table:table-cell>
          <table:table-cell office:value-type="float" office:value="-214.301" calcext:value-type="float">
            <text:p>-214.301</text:p>
          </table:table-cell>
          <table:table-cell office:value-type="float" office:value="0.514712" calcext:value-type="float">
            <text:p>0.514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LLLLLLLLLAALLGILLGILMVLLLKLNLRNK</text:p>
          </table:table-cell>
          <table:table-cell office:value-type="float" office:value="-217.126" calcext:value-type="float">
            <text:p>-217.126</text:p>
          </table:table-cell>
          <table:table-cell office:value-type="float" office:value="0.429585" calcext:value-type="float">
            <text:p>0.429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LLMLLLLLLAALLGILLGLIGVWFWKRTSRRK</text:p>
          </table:table-cell>
          <table:table-cell office:value-type="float" office:value="-211.879" calcext:value-type="float">
            <text:p>-211.879</text:p>
          </table:table-cell>
          <table:table-cell office:value-type="float" office:value="0.490902" calcext:value-type="float">
            <text:p>0.4909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LLLLILLLAALLGMLLGLLWVLRLKLNLRNK</text:p>
          </table:table-cell>
          <table:table-cell office:value-type="float" office:value="-216.287" calcext:value-type="float">
            <text:p>-216.287</text:p>
          </table:table-cell>
          <table:table-cell office:value-type="float" office:value="0.445893" calcext:value-type="float">
            <text:p>0.4458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LLMLLLLLLAALLGILLGILGVLLLKLNLRNK</text:p>
          </table:table-cell>
          <table:table-cell office:value-type="float" office:value="-212.933" calcext:value-type="float">
            <text:p>-212.933</text:p>
          </table:table-cell>
          <table:table-cell office:value-type="float" office:value="0.450457" calcext:value-type="float">
            <text:p>0.4504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LLLLLLILAALLGLLLGLIGVLRMKLNSRNK</text:p>
          </table:table-cell>
          <table:table-cell office:value-type="float" office:value="-210.264" calcext:value-type="float">
            <text:p>-210.264</text:p>
          </table:table-cell>
          <table:table-cell office:value-type="float" office:value="0.575287" calcext:value-type="float">
            <text:p>0.575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LMLLLLLLAALLGILLGILMVLLLKLNLRNK</text:p>
          </table:table-cell>
          <table:table-cell office:value-type="float" office:value="-214.724" calcext:value-type="float">
            <text:p>-214.724</text:p>
          </table:table-cell>
          <table:table-cell office:value-type="float" office:value="0.487946" calcext:value-type="float">
            <text:p>0.4879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LLMLLLLLLAALLGILLGLLGVLLKKLNSRNK</text:p>
          </table:table-cell>
          <table:table-cell office:value-type="float" office:value="-209.358" calcext:value-type="float">
            <text:p>-209.358</text:p>
          </table:table-cell>
          <table:table-cell office:value-type="float" office:value="0.513127" calcext:value-type="float">
            <text:p>0.513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LLLLLILLLAALLGILLGILGVLWNKRSLRRK</text:p>
          </table:table-cell>
          <table:table-cell office:value-type="float" office:value="-214.104" calcext:value-type="float">
            <text:p>-214.104</text:p>
          </table:table-cell>
          <table:table-cell office:value-type="float" office:value="0.493226" calcext:value-type="float">
            <text:p>0.493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LLMLLLLLLAALLGILLGLLMVLLLKANSRNK</text:p>
          </table:table-cell>
          <table:table-cell office:value-type="float" office:value="-215.05" calcext:value-type="float">
            <text:p>-215.05</text:p>
          </table:table-cell>
          <table:table-cell office:value-type="float" office:value="0.57659" calcext:value-type="float">
            <text:p>0.576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LMLLLLLLAALLGILLGLLGVLLKKLNLRNK</text:p>
          </table:table-cell>
          <table:table-cell office:value-type="float" office:value="-211.089" calcext:value-type="float">
            <text:p>-211.089</text:p>
          </table:table-cell>
          <table:table-cell office:value-type="float" office:value="0.531635" calcext:value-type="float">
            <text:p>0.5316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LLMLLLLLLAALLGLLTGLLMVLLLKLNLRNK</text:p>
          </table:table-cell>
          <table:table-cell office:value-type="float" office:value="-213.719" calcext:value-type="float">
            <text:p>-213.719</text:p>
          </table:table-cell>
          <table:table-cell office:value-type="float" office:value="0.502475" calcext:value-type="float">
            <text:p>0.502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LLMLLLLLLAALLGILLGLILVLRGKLSSRNK</text:p>
          </table:table-cell>
          <table:table-cell office:value-type="float" office:value="-205.628" calcext:value-type="float">
            <text:p>-205.628</text:p>
          </table:table-cell>
          <table:table-cell office:value-type="float" office:value="0.44572" calcext:value-type="float">
            <text:p>0.445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LMLLLLLLAALLGILLGLLGVLLNKLNNRNK</text:p>
          </table:table-cell>
          <table:table-cell office:value-type="float" office:value="-212.888" calcext:value-type="float">
            <text:p>-212.888</text:p>
          </table:table-cell>
          <table:table-cell office:value-type="float" office:value="0.537515" calcext:value-type="float">
            <text:p>0.537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LLMLLLLLLAALLGILTGLLMVLLWKANMRNK</text:p>
          </table:table-cell>
          <table:table-cell office:value-type="float" office:value="-216.308" calcext:value-type="float">
            <text:p>-216.308</text:p>
          </table:table-cell>
          <table:table-cell office:value-type="float" office:value="0.548311" calcext:value-type="float">
            <text:p>0.548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LMLLLLLLAALLGILLGLLGVLLLKLNRRNK</text:p>
          </table:table-cell>
          <table:table-cell office:value-type="float" office:value="-212.674" calcext:value-type="float">
            <text:p>-212.674</text:p>
          </table:table-cell>
          <table:table-cell office:value-type="float" office:value="0.521726" calcext:value-type="float">
            <text:p>0.5217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LLMLLLLLLAALLGILLGLLGVLLNKLNSRNK</text:p>
          </table:table-cell>
          <table:table-cell office:value-type="float" office:value="-209.766" calcext:value-type="float">
            <text:p>-209.766</text:p>
          </table:table-cell>
          <table:table-cell office:value-type="float" office:value="0.495023" calcext:value-type="float">
            <text:p>0.495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LLMLLLLLLAALLGLLLGLLMVLLWKLNMRNK</text:p>
          </table:table-cell>
          <table:table-cell office:value-type="float" office:value="-219.521" calcext:value-type="float">
            <text:p>-219.521</text:p>
          </table:table-cell>
          <table:table-cell office:value-type="float" office:value="0.494712" calcext:value-type="float">
            <text:p>0.4947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LLMLLLLLLAALLGLLLGLIMVLLLKLNRRNK</text:p>
          </table:table-cell>
          <table:table-cell office:value-type="float" office:value="-217.08" calcext:value-type="float">
            <text:p>-217.08</text:p>
          </table:table-cell>
          <table:table-cell office:value-type="float" office:value="0.498612" calcext:value-type="float">
            <text:p>0.4986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LLLLLILLLAALLGLLIGLLLVLLLKLNSRNK</text:p>
          </table:table-cell>
          <table:table-cell office:value-type="float" office:value="-218.893" calcext:value-type="float">
            <text:p>-218.893</text:p>
          </table:table-cell>
          <table:table-cell office:value-type="float" office:value="0.443363" calcext:value-type="float">
            <text:p>0.443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LLMLLLLLLAALLGILLGLLGVLLLKLNRRNK</text:p>
          </table:table-cell>
          <table:table-cell office:value-type="float" office:value="-211.81" calcext:value-type="float">
            <text:p>-211.81</text:p>
          </table:table-cell>
          <table:table-cell office:value-type="float" office:value="0.513103" calcext:value-type="float">
            <text:p>0.513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LMLLLLLLAALLGLLLGLLMVLLLKLNSRNK</text:p>
          </table:table-cell>
          <table:table-cell office:value-type="float" office:value="-216.893" calcext:value-type="float">
            <text:p>-216.893</text:p>
          </table:table-cell>
          <table:table-cell office:value-type="float" office:value="0.481336" calcext:value-type="float">
            <text:p>0.481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LMLLLLLLAALLGILLGLIWVLRKKLNNRNK</text:p>
          </table:table-cell>
          <table:table-cell office:value-type="float" office:value="-215.702" calcext:value-type="float">
            <text:p>-215.702</text:p>
          </table:table-cell>
          <table:table-cell office:value-type="float" office:value="0.48119" calcext:value-type="float">
            <text:p>0.48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LLMLLLLLLAALLGILLGIIGVLRRKLTSRNE</text:p>
          </table:table-cell>
          <table:table-cell office:value-type="float" office:value="-207.453" calcext:value-type="float">
            <text:p>-207.453</text:p>
          </table:table-cell>
          <table:table-cell office:value-type="float" office:value="0.528118" calcext:value-type="float">
            <text:p>0.5281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LLMLLLLLLAALLGLLLGLLMVLLLKALLRNK</text:p>
          </table:table-cell>
          <table:table-cell office:value-type="float" office:value="-216.781" calcext:value-type="float">
            <text:p>-216.781</text:p>
          </table:table-cell>
          <table:table-cell office:value-type="float" office:value="0.438375" calcext:value-type="float">
            <text:p>0.4383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LMLLLLLLAALLGILLGLLMVLWLKLARRRK</text:p>
          </table:table-cell>
          <table:table-cell office:value-type="float" office:value="-217.982" calcext:value-type="float">
            <text:p>-217.982</text:p>
          </table:table-cell>
          <table:table-cell office:value-type="float" office:value="0.498827" calcext:value-type="float">
            <text:p>0.4988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LLMLLLLLLAALLGLLLGLLGVLLMKLNLRNK</text:p>
          </table:table-cell>
          <table:table-cell office:value-type="float" office:value="-213.562" calcext:value-type="float">
            <text:p>-213.562</text:p>
          </table:table-cell>
          <table:table-cell office:value-type="float" office:value="0.459739" calcext:value-type="float">
            <text:p>0.459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LLMLLLLLLAALLGILLGLLGVLLVKLNSRNK</text:p>
          </table:table-cell>
          <table:table-cell office:value-type="float" office:value="-210.397" calcext:value-type="float">
            <text:p>-210.397</text:p>
          </table:table-cell>
          <table:table-cell office:value-type="float" office:value="0.490602" calcext:value-type="float">
            <text:p>0.4906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LLMLLLLLLAALLGILLGLLMVLLWKLNSRNK</text:p>
          </table:table-cell>
          <table:table-cell office:value-type="float" office:value="-216.328" calcext:value-type="float">
            <text:p>-216.328</text:p>
          </table:table-cell>
          <table:table-cell office:value-type="float" office:value="0.562655" calcext:value-type="float">
            <text:p>0.5626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LLMLLLLLLAALLGLLLGLLMVLLLKLNSRNK</text:p>
          </table:table-cell>
          <table:table-cell office:value-type="float" office:value="-216.476" calcext:value-type="float">
            <text:p>-216.476</text:p>
          </table:table-cell>
          <table:table-cell office:value-type="float" office:value="0.566876" calcext:value-type="float">
            <text:p>0.5668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LMLLLLLLAALLGILLGLLGVLLLKLNLRNK</text:p>
          </table:table-cell>
          <table:table-cell office:value-type="float" office:value="-215.026" calcext:value-type="float">
            <text:p>-215.026</text:p>
          </table:table-cell>
          <table:table-cell office:value-type="float" office:value="0.578481" calcext:value-type="float">
            <text:p>0.578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LLMLLLLLLAALLGLLLGLIMVLLLKLNLRNK</text:p>
          </table:table-cell>
          <table:table-cell office:value-type="float" office:value="-215.465" calcext:value-type="float">
            <text:p>-215.465</text:p>
          </table:table-cell>
          <table:table-cell office:value-type="float" office:value="0.430744" calcext:value-type="float">
            <text:p>0.4307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LLMLLLLLLAALLGILLGLIGIWLMKLNSRNK</text:p>
          </table:table-cell>
          <table:table-cell office:value-type="float" office:value="-212.758" calcext:value-type="float">
            <text:p>-212.758</text:p>
          </table:table-cell>
          <table:table-cell office:value-type="float" office:value="0.491152" calcext:value-type="float">
            <text:p>0.491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LLLLLLLLAALLGILLGLLLTLRGKLTSRNK</text:p>
          </table:table-cell>
          <table:table-cell office:value-type="float" office:value="-206.343" calcext:value-type="float">
            <text:p>-206.343</text:p>
          </table:table-cell>
          <table:table-cell office:value-type="float" office:value="0.485837" calcext:value-type="float">
            <text:p>0.4858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LMLLLLLLAALLGLLLGLIGVLRNKLNSRNK</text:p>
          </table:table-cell>
          <table:table-cell office:value-type="float" office:value="-209.695" calcext:value-type="float">
            <text:p>-209.695</text:p>
          </table:table-cell>
          <table:table-cell office:value-type="float" office:value="0.617035" calcext:value-type="float">
            <text:p>0.617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LLMLLLLLLAALLGILLGLLGVLLLKLNRRNK</text:p>
          </table:table-cell>
          <table:table-cell office:value-type="float" office:value="-212.937" calcext:value-type="float">
            <text:p>-212.937</text:p>
          </table:table-cell>
          <table:table-cell office:value-type="float" office:value="0.477389" calcext:value-type="float">
            <text:p>0.4773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LMLLLLLLAALLGILLGLIMVILNNLNSRNK</text:p>
          </table:table-cell>
          <table:table-cell office:value-type="float" office:value="-211.762" calcext:value-type="float">
            <text:p>-211.762</text:p>
          </table:table-cell>
          <table:table-cell office:value-type="float" office:value="0.484774" calcext:value-type="float">
            <text:p>0.4847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LMLLLLLLAALLGLLLGLIMVLLLKRLLRRK</text:p>
          </table:table-cell>
          <table:table-cell office:value-type="float" office:value="-221.02" calcext:value-type="float">
            <text:p>-221.02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LLMLLLLLIAAILGLLLGLLMVLLLKANLRNK</text:p>
          </table:table-cell>
          <table:table-cell office:value-type="float" office:value="-215.529" calcext:value-type="float">
            <text:p>-215.529</text:p>
          </table:table-cell>
          <table:table-cell office:value-type="float" office:value="0.531391" calcext:value-type="float">
            <text:p>0.531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LMLLLLLLAALLGILTGLLMVLLLKLNSRNK</text:p>
          </table:table-cell>
          <table:table-cell office:value-type="float" office:value="-214.882" calcext:value-type="float">
            <text:p>-214.882</text:p>
          </table:table-cell>
          <table:table-cell office:value-type="float" office:value="0.499377" calcext:value-type="float">
            <text:p>0.4993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LLLLLILLLAALLGILLGLLMVLLLKLNLRNK</text:p>
          </table:table-cell>
          <table:table-cell office:value-type="float" office:value="-213.156" calcext:value-type="float">
            <text:p>-213.156</text:p>
          </table:table-cell>
          <table:table-cell office:value-type="float" office:value="0.451043" calcext:value-type="float">
            <text:p>0.451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LLMLLLLLLAALLGILLGLLGVLLWKLTSRNK</text:p>
          </table:table-cell>
          <table:table-cell office:value-type="float" office:value="-211.143" calcext:value-type="float">
            <text:p>-211.143</text:p>
          </table:table-cell>
          <table:table-cell office:value-type="float" office:value="0.551973" calcext:value-type="float">
            <text:p>0.551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LLMLLLLLLAALLGILLGLLGVLLWKLNTRNK</text:p>
          </table:table-cell>
          <table:table-cell office:value-type="float" office:value="-214.88" calcext:value-type="float">
            <text:p>-214.88</text:p>
          </table:table-cell>
          <table:table-cell office:value-type="float" office:value="0.551737" calcext:value-type="float">
            <text:p>0.551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LLMLLLLLLAALLGILLGLLLVLLWKLNMRNK</text:p>
          </table:table-cell>
          <table:table-cell office:value-type="float" office:value="-219.842" calcext:value-type="float">
            <text:p>-219.842</text:p>
          </table:table-cell>
          <table:table-cell office:value-type="float" office:value="0.473348" calcext:value-type="float">
            <text:p>0.4733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LLMLLLLLLAALLGILLGLLGVLLLKLNSRNK</text:p>
          </table:table-cell>
          <table:table-cell office:value-type="float" office:value="-211.022" calcext:value-type="float">
            <text:p>-211.022</text:p>
          </table:table-cell>
          <table:table-cell office:value-type="float" office:value="0.554767" calcext:value-type="float">
            <text:p>0.5547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LLMLLLLLLAALLGILLGLLGVLLLKLNRRNK</text:p>
          </table:table-cell>
          <table:table-cell office:value-type="float" office:value="-213.85" calcext:value-type="float">
            <text:p>-213.85</text:p>
          </table:table-cell>
          <table:table-cell office:value-type="float" office:value="0.522493" calcext:value-type="float">
            <text:p>0.5224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LLLLLLLLLAALLGLLLGLLMVLLLKLNLRNK</text:p>
          </table:table-cell>
          <table:table-cell office:value-type="float" office:value="-217.166" calcext:value-type="float">
            <text:p>-217.166</text:p>
          </table:table-cell>
          <table:table-cell office:value-type="float" office:value="0.520273" calcext:value-type="float">
            <text:p>0.520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LLMLLLLLLAALLGILLGLLGVLLMKLNLRNK</text:p>
          </table:table-cell>
          <table:table-cell office:value-type="float" office:value="-209.456" calcext:value-type="float">
            <text:p>-209.456</text:p>
          </table:table-cell>
          <table:table-cell office:value-type="float" office:value="0.476026" calcext:value-type="float">
            <text:p>0.476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LLMLLLLLLAALLGMLLGIIMVLLLKLLLRNK</text:p>
          </table:table-cell>
          <table:table-cell office:value-type="float" office:value="-214.259" calcext:value-type="float">
            <text:p>-214.259</text:p>
          </table:table-cell>
          <table:table-cell office:value-type="float" office:value="0.4978" calcext:value-type="float">
            <text:p>0.4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LLMLLLLLLAALLGILLGLLGVLLMKLNSRNK</text:p>
          </table:table-cell>
          <table:table-cell office:value-type="float" office:value="-212.415" calcext:value-type="float">
            <text:p>-212.415</text:p>
          </table:table-cell>
          <table:table-cell office:value-type="float" office:value="0.544117" calcext:value-type="float">
            <text:p>0.544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LLLLLILLLAALLGILTGLLLVLLLKLNLRNK</text:p>
          </table:table-cell>
          <table:table-cell office:value-type="float" office:value="-213.476" calcext:value-type="float">
            <text:p>-213.476</text:p>
          </table:table-cell>
          <table:table-cell office:value-type="float" office:value="0.549208" calcext:value-type="float">
            <text:p>0.549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LLMLLLLLLAALLGILLGLLGVLLWKLNLRNK</text:p>
          </table:table-cell>
          <table:table-cell office:value-type="float" office:value="-212.537" calcext:value-type="float">
            <text:p>-212.537</text:p>
          </table:table-cell>
          <table:table-cell office:value-type="float" office:value="0.490051" calcext:value-type="float">
            <text:p>0.4900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LLMLLLLLLAALLGILLGLLGVLLMKLNSRNK</text:p>
          </table:table-cell>
          <table:table-cell office:value-type="float" office:value="-211.964" calcext:value-type="float">
            <text:p>-211.964</text:p>
          </table:table-cell>
          <table:table-cell office:value-type="float" office:value="0.572581" calcext:value-type="float">
            <text:p>0.5725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LLMLLLLLLAALLGILLGLLGVLLWKLNTRNK</text:p>
          </table:table-cell>
          <table:table-cell office:value-type="float" office:value="-212.64" calcext:value-type="float">
            <text:p>-212.64</text:p>
          </table:table-cell>
          <table:table-cell office:value-type="float" office:value="0.484226" calcext:value-type="float">
            <text:p>0.484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LLLLLILLLAALLGILLGLLMVLLLKLRLRRK</text:p>
          </table:table-cell>
          <table:table-cell office:value-type="float" office:value="-217.577" calcext:value-type="float">
            <text:p>-217.577</text:p>
          </table:table-cell>
          <table:table-cell office:value-type="float" office:value="0.562631" calcext:value-type="float">
            <text:p>0.5626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LLMLLLLLLAALLGILLGLIGVLLLKLNLRNK</text:p>
          </table:table-cell>
          <table:table-cell office:value-type="float" office:value="-213.021" calcext:value-type="float">
            <text:p>-213.021</text:p>
          </table:table-cell>
          <table:table-cell office:value-type="float" office:value="0.507177" calcext:value-type="float">
            <text:p>0.5071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LLMLLLLLLAALLGILLGLIMVLLLKLNLRNK</text:p>
          </table:table-cell>
          <table:table-cell office:value-type="float" office:value="-215.721" calcext:value-type="float">
            <text:p>-215.721</text:p>
          </table:table-cell>
          <table:table-cell office:value-type="float" office:value="0.572623" calcext:value-type="float">
            <text:p>0.5726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LLLLILLLAALLGLLLGLIMVLLLKLNSRNK</text:p>
          </table:table-cell>
          <table:table-cell office:value-type="float" office:value="-217.118" calcext:value-type="float">
            <text:p>-217.118</text:p>
          </table:table-cell>
          <table:table-cell office:value-type="float" office:value="0.466398" calcext:value-type="float">
            <text:p>0.466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LLMLLLLLLAALLGILLGLLGVLLWKLRMRNK</text:p>
          </table:table-cell>
          <table:table-cell office:value-type="float" office:value="-211.958" calcext:value-type="float">
            <text:p>-211.958</text:p>
          </table:table-cell>
          <table:table-cell office:value-type="float" office:value="0.54545" calcext:value-type="float">
            <text:p>0.54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LLMLLLLLLAALLGLLLGLIMVLLLKLNLRNK</text:p>
          </table:table-cell>
          <table:table-cell office:value-type="float" office:value="-214.931" calcext:value-type="float">
            <text:p>-214.931</text:p>
          </table:table-cell>
          <table:table-cell office:value-type="float" office:value="0.482753" calcext:value-type="float">
            <text:p>0.4827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LLMLLLLLLAALLGILLGLLAVLLKKLNSRNK</text:p>
          </table:table-cell>
          <table:table-cell office:value-type="float" office:value="-211.294" calcext:value-type="float">
            <text:p>-211.294</text:p>
          </table:table-cell>
          <table:table-cell office:value-type="float" office:value="0.561953" calcext:value-type="float">
            <text:p>0.561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LLMLLLLLLAALLGILLGLLAVLLWKLNMRNK</text:p>
          </table:table-cell>
          <table:table-cell office:value-type="float" office:value="-216.822" calcext:value-type="float">
            <text:p>-216.822</text:p>
          </table:table-cell>
          <table:table-cell office:value-type="float" office:value="0.583489" calcext:value-type="float">
            <text:p>0.583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LMLLLLLLAALLGLLLGLLLVLLWKLNMRNK</text:p>
          </table:table-cell>
          <table:table-cell office:value-type="float" office:value="-220.128" calcext:value-type="float">
            <text:p>-220.128</text:p>
          </table:table-cell>
          <table:table-cell office:value-type="float" office:value="0.530201" calcext:value-type="float">
            <text:p>0.530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LMLLLLLLAALLGLLLGLIMVLLWKLNLRNK</text:p>
          </table:table-cell>
          <table:table-cell office:value-type="float" office:value="-219.77" calcext:value-type="float">
            <text:p>-219.77</text:p>
          </table:table-cell>
          <table:table-cell office:value-type="float" office:value="0.514767" calcext:value-type="float">
            <text:p>0.5147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LLMLLLLLLAALLGILLGLLGALLMKLNSRNK</text:p>
          </table:table-cell>
          <table:table-cell office:value-type="float" office:value="-214.609" calcext:value-type="float">
            <text:p>-214.609</text:p>
          </table:table-cell>
          <table:table-cell office:value-type="float" office:value="0.466901" calcext:value-type="float">
            <text:p>0.4669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LLMLLLLLLAALLGILTGLIAVLRMKLNSRNK</text:p>
          </table:table-cell>
          <table:table-cell office:value-type="float" office:value="-206.03" calcext:value-type="float">
            <text:p>-206.03</text:p>
          </table:table-cell>
          <table:table-cell office:value-type="float" office:value="0.582652" calcext:value-type="float">
            <text:p>0.5826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LLMLLLLLLAALLGILLGLLGVLLWKLNSRNK</text:p>
          </table:table-cell>
          <table:table-cell office:value-type="float" office:value="-212.538" calcext:value-type="float">
            <text:p>-212.538</text:p>
          </table:table-cell>
          <table:table-cell office:value-type="float" office:value="0.511643" calcext:value-type="float">
            <text:p>0.5116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LLMLLLLLLAALLGLLLGLIMVLLLKLNLRNK</text:p>
          </table:table-cell>
          <table:table-cell office:value-type="float" office:value="-214.625" calcext:value-type="float">
            <text:p>-214.625</text:p>
          </table:table-cell>
          <table:table-cell office:value-type="float" office:value="0.536074" calcext:value-type="float">
            <text:p>0.536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LLMLLLLLLAALLGILLGLLMVLLLKANLRNK</text:p>
          </table:table-cell>
          <table:table-cell office:value-type="float" office:value="-215.695" calcext:value-type="float">
            <text:p>-215.695</text:p>
          </table:table-cell>
          <table:table-cell office:value-type="float" office:value="0.527274" calcext:value-type="float">
            <text:p>0.527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LLLLILLLAALLGLLLGLIMVLLLKLNLRNK</text:p>
          </table:table-cell>
          <table:table-cell office:value-type="float" office:value="-214.055" calcext:value-type="float">
            <text:p>-214.055</text:p>
          </table:table-cell>
          <table:table-cell office:value-type="float" office:value="0.507655" calcext:value-type="float">
            <text:p>0.5076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LLMLLLLLLAALLGILLGLLWVLLWKANMRNK</text:p>
          </table:table-cell>
          <table:table-cell office:value-type="float" office:value="-219.707" calcext:value-type="float">
            <text:p>-219.707</text:p>
          </table:table-cell>
          <table:table-cell office:value-type="float" office:value="0.530787" calcext:value-type="float">
            <text:p>0.5307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LMLLLLLLAALLGILLGLLLVLLLKLNSRNK</text:p>
          </table:table-cell>
          <table:table-cell office:value-type="float" office:value="-217.456" calcext:value-type="float">
            <text:p>-217.456</text:p>
          </table:table-cell>
          <table:table-cell office:value-type="float" office:value="0.431464" calcext:value-type="float">
            <text:p>0.431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LLMLLLLLLAALLGLLLGLLMVLLLKANLRNK</text:p>
          </table:table-cell>
          <table:table-cell office:value-type="float" office:value="-217.931" calcext:value-type="float">
            <text:p>-217.931</text:p>
          </table:table-cell>
          <table:table-cell office:value-type="float" office:value="0.5574" calcext:value-type="float">
            <text:p>0.55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LLMLLLLLLAALLGILLGLLGVLRKKLNSRNK</text:p>
          </table:table-cell>
          <table:table-cell office:value-type="float" office:value="-207.666" calcext:value-type="float">
            <text:p>-207.666</text:p>
          </table:table-cell>
          <table:table-cell office:value-type="float" office:value="0.489695" calcext:value-type="float">
            <text:p>0.4896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LMLLLLLLAALLGILLGLLMVLLLKLNLRNK</text:p>
          </table:table-cell>
          <table:table-cell office:value-type="float" office:value="-214.192" calcext:value-type="float">
            <text:p>-214.192</text:p>
          </table:table-cell>
          <table:table-cell office:value-type="float" office:value="0.440563" calcext:value-type="float">
            <text:p>0.4405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LLLLILLLAALLGILLGLLMVLWLKLNLRNK</text:p>
          </table:table-cell>
          <table:table-cell office:value-type="float" office:value="-215.703" calcext:value-type="float">
            <text:p>-215.703</text:p>
          </table:table-cell>
          <table:table-cell office:value-type="float" office:value="0.509176" calcext:value-type="float">
            <text:p>0.509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LMLLLLLLAALLGILLGLIMVWLMKLNMRNK</text:p>
          </table:table-cell>
          <table:table-cell office:value-type="float" office:value="-214.089" calcext:value-type="float">
            <text:p>-214.089</text:p>
          </table:table-cell>
          <table:table-cell office:value-type="float" office:value="0.53923" calcext:value-type="float">
            <text:p>0.53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LLMLLLLLLAALLGILLGLLGVLLMKLNLRNK</text:p>
          </table:table-cell>
          <table:table-cell office:value-type="float" office:value="-211.263" calcext:value-type="float">
            <text:p>-211.263</text:p>
          </table:table-cell>
          <table:table-cell office:value-type="float" office:value="0.526025" calcext:value-type="float">
            <text:p>0.526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LLMLLLLLLAALLGLLLGLLMVLLLKANLRNK</text:p>
          </table:table-cell>
          <table:table-cell office:value-type="float" office:value="-215.237" calcext:value-type="float">
            <text:p>-215.237</text:p>
          </table:table-cell>
          <table:table-cell office:value-type="float" office:value="0.491444" calcext:value-type="float">
            <text:p>0.491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LLMLLLLLLAALLGILLGIIGVLRMKLNSRNK</text:p>
          </table:table-cell>
          <table:table-cell office:value-type="float" office:value="-205.994" calcext:value-type="float">
            <text:p>-205.994</text:p>
          </table:table-cell>
          <table:table-cell office:value-type="float" office:value="0.630778" calcext:value-type="float">
            <text:p>0.630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LLMLLLLLLAALLGILLGILGVLRKKLNLRNK</text:p>
          </table:table-cell>
          <table:table-cell office:value-type="float" office:value="-208.688" calcext:value-type="float">
            <text:p>-208.688</text:p>
          </table:table-cell>
          <table:table-cell office:value-type="float" office:value="0.527568" calcext:value-type="float">
            <text:p>0.5275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LLMLLLLLLAALLGILLGLLGVLLLKANRRNK</text:p>
          </table:table-cell>
          <table:table-cell office:value-type="float" office:value="-212.999" calcext:value-type="float">
            <text:p>-212.999</text:p>
          </table:table-cell>
          <table:table-cell office:value-type="float" office:value="0.507466" calcext:value-type="float">
            <text:p>0.5074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LLMLLLLLLAALLGILLGLLMVLLLKRLSRRK</text:p>
          </table:table-cell>
          <table:table-cell office:value-type="float" office:value="-217.613" calcext:value-type="float">
            <text:p>-217.613</text:p>
          </table:table-cell>
          <table:table-cell office:value-type="float" office:value="0.494907" calcext:value-type="float">
            <text:p>0.494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LLMLLLLLLAALLGILLGLLGVLLLKANRRNK</text:p>
          </table:table-cell>
          <table:table-cell office:value-type="float" office:value="-210.74" calcext:value-type="float">
            <text:p>-210.74</text:p>
          </table:table-cell>
          <table:table-cell office:value-type="float" office:value="0.51528" calcext:value-type="float">
            <text:p>0.51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LLMLLLLLLAALLGLLLGLLMVLLLKLNRRNK</text:p>
          </table:table-cell>
          <table:table-cell office:value-type="float" office:value="-218.412" calcext:value-type="float">
            <text:p>-218.412</text:p>
          </table:table-cell>
          <table:table-cell office:value-type="float" office:value="0.475258" calcext:value-type="float">
            <text:p>0.4752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LLMLLLLLLAALLGILLGLIAVWLWKLTRRNK</text:p>
          </table:table-cell>
          <table:table-cell office:value-type="float" office:value="-214.601" calcext:value-type="float">
            <text:p>-214.601</text:p>
          </table:table-cell>
          <table:table-cell office:value-type="float" office:value="0.653386" calcext:value-type="float">
            <text:p>0.6533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LLMLLLLLLAALLGILLGILAVLRNKLNSRNK</text:p>
          </table:table-cell>
          <table:table-cell office:value-type="float" office:value="-213.137" calcext:value-type="float">
            <text:p>-213.137</text:p>
          </table:table-cell>
          <table:table-cell office:value-type="float" office:value="0.612483" calcext:value-type="float">
            <text:p>0.6124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LLMLLLLLLAALLGILLGLLMVLLLKLNSRNK</text:p>
          </table:table-cell>
          <table:table-cell office:value-type="float" office:value="-213.632" calcext:value-type="float">
            <text:p>-213.632</text:p>
          </table:table-cell>
          <table:table-cell office:value-type="float" office:value="0.518032" calcext:value-type="float">
            <text:p>0.518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LLMLLLLLLAALLGLLLGLLMVLLLKANLRNK</text:p>
          </table:table-cell>
          <table:table-cell office:value-type="float" office:value="-217.554" calcext:value-type="float">
            <text:p>-217.554</text:p>
          </table:table-cell>
          <table:table-cell office:value-type="float" office:value="0.510382" calcext:value-type="float">
            <text:p>0.510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LMLLLLLLAALLGLLLGLLMVLLLKLNRRNK</text:p>
          </table:table-cell>
          <table:table-cell office:value-type="float" office:value="-218.417" calcext:value-type="float">
            <text:p>-218.417</text:p>
          </table:table-cell>
          <table:table-cell office:value-type="float" office:value="0.489495" calcext:value-type="float">
            <text:p>0.4894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LLMLLLLLLAALLGILTGLLAVLLMKLNSRNK</text:p>
          </table:table-cell>
          <table:table-cell office:value-type="float" office:value="-207.891" calcext:value-type="float">
            <text:p>-207.891</text:p>
          </table:table-cell>
          <table:table-cell office:value-type="float" office:value="0.580629" calcext:value-type="float">
            <text:p>0.5806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LLMLLLLLLAALLGILLGLLAVLLMKLNSRNK</text:p>
          </table:table-cell>
          <table:table-cell office:value-type="float" office:value="-209.916" calcext:value-type="float">
            <text:p>-209.916</text:p>
          </table:table-cell>
          <table:table-cell office:value-type="float" office:value="0.561199" calcext:value-type="float">
            <text:p>0.561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LMLLLLLLAALLGILLGIIGVLLMKLNSRNK</text:p>
          </table:table-cell>
          <table:table-cell office:value-type="float" office:value="-209.422" calcext:value-type="float">
            <text:p>-209.422</text:p>
          </table:table-cell>
          <table:table-cell office:value-type="float" office:value="0.635458" calcext:value-type="float">
            <text:p>0.6354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LLLLILLLAALLGLLLGLLMVLWLKAMRRNK</text:p>
          </table:table-cell>
          <table:table-cell office:value-type="float" office:value="-218.301" calcext:value-type="float">
            <text:p>-218.301</text:p>
          </table:table-cell>
          <table:table-cell office:value-type="float" office:value="0.535694" calcext:value-type="float">
            <text:p>0.5356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LLLLLLLLAALLGILLGLLGVLLVKLNLRNK</text:p>
          </table:table-cell>
          <table:table-cell office:value-type="float" office:value="-211.335" calcext:value-type="float">
            <text:p>-211.335</text:p>
          </table:table-cell>
          <table:table-cell office:value-type="float" office:value="0.466511" calcext:value-type="float">
            <text:p>0.466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LMLLLLLLAALLGILLGLLGVLLKKLNSRNK</text:p>
          </table:table-cell>
          <table:table-cell office:value-type="float" office:value="-210.896" calcext:value-type="float">
            <text:p>-210.896</text:p>
          </table:table-cell>
          <table:table-cell office:value-type="float" office:value="0.537308" calcext:value-type="float">
            <text:p>0.537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LLLLLILLLAALLGMLLGLLAVLKKKLNSRNK</text:p>
          </table:table-cell>
          <table:table-cell office:value-type="float" office:value="-210.363" calcext:value-type="float">
            <text:p>-210.363</text:p>
          </table:table-cell>
          <table:table-cell office:value-type="float" office:value="0.595867" calcext:value-type="float">
            <text:p>0.5958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LLMLLLLLLAALLGILLGLLGVLLMKLNLRNK</text:p>
          </table:table-cell>
          <table:table-cell office:value-type="float" office:value="-211.306" calcext:value-type="float">
            <text:p>-211.306</text:p>
          </table:table-cell>
          <table:table-cell office:value-type="float" office:value="0.513488" calcext:value-type="float">
            <text:p>0.5134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LLMLLLLLLAALLGILLGLIGVLRMKLNLRNK</text:p>
          </table:table-cell>
          <table:table-cell office:value-type="float" office:value="-206.578" calcext:value-type="float">
            <text:p>-206.578</text:p>
          </table:table-cell>
          <table:table-cell office:value-type="float" office:value="0.474237" calcext:value-type="float">
            <text:p>0.474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LLMLLLLLLAALLGILLGLIGVLLMKLNSRNK</text:p>
          </table:table-cell>
          <table:table-cell office:value-type="float" office:value="-210.531" calcext:value-type="float">
            <text:p>-210.531</text:p>
          </table:table-cell>
          <table:table-cell office:value-type="float" office:value="0.487234" calcext:value-type="float">
            <text:p>0.487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LLMLLLLLLAALLGLLLGLLGVLLLKLNSRNK</text:p>
          </table:table-cell>
          <table:table-cell office:value-type="float" office:value="-212.044" calcext:value-type="float">
            <text:p>-212.044</text:p>
          </table:table-cell>
          <table:table-cell office:value-type="float" office:value="0.475413" calcext:value-type="float">
            <text:p>0.4754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LMLLLLLLAALLGILLGLLMVLLLKLNLRNK</text:p>
          </table:table-cell>
          <table:table-cell office:value-type="float" office:value="-215.015" calcext:value-type="float">
            <text:p>-215.015</text:p>
          </table:table-cell>
          <table:table-cell office:value-type="float" office:value="0.525653" calcext:value-type="float">
            <text:p>0.525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LLMLLLLLLAALLGILLGLIGVLLLKLNRRNK</text:p>
          </table:table-cell>
          <table:table-cell office:value-type="float" office:value="-212.411" calcext:value-type="float">
            <text:p>-212.411</text:p>
          </table:table-cell>
          <table:table-cell office:value-type="float" office:value="0.421849" calcext:value-type="float">
            <text:p>0.421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LLMLLLLLLAALLGILLGILGVLWMKLMSRRK</text:p>
          </table:table-cell>
          <table:table-cell office:value-type="float" office:value="-212.427" calcext:value-type="float">
            <text:p>-212.427</text:p>
          </table:table-cell>
          <table:table-cell office:value-type="float" office:value="0.507117" calcext:value-type="float">
            <text:p>0.507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LLMLLLLLLAALLGLLLGLLGVLRWKLSSRNK</text:p>
          </table:table-cell>
          <table:table-cell office:value-type="float" office:value="-212.379" calcext:value-type="float">
            <text:p>-212.379</text:p>
          </table:table-cell>
          <table:table-cell office:value-type="float" office:value="0.594637" calcext:value-type="float">
            <text:p>0.5946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LLMLLLLLLAALLGILLGLLAVLRKKLNSRNK</text:p>
          </table:table-cell>
          <table:table-cell office:value-type="float" office:value="-208.995" calcext:value-type="float">
            <text:p>-208.995</text:p>
          </table:table-cell>
          <table:table-cell office:value-type="float" office:value="0.548582" calcext:value-type="float">
            <text:p>0.5485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LLMLLLLLLAALLGILLGLLGVLLLKANRRNK</text:p>
          </table:table-cell>
          <table:table-cell office:value-type="float" office:value="-212.804" calcext:value-type="float">
            <text:p>-212.804</text:p>
          </table:table-cell>
          <table:table-cell office:value-type="float" office:value="0.493197" calcext:value-type="float">
            <text:p>0.493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LLMLLLLLLAALLGILLGLLGVLLLKANRRNK</text:p>
          </table:table-cell>
          <table:table-cell office:value-type="float" office:value="-213.873" calcext:value-type="float">
            <text:p>-213.873</text:p>
          </table:table-cell>
          <table:table-cell office:value-type="float" office:value="0.486873" calcext:value-type="float">
            <text:p>0.486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LLMLLLLLLAALLGLLLGLLWVLRLKLRLRNK</text:p>
          </table:table-cell>
          <table:table-cell office:value-type="float" office:value="-214.418" calcext:value-type="float">
            <text:p>-214.418</text:p>
          </table:table-cell>
          <table:table-cell office:value-type="float" office:value="0.519816" calcext:value-type="float">
            <text:p>0.5198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LMLLLLLLAALLGILLGLLMVLLLKLIRRMK</text:p>
          </table:table-cell>
          <table:table-cell office:value-type="float" office:value="-216.778" calcext:value-type="float">
            <text:p>-216.778</text:p>
          </table:table-cell>
          <table:table-cell office:value-type="float" office:value="0.535712" calcext:value-type="float">
            <text:p>0.535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LMLLLLLLAALLGILLGLLGILLMKLNSRNK</text:p>
          </table:table-cell>
          <table:table-cell office:value-type="float" office:value="-211.43" calcext:value-type="float">
            <text:p>-211.43</text:p>
          </table:table-cell>
          <table:table-cell office:value-type="float" office:value="0.540259" calcext:value-type="float">
            <text:p>0.540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LLMLLLLLLAALLGLLLGLLMVLLMNLRRDNK</text:p>
          </table:table-cell>
          <table:table-cell office:value-type="float" office:value="-214.679" calcext:value-type="float">
            <text:p>-214.679</text:p>
          </table:table-cell>
          <table:table-cell office:value-type="float" office:value="0.528563" calcext:value-type="float">
            <text:p>0.5285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LLLLLILLLAALLGMLLGLLGVLLLKANRRNK</text:p>
          </table:table-cell>
          <table:table-cell office:value-type="float" office:value="-213" calcext:value-type="float">
            <text:p>-213</text:p>
          </table:table-cell>
          <table:table-cell office:value-type="float" office:value="0.534524" calcext:value-type="float">
            <text:p>0.5345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LMLLLLLLAALLGLLLGLIMVLLLKLNLRNK</text:p>
          </table:table-cell>
          <table:table-cell office:value-type="float" office:value="-215.497" calcext:value-type="float">
            <text:p>-215.497</text:p>
          </table:table-cell>
          <table:table-cell office:value-type="float" office:value="0.449682" calcext:value-type="float">
            <text:p>0.4496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LLMLLLLLLAALLGLLLGLLMVLLLKLNRRNK</text:p>
          </table:table-cell>
          <table:table-cell office:value-type="float" office:value="-217.377" calcext:value-type="float">
            <text:p>-217.377</text:p>
          </table:table-cell>
          <table:table-cell office:value-type="float" office:value="0.495222" calcext:value-type="float">
            <text:p>0.4952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LLMLLLLLLAALLGLLLGLLMVLLLKLNSRNK</text:p>
          </table:table-cell>
          <table:table-cell office:value-type="float" office:value="-216.811" calcext:value-type="float">
            <text:p>-216.811</text:p>
          </table:table-cell>
          <table:table-cell office:value-type="float" office:value="0.470938" calcext:value-type="float">
            <text:p>0.470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LLMLLLLLLAALLGILLGLLGVLLLKLNRRNK</text:p>
          </table:table-cell>
          <table:table-cell office:value-type="float" office:value="-212.434" calcext:value-type="float">
            <text:p>-212.434</text:p>
          </table:table-cell>
          <table:table-cell office:value-type="float" office:value="0.477364" calcext:value-type="float">
            <text:p>0.4773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LLMLLLLLLAALLGILLGLIWVIRNNLNLRNK</text:p>
          </table:table-cell>
          <table:table-cell office:value-type="float" office:value="-209.785" calcext:value-type="float">
            <text:p>-209.785</text:p>
          </table:table-cell>
          <table:table-cell office:value-type="float" office:value="0.565385" calcext:value-type="float">
            <text:p>0.5653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LLLLLILLLAALLGILLGLLMVLLWKANTRNK</text:p>
          </table:table-cell>
          <table:table-cell office:value-type="float" office:value="-218.651" calcext:value-type="float">
            <text:p>-218.651</text:p>
          </table:table-cell>
          <table:table-cell office:value-type="float" office:value="0.528854" calcext:value-type="float">
            <text:p>0.528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LMLLLLLLAALLGILLGLLGVLLMKLNSRNK</text:p>
          </table:table-cell>
          <table:table-cell office:value-type="float" office:value="-210.794" calcext:value-type="float">
            <text:p>-210.794</text:p>
          </table:table-cell>
          <table:table-cell office:value-type="float" office:value="0.488531" calcext:value-type="float">
            <text:p>0.488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LMLLLLLLAALLGILLGILAVLLKKLNSRNK</text:p>
          </table:table-cell>
          <table:table-cell office:value-type="float" office:value="-212.616" calcext:value-type="float">
            <text:p>-212.616</text:p>
          </table:table-cell>
          <table:table-cell office:value-type="float" office:value="0.56333" calcext:value-type="float">
            <text:p>0.56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LLMLLLLLLAALLGILLGLIMMLLLKAILRMK</text:p>
          </table:table-cell>
          <table:table-cell office:value-type="float" office:value="-216.167" calcext:value-type="float">
            <text:p>-216.167</text:p>
          </table:table-cell>
          <table:table-cell office:value-type="float" office:value="0.459925" calcext:value-type="float">
            <text:p>0.459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LLMLLLLLLAALLGMLLGIIGILLLKLNRRNK</text:p>
          </table:table-cell>
          <table:table-cell office:value-type="float" office:value="-213.755" calcext:value-type="float">
            <text:p>-213.755</text:p>
          </table:table-cell>
          <table:table-cell office:value-type="float" office:value="0.516383" calcext:value-type="float">
            <text:p>0.516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LLMLLLLLLAALLGILLGLIGVWRMKLNSRNK</text:p>
          </table:table-cell>
          <table:table-cell office:value-type="float" office:value="-207.406" calcext:value-type="float">
            <text:p>-207.406</text:p>
          </table:table-cell>
          <table:table-cell office:value-type="float" office:value="0.536569" calcext:value-type="float">
            <text:p>0.5365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LLLLLILLLAALLGILLGLLMVLLLKLNSRNK</text:p>
          </table:table-cell>
          <table:table-cell office:value-type="float" office:value="-214.294" calcext:value-type="float">
            <text:p>-214.294</text:p>
          </table:table-cell>
          <table:table-cell office:value-type="float" office:value="0.520849" calcext:value-type="float">
            <text:p>0.520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LMLLLLLLAALLGILLGLLGVLRKKLDSRNK</text:p>
          </table:table-cell>
          <table:table-cell office:value-type="float" office:value="-209.743" calcext:value-type="float">
            <text:p>-209.743</text:p>
          </table:table-cell>
          <table:table-cell office:value-type="float" office:value="0.540125" calcext:value-type="float">
            <text:p>0.540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LLLLLILLLAALLGILLGLIGVWLLKLNLRNK</text:p>
          </table:table-cell>
          <table:table-cell office:value-type="float" office:value="-212.005" calcext:value-type="float">
            <text:p>-212.005</text:p>
          </table:table-cell>
          <table:table-cell office:value-type="float" office:value="0.536354" calcext:value-type="float">
            <text:p>0.536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LLLLLILLLAALLGILLGLLLVLLKKRNSRRK</text:p>
          </table:table-cell>
          <table:table-cell office:value-type="float" office:value="-221.515" calcext:value-type="float">
            <text:p>-221.515</text:p>
          </table:table-cell>
          <table:table-cell office:value-type="float" office:value="0.557841" calcext:value-type="float">
            <text:p>0.557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LLMLLLLLLAALLGLLLGLLGVLLLKLNSRNK</text:p>
          </table:table-cell>
          <table:table-cell office:value-type="float" office:value="-211.619" calcext:value-type="float">
            <text:p>-211.619</text:p>
          </table:table-cell>
          <table:table-cell office:value-type="float" office:value="0.566448" calcext:value-type="float">
            <text:p>0.5664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LLMLLLLLLAALLGILLGLLWVLLLKLNSRNK</text:p>
          </table:table-cell>
          <table:table-cell office:value-type="float" office:value="-219.416" calcext:value-type="float">
            <text:p>-219.416</text:p>
          </table:table-cell>
          <table:table-cell office:value-type="float" office:value="0.492899" calcext:value-type="float">
            <text:p>0.492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LLMLLLLLLAALLGMLLGLIMVLLLKLNLRNK</text:p>
          </table:table-cell>
          <table:table-cell office:value-type="float" office:value="-215.04" calcext:value-type="float">
            <text:p>-215.04</text:p>
          </table:table-cell>
          <table:table-cell office:value-type="float" office:value="0.515912" calcext:value-type="float">
            <text:p>0.515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LLMLLLLLLAALLGILLGLLGVLLLKANLRNK</text:p>
          </table:table-cell>
          <table:table-cell office:value-type="float" office:value="-212.342" calcext:value-type="float">
            <text:p>-212.342</text:p>
          </table:table-cell>
          <table:table-cell office:value-type="float" office:value="0.545897" calcext:value-type="float">
            <text:p>0.5458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LLMLLLLLLAALLGLLLGLLGVLLLKLNSRNK</text:p>
          </table:table-cell>
          <table:table-cell office:value-type="float" office:value="-212.195" calcext:value-type="float">
            <text:p>-212.195</text:p>
          </table:table-cell>
          <table:table-cell office:value-type="float" office:value="0.446592" calcext:value-type="float">
            <text:p>0.4465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LLMLLLLLLAALLGILLGLLGVLLLKANRRNK</text:p>
          </table:table-cell>
          <table:table-cell office:value-type="float" office:value="-213.153" calcext:value-type="float">
            <text:p>-213.153</text:p>
          </table:table-cell>
          <table:table-cell office:value-type="float" office:value="0.517575" calcext:value-type="float">
            <text:p>0.5175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LLMLLLLLLAALLGILLGLLLVLLSKLNLRNK</text:p>
          </table:table-cell>
          <table:table-cell office:value-type="float" office:value="-214.143" calcext:value-type="float">
            <text:p>-214.143</text:p>
          </table:table-cell>
          <table:table-cell office:value-type="float" office:value="0.453421" calcext:value-type="float">
            <text:p>0.4534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LLMLLLLLLAALLGILLGLLLVLLSKRNLRRK</text:p>
          </table:table-cell>
          <table:table-cell office:value-type="float" office:value="-219.463" calcext:value-type="float">
            <text:p>-219.463</text:p>
          </table:table-cell>
          <table:table-cell office:value-type="float" office:value="0.550105" calcext:value-type="float">
            <text:p>0.550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LLMLLLLLLAALLGILLGLLMVLLLKLNLRNK</text:p>
          </table:table-cell>
          <table:table-cell office:value-type="float" office:value="-217.084" calcext:value-type="float">
            <text:p>-217.084</text:p>
          </table:table-cell>
          <table:table-cell office:value-type="float" office:value="0.499687" calcext:value-type="float">
            <text:p>0.499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LLLLLLLLLAALLGILLGLLLVLRGKLSSRNK</text:p>
          </table:table-cell>
          <table:table-cell office:value-type="float" office:value="-206.512" calcext:value-type="float">
            <text:p>-206.512</text:p>
          </table:table-cell>
          <table:table-cell office:value-type="float" office:value="0.473666" calcext:value-type="float">
            <text:p>0.4736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LMLLLLLLAALLGLLLGLLGVLLLKLNSRNK</text:p>
          </table:table-cell>
          <table:table-cell office:value-type="float" office:value="-211.904" calcext:value-type="float">
            <text:p>-211.904</text:p>
          </table:table-cell>
          <table:table-cell office:value-type="float" office:value="0.551672" calcext:value-type="float">
            <text:p>0.5516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LLMLLLLLLAALLGILLGLLGVLLMKLNSRNK</text:p>
          </table:table-cell>
          <table:table-cell office:value-type="float" office:value="-209.883" calcext:value-type="float">
            <text:p>-209.883</text:p>
          </table:table-cell>
          <table:table-cell office:value-type="float" office:value="0.498138" calcext:value-type="float">
            <text:p>0.498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LMLLLLLLAALLGLLLGLLLVLLLKLNSRNK</text:p>
          </table:table-cell>
          <table:table-cell office:value-type="float" office:value="-217.983" calcext:value-type="float">
            <text:p>-217.983</text:p>
          </table:table-cell>
          <table:table-cell office:value-type="float" office:value="0.493819" calcext:value-type="float">
            <text:p>0.4938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LLMLLLLLIAAILGILLGLIGVLRMKLNSRNK</text:p>
          </table:table-cell>
          <table:table-cell office:value-type="float" office:value="-207.222" calcext:value-type="float">
            <text:p>-207.222</text:p>
          </table:table-cell>
          <table:table-cell office:value-type="float" office:value="0.488851" calcext:value-type="float">
            <text:p>0.488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LLMLLLLLLAALLGILLGLLGVLLMKLNSRNK</text:p>
          </table:table-cell>
          <table:table-cell office:value-type="float" office:value="-208.813" calcext:value-type="float">
            <text:p>-208.813</text:p>
          </table:table-cell>
          <table:table-cell office:value-type="float" office:value="0.546698" calcext:value-type="float">
            <text:p>0.5466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LLMLLLLLLAALLGILLGLLGVLLLKLNSRNK</text:p>
          </table:table-cell>
          <table:table-cell office:value-type="float" office:value="-209.849" calcext:value-type="float">
            <text:p>-209.849</text:p>
          </table:table-cell>
          <table:table-cell office:value-type="float" office:value="0.599775" calcext:value-type="float">
            <text:p>0.5997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LMLLLLLLAALLGILLGLIGVLRRKLNTRRK</text:p>
          </table:table-cell>
          <table:table-cell office:value-type="float" office:value="-212.813" calcext:value-type="float">
            <text:p>-212.813</text:p>
          </table:table-cell>
          <table:table-cell office:value-type="float" office:value="0.535155" calcext:value-type="float">
            <text:p>0.535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LMLLLLLLAALLGLLLGLIMVLLLKLNRRNK</text:p>
          </table:table-cell>
          <table:table-cell office:value-type="float" office:value="-216.27" calcext:value-type="float">
            <text:p>-216.27</text:p>
          </table:table-cell>
          <table:table-cell office:value-type="float" office:value="0.449491" calcext:value-type="float">
            <text:p>0.4494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LMLLLLLLAALLGILLGLLMVLLLKLNLRNK</text:p>
          </table:table-cell>
          <table:table-cell office:value-type="float" office:value="-214.623" calcext:value-type="float">
            <text:p>-214.623</text:p>
          </table:table-cell>
          <table:table-cell office:value-type="float" office:value="0.486895" calcext:value-type="float">
            <text:p>0.486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LLMLLLLLLAALLGILLGILGVLLVKLNSRNK</text:p>
          </table:table-cell>
          <table:table-cell office:value-type="float" office:value="-211.339" calcext:value-type="float">
            <text:p>-211.339</text:p>
          </table:table-cell>
          <table:table-cell office:value-type="float" office:value="0.532912" calcext:value-type="float">
            <text:p>0.532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LMLLLLLLAALLGILLGLLAVLLNKLNNRNK</text:p>
          </table:table-cell>
          <table:table-cell office:value-type="float" office:value="-212.905" calcext:value-type="float">
            <text:p>-212.905</text:p>
          </table:table-cell>
          <table:table-cell office:value-type="float" office:value="0.529857" calcext:value-type="float">
            <text:p>0.5298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LLMLLLLLLAALLGILLGLLGVLLWKLSSRNK</text:p>
          </table:table-cell>
          <table:table-cell office:value-type="float" office:value="-212.966" calcext:value-type="float">
            <text:p>-212.966</text:p>
          </table:table-cell>
          <table:table-cell office:value-type="float" office:value="0.541364" calcext:value-type="float">
            <text:p>0.541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LLMLLLLLLAALLGILLGLIMVLLLKLNLRNK</text:p>
          </table:table-cell>
          <table:table-cell office:value-type="float" office:value="-214.013" calcext:value-type="float">
            <text:p>-214.013</text:p>
          </table:table-cell>
          <table:table-cell office:value-type="float" office:value="0.512835" calcext:value-type="float">
            <text:p>0.5128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LLMLLLLLLAALLGILTGLIMVLLLKLNRRNK</text:p>
          </table:table-cell>
          <table:table-cell office:value-type="float" office:value="-216.197" calcext:value-type="float">
            <text:p>-216.197</text:p>
          </table:table-cell>
          <table:table-cell office:value-type="float" office:value="0.4764" calcext:value-type="float">
            <text:p>0.47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LLMLLLLLLAALLGILLGLIAVLRMKLNSRNK</text:p>
          </table:table-cell>
          <table:table-cell office:value-type="float" office:value="-207.392" calcext:value-type="float">
            <text:p>-207.392</text:p>
          </table:table-cell>
          <table:table-cell office:value-type="float" office:value="0.570717" calcext:value-type="float">
            <text:p>0.5707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LLMLLLLLLAALLGILLGILGVLLKKLNSRNK</text:p>
          </table:table-cell>
          <table:table-cell office:value-type="float" office:value="-210.9" calcext:value-type="float">
            <text:p>-210.9</text:p>
          </table:table-cell>
          <table:table-cell office:value-type="float" office:value="0.531004" calcext:value-type="float">
            <text:p>0.531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LLMLLLLLLAALLGILLGLLGGLLNKLNSRNN</text:p>
          </table:table-cell>
          <table:table-cell office:value-type="float" office:value="-213.996" calcext:value-type="float">
            <text:p>-213.996</text:p>
          </table:table-cell>
          <table:table-cell office:value-type="float" office:value="0.551402" calcext:value-type="float">
            <text:p>0.551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LLMLLLLLLAALLGLLLGLLMVLLLKLNRRNK</text:p>
          </table:table-cell>
          <table:table-cell office:value-type="float" office:value="-217.275" calcext:value-type="float">
            <text:p>-217.275</text:p>
          </table:table-cell>
          <table:table-cell office:value-type="float" office:value="0.427662" calcext:value-type="float">
            <text:p>0.4276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LLLLLLILAALLGLLLGLLLVLRMKLNMRNK</text:p>
          </table:table-cell>
          <table:table-cell office:value-type="float" office:value="-211.674" calcext:value-type="float">
            <text:p>-211.674</text:p>
          </table:table-cell>
          <table:table-cell office:value-type="float" office:value="0.408962" calcext:value-type="float">
            <text:p>0.408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LLMLLLLLLAALLGLLLGLLMVLLLKLNRRNK</text:p>
          </table:table-cell>
          <table:table-cell office:value-type="float" office:value="-217.246" calcext:value-type="float">
            <text:p>-217.246</text:p>
          </table:table-cell>
          <table:table-cell office:value-type="float" office:value="0.484263" calcext:value-type="float">
            <text:p>0.484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LLLLLLLLAALLGILLGILAVLLMKLNSRNK</text:p>
          </table:table-cell>
          <table:table-cell office:value-type="float" office:value="-211.569" calcext:value-type="float">
            <text:p>-211.569</text:p>
          </table:table-cell>
          <table:table-cell office:value-type="float" office:value="0.497376" calcext:value-type="float">
            <text:p>0.497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LLMLLLLLLAALLGILLGLLMVLLLKLNSRNK</text:p>
          </table:table-cell>
          <table:table-cell office:value-type="float" office:value="-215.906" calcext:value-type="float">
            <text:p>-215.906</text:p>
          </table:table-cell>
          <table:table-cell office:value-type="float" office:value="0.507407" calcext:value-type="float">
            <text:p>0.507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LMLLLLLLAALLGILTGLIMVLLLKLNRRNK</text:p>
          </table:table-cell>
          <table:table-cell office:value-type="float" office:value="-213.442" calcext:value-type="float">
            <text:p>-213.442</text:p>
          </table:table-cell>
          <table:table-cell office:value-type="float" office:value="0.525775" calcext:value-type="float">
            <text:p>0.5257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LLMLLLLLLAALLGILLGLLGTLLMKLNSRNK</text:p>
          </table:table-cell>
          <table:table-cell office:value-type="float" office:value="-209.102" calcext:value-type="float">
            <text:p>-209.102</text:p>
          </table:table-cell>
          <table:table-cell office:value-type="float" office:value="0.517791" calcext:value-type="float">
            <text:p>0.5177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LLLLLLLILAALLGILLGLILVLRGKLNSRNK</text:p>
          </table:table-cell>
          <table:table-cell office:value-type="float" office:value="-210.703" calcext:value-type="float">
            <text:p>-210.703</text:p>
          </table:table-cell>
          <table:table-cell office:value-type="float" office:value="0.563152" calcext:value-type="float">
            <text:p>0.563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LLMLLLLLLAALLGLLLGLLMVLLLKLNSRNK</text:p>
          </table:table-cell>
          <table:table-cell office:value-type="float" office:value="-216.433" calcext:value-type="float">
            <text:p>-216.433</text:p>
          </table:table-cell>
          <table:table-cell office:value-type="float" office:value="0.44939" calcext:value-type="float">
            <text:p>0.44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LLMLLLLLLAALLGILLGILGVLLWKLNLRNK</text:p>
          </table:table-cell>
          <table:table-cell office:value-type="float" office:value="-213.402" calcext:value-type="float">
            <text:p>-213.402</text:p>
          </table:table-cell>
          <table:table-cell office:value-type="float" office:value="0.537228" calcext:value-type="float">
            <text:p>0.537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LLMLLLLLLAALLGILLGLLGVLRMKLNLRNK</text:p>
          </table:table-cell>
          <table:table-cell office:value-type="float" office:value="-207.548" calcext:value-type="float">
            <text:p>-207.548</text:p>
          </table:table-cell>
          <table:table-cell office:value-type="float" office:value="0.517852" calcext:value-type="float">
            <text:p>0.5178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LLMLLLLLLAALLGLLLGLLLVLLLLLNLRNK</text:p>
          </table:table-cell>
          <table:table-cell office:value-type="float" office:value="-215.478" calcext:value-type="float">
            <text:p>-215.478</text:p>
          </table:table-cell>
          <table:table-cell office:value-type="float" office:value="0.520705" calcext:value-type="float">
            <text:p>0.5207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LLMLLLLLLAALLGLLLGLLAVLLLKANLRNK</text:p>
          </table:table-cell>
          <table:table-cell office:value-type="float" office:value="-215.18" calcext:value-type="float">
            <text:p>-215.18</text:p>
          </table:table-cell>
          <table:table-cell office:value-type="float" office:value="0.545977" calcext:value-type="float">
            <text:p>0.545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LMLLLLLLAALLGILLGLILVLRGNLSSRNK</text:p>
          </table:table-cell>
          <table:table-cell office:value-type="float" office:value="-208.805" calcext:value-type="float">
            <text:p>-208.805</text:p>
          </table:table-cell>
          <table:table-cell office:value-type="float" office:value="0.475913" calcext:value-type="float">
            <text:p>0.475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LLMLLLLLLAALLGLLLGLLLVLLLKLNSRNK</text:p>
          </table:table-cell>
          <table:table-cell office:value-type="float" office:value="-218.518" calcext:value-type="float">
            <text:p>-218.518</text:p>
          </table:table-cell>
          <table:table-cell office:value-type="float" office:value="0.492668" calcext:value-type="float">
            <text:p>0.4926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LLLLLILLLAALLGILLGLLGVLLLKANRRNK</text:p>
          </table:table-cell>
          <table:table-cell office:value-type="float" office:value="-213.682" calcext:value-type="float">
            <text:p>-213.682</text:p>
          </table:table-cell>
          <table:table-cell office:value-type="float" office:value="0.541111" calcext:value-type="float">
            <text:p>0.541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LLMLLLLLLAALLGILLGLLGVLLLKLNLRNK</text:p>
          </table:table-cell>
          <table:table-cell office:value-type="float" office:value="-211.863" calcext:value-type="float">
            <text:p>-211.863</text:p>
          </table:table-cell>
          <table:table-cell office:value-type="float" office:value="0.496715" calcext:value-type="float">
            <text:p>0.496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LMLLLLLLAALLGILLGLIGVWIMKLNSRNK</text:p>
          </table:table-cell>
          <table:table-cell office:value-type="float" office:value="-211.032" calcext:value-type="float">
            <text:p>-211.032</text:p>
          </table:table-cell>
          <table:table-cell office:value-type="float" office:value="0.52055" calcext:value-type="float">
            <text:p>0.52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LMLLLLLLAALLGILLGLIGVWLMKRNSRNK</text:p>
          </table:table-cell>
          <table:table-cell office:value-type="float" office:value="-212.103" calcext:value-type="float">
            <text:p>-212.103</text:p>
          </table:table-cell>
          <table:table-cell office:value-type="float" office:value="0.604518" calcext:value-type="float">
            <text:p>0.6045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LMLLLLLLAALLGILLGILGVLLKKLNSRNK</text:p>
          </table:table-cell>
          <table:table-cell office:value-type="float" office:value="-212.065" calcext:value-type="float">
            <text:p>-212.065</text:p>
          </table:table-cell>
          <table:table-cell office:value-type="float" office:value="0.526711" calcext:value-type="float">
            <text:p>0.5267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LLLLLILLLAALLGMLLGLLGVLLWKLNLRNK</text:p>
          </table:table-cell>
          <table:table-cell office:value-type="float" office:value="-212.67" calcext:value-type="float">
            <text:p>-212.67</text:p>
          </table:table-cell>
          <table:table-cell office:value-type="float" office:value="0.564168" calcext:value-type="float">
            <text:p>0.564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LLMLLLLLLAALLGILTGLLMVLLLKLNRRNK</text:p>
          </table:table-cell>
          <table:table-cell office:value-type="float" office:value="-214.347" calcext:value-type="float">
            <text:p>-214.347</text:p>
          </table:table-cell>
          <table:table-cell office:value-type="float" office:value="0.516733" calcext:value-type="float">
            <text:p>0.516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LLMLLLLLLAALLGILLGLLGVLLNKLNSRNK</text:p>
          </table:table-cell>
          <table:table-cell office:value-type="float" office:value="-213.481" calcext:value-type="float">
            <text:p>-213.481</text:p>
          </table:table-cell>
          <table:table-cell office:value-type="float" office:value="0.542222" calcext:value-type="float">
            <text:p>0.542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LLMLLLLLLAALLGILLGLLLVLRAKLNSRNK</text:p>
          </table:table-cell>
          <table:table-cell office:value-type="float" office:value="-213.173" calcext:value-type="float">
            <text:p>-213.173</text:p>
          </table:table-cell>
          <table:table-cell office:value-type="float" office:value="0.52717" calcext:value-type="float">
            <text:p>0.527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LLMLLLLLLAALLGILLGILGVLRKKLNSRNK</text:p>
          </table:table-cell>
          <table:table-cell office:value-type="float" office:value="-207.318" calcext:value-type="float">
            <text:p>-207.318</text:p>
          </table:table-cell>
          <table:table-cell office:value-type="float" office:value="0.522822" calcext:value-type="float">
            <text:p>0.5228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LMLLLLLLAALLGLLLGLLLVLLLKRNSRRK</text:p>
          </table:table-cell>
          <table:table-cell office:value-type="float" office:value="-222.77" calcext:value-type="float">
            <text:p>-222.77</text:p>
          </table:table-cell>
          <table:table-cell office:value-type="float" office:value="0.513076" calcext:value-type="float">
            <text:p>0.5130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LLMLLLLLLAALLGLLLGLLMVLLLKAALRRK</text:p>
          </table:table-cell>
          <table:table-cell office:value-type="float" office:value="-216.9" calcext:value-type="float">
            <text:p>-216.9</text:p>
          </table:table-cell>
          <table:table-cell office:value-type="float" office:value="0.519557" calcext:value-type="float">
            <text:p>0.5195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LLLLILLLAALLGILLGLLLVLLLKLNSRNK</text:p>
          </table:table-cell>
          <table:table-cell office:value-type="float" office:value="-219.193" calcext:value-type="float">
            <text:p>-219.193</text:p>
          </table:table-cell>
          <table:table-cell office:value-type="float" office:value="0.536785" calcext:value-type="float">
            <text:p>0.5367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LLLLLILLLAALLGILLGLLGVLLLKANRRNK</text:p>
          </table:table-cell>
          <table:table-cell office:value-type="float" office:value="-213.029" calcext:value-type="float">
            <text:p>-213.029</text:p>
          </table:table-cell>
          <table:table-cell office:value-type="float" office:value="0.551455" calcext:value-type="float">
            <text:p>0.5514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LLMLLLLLLAALLGMLLGLIMVLLLKLNLRNK</text:p>
          </table:table-cell>
          <table:table-cell office:value-type="float" office:value="-214.359" calcext:value-type="float">
            <text:p>-214.359</text:p>
          </table:table-cell>
          <table:table-cell office:value-type="float" office:value="0.453834" calcext:value-type="float">
            <text:p>0.453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LLMLLLLLLAALLGILTGLLMVLLLKLNLRNK</text:p>
          </table:table-cell>
          <table:table-cell office:value-type="float" office:value="-213.578" calcext:value-type="float">
            <text:p>-213.578</text:p>
          </table:table-cell>
          <table:table-cell office:value-type="float" office:value="0.477107" calcext:value-type="float">
            <text:p>0.477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LLLLLILLLAALLGILLGLLGVLWKKLTNRRK</text:p>
          </table:table-cell>
          <table:table-cell office:value-type="float" office:value="-213.543" calcext:value-type="float">
            <text:p>-213.543</text:p>
          </table:table-cell>
          <table:table-cell office:value-type="float" office:value="0.49767" calcext:value-type="float">
            <text:p>0.497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LLMLLLLLLAALLGLLLGLIWVLRMKLNSRNK</text:p>
          </table:table-cell>
          <table:table-cell office:value-type="float" office:value="-213.685" calcext:value-type="float">
            <text:p>-213.685</text:p>
          </table:table-cell>
          <table:table-cell office:value-type="float" office:value="0.557862" calcext:value-type="float">
            <text:p>0.557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LLMLLLLLLAALLGILLGLLLVLRRKLNLRNK</text:p>
          </table:table-cell>
          <table:table-cell office:value-type="float" office:value="-213.075" calcext:value-type="float">
            <text:p>-213.075</text:p>
          </table:table-cell>
          <table:table-cell office:value-type="float" office:value="0.540686" calcext:value-type="float">
            <text:p>0.5406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LLMLLLLLLAALLGLLLGLLMVLLLKANRRNK</text:p>
          </table:table-cell>
          <table:table-cell office:value-type="float" office:value="-217.585" calcext:value-type="float">
            <text:p>-217.585</text:p>
          </table:table-cell>
          <table:table-cell office:value-type="float" office:value="0.416049" calcext:value-type="float">
            <text:p>0.4160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LLLLLILLLAALLGILLGLIMVLLWKANMRNK</text:p>
          </table:table-cell>
          <table:table-cell office:value-type="float" office:value="-218.816" calcext:value-type="float">
            <text:p>-218.816</text:p>
          </table:table-cell>
          <table:table-cell office:value-type="float" office:value="0.477087" calcext:value-type="float">
            <text:p>0.477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LLLLILLLAALLGILLGLLWVLLWKLNMRNK</text:p>
          </table:table-cell>
          <table:table-cell office:value-type="float" office:value="-220.148" calcext:value-type="float">
            <text:p>-220.148</text:p>
          </table:table-cell>
          <table:table-cell office:value-type="float" office:value="0.581768" calcext:value-type="float">
            <text:p>0.5817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LLMLLLLLLAALLGLLTGLLAVLLLKLNSRNK</text:p>
          </table:table-cell>
          <table:table-cell office:value-type="float" office:value="-211.055" calcext:value-type="float">
            <text:p>-211.055</text:p>
          </table:table-cell>
          <table:table-cell office:value-type="float" office:value="0.587019" calcext:value-type="float">
            <text:p>0.587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LMLLLLLLAALLGILLGLIMVLLLKLNRRNK</text:p>
          </table:table-cell>
          <table:table-cell office:value-type="float" office:value="-216.942" calcext:value-type="float">
            <text:p>-216.942</text:p>
          </table:table-cell>
          <table:table-cell office:value-type="float" office:value="0.437555" calcext:value-type="float">
            <text:p>0.4375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LLMLLLLLLAALLGILLGLLGVLLMKLNRRNK</text:p>
          </table:table-cell>
          <table:table-cell office:value-type="float" office:value="-210.629" calcext:value-type="float">
            <text:p>-210.629</text:p>
          </table:table-cell>
          <table:table-cell office:value-type="float" office:value="0.496135" calcext:value-type="float">
            <text:p>0.496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LLMLLLLLLAALLGILLGILGVLLKKLNSRNK</text:p>
          </table:table-cell>
          <table:table-cell office:value-type="float" office:value="-211.207" calcext:value-type="float">
            <text:p>-211.207</text:p>
          </table:table-cell>
          <table:table-cell office:value-type="float" office:value="0.547709" calcext:value-type="float">
            <text:p>0.5477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LMLLLLLLAALLGILLGLLGVLLWKLNRRNK</text:p>
          </table:table-cell>
          <table:table-cell office:value-type="float" office:value="-213.87" calcext:value-type="float">
            <text:p>-213.87</text:p>
          </table:table-cell>
          <table:table-cell office:value-type="float" office:value="0.544555" calcext:value-type="float">
            <text:p>0.5445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LLMLLLLLLAALLGLLLGLIMVLLLKLNLRNK</text:p>
          </table:table-cell>
          <table:table-cell office:value-type="float" office:value="-215.608" calcext:value-type="float">
            <text:p>-215.608</text:p>
          </table:table-cell>
          <table:table-cell office:value-type="float" office:value="0.489743" calcext:value-type="float">
            <text:p>0.4897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LLMLLLLLLAALLGILLGLLGVLLLKLNRRNK</text:p>
          </table:table-cell>
          <table:table-cell office:value-type="float" office:value="-215.197" calcext:value-type="float">
            <text:p>-215.197</text:p>
          </table:table-cell>
          <table:table-cell office:value-type="float" office:value="0.542151" calcext:value-type="float">
            <text:p>0.542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LMLLLLLLAALLGILLGLLLVLLLKLNRRNK</text:p>
          </table:table-cell>
          <table:table-cell office:value-type="float" office:value="-219.058" calcext:value-type="float">
            <text:p>-219.058</text:p>
          </table:table-cell>
          <table:table-cell office:value-type="float" office:value="0.511566" calcext:value-type="float">
            <text:p>0.5115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LMLLLLLLAALLGILLGLLGVLLNKLNSRNK</text:p>
          </table:table-cell>
          <table:table-cell office:value-type="float" office:value="-209.446" calcext:value-type="float">
            <text:p>-209.446</text:p>
          </table:table-cell>
          <table:table-cell office:value-type="float" office:value="0.479278" calcext:value-type="float">
            <text:p>0.479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LLMLLLLLLAALLGILLGLLGLLLNKLNLRNK</text:p>
          </table:table-cell>
          <table:table-cell office:value-type="float" office:value="-214.294" calcext:value-type="float">
            <text:p>-214.294</text:p>
          </table:table-cell>
          <table:table-cell office:value-type="float" office:value="0.424046" calcext:value-type="float">
            <text:p>0.424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LLMLLLLLLAALLGILLGLIMVLLLKLNRRNK</text:p>
          </table:table-cell>
          <table:table-cell office:value-type="float" office:value="-217.769" calcext:value-type="float">
            <text:p>-217.769</text:p>
          </table:table-cell>
          <table:table-cell office:value-type="float" office:value="0.508691" calcext:value-type="float">
            <text:p>0.5086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LLMLLLLLLAALLGILLGLLMVLLLKANLRNK</text:p>
          </table:table-cell>
          <table:table-cell office:value-type="float" office:value="-215.139" calcext:value-type="float">
            <text:p>-215.139</text:p>
          </table:table-cell>
          <table:table-cell office:value-type="float" office:value="0.46068" calcext:value-type="float">
            <text:p>0.46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LMLLLLLLAALLGLLLGLIMVLLWKLNMRNK</text:p>
          </table:table-cell>
          <table:table-cell office:value-type="float" office:value="-219.552" calcext:value-type="float">
            <text:p>-219.552</text:p>
          </table:table-cell>
          <table:table-cell office:value-type="float" office:value="0.514455" calcext:value-type="float">
            <text:p>0.5144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LLMLLLLLLAALLGILLGLIMVLLLKLNSRNK</text:p>
          </table:table-cell>
          <table:table-cell office:value-type="float" office:value="-215.266" calcext:value-type="float">
            <text:p>-215.266</text:p>
          </table:table-cell>
          <table:table-cell office:value-type="float" office:value="0.489909" calcext:value-type="float">
            <text:p>0.4899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LLLLLILLLAALLGILLGLLGVLLWKLNSRNK</text:p>
          </table:table-cell>
          <table:table-cell office:value-type="float" office:value="-212.277" calcext:value-type="float">
            <text:p>-212.277</text:p>
          </table:table-cell>
          <table:table-cell office:value-type="float" office:value="0.504849" calcext:value-type="float">
            <text:p>0.5048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LLMLLLLLLAALLGLLLGLLMVLLLKLNLRNK</text:p>
          </table:table-cell>
          <table:table-cell office:value-type="float" office:value="-216.459" calcext:value-type="float">
            <text:p>-216.459</text:p>
          </table:table-cell>
          <table:table-cell office:value-type="float" office:value="0.460016" calcext:value-type="float">
            <text:p>0.460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LLMLLLLLLAALLGILLGLLGVLLRKLTSRNK</text:p>
          </table:table-cell>
          <table:table-cell office:value-type="float" office:value="-210.619" calcext:value-type="float">
            <text:p>-210.619</text:p>
          </table:table-cell>
          <table:table-cell office:value-type="float" office:value="0.527777" calcext:value-type="float">
            <text:p>0.5277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LLMLLLLLLAALLGILTGILMVLLLKANSRNK</text:p>
          </table:table-cell>
          <table:table-cell office:value-type="float" office:value="-213.017" calcext:value-type="float">
            <text:p>-213.017</text:p>
          </table:table-cell>
          <table:table-cell office:value-type="float" office:value="0.506798" calcext:value-type="float">
            <text:p>0.5067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LLMLLLLLLAALLGILLGLLLVLLWKLNMRNK</text:p>
          </table:table-cell>
          <table:table-cell office:value-type="float" office:value="-219.765" calcext:value-type="float">
            <text:p>-219.765</text:p>
          </table:table-cell>
          <table:table-cell office:value-type="float" office:value="0.490778" calcext:value-type="float">
            <text:p>0.4907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LLMLLLLLLAALLGILLGLLLVLLLKLNLRNK</text:p>
          </table:table-cell>
          <table:table-cell office:value-type="float" office:value="-216.134" calcext:value-type="float">
            <text:p>-216.134</text:p>
          </table:table-cell>
          <table:table-cell office:value-type="float" office:value="0.453661" calcext:value-type="float">
            <text:p>0.4536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LLMLLLLLLAALLGLLLGLIMVLLLKLNLRNK</text:p>
          </table:table-cell>
          <table:table-cell office:value-type="float" office:value="-216.708" calcext:value-type="float">
            <text:p>-216.708</text:p>
          </table:table-cell>
          <table:table-cell office:value-type="float" office:value="0.482321" calcext:value-type="float">
            <text:p>0.482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LLMLLLLLLAALLGILLGLLGVLLLKLNLRNK</text:p>
          </table:table-cell>
          <table:table-cell office:value-type="float" office:value="-212.165" calcext:value-type="float">
            <text:p>-212.165</text:p>
          </table:table-cell>
          <table:table-cell office:value-type="float" office:value="0.435235" calcext:value-type="float">
            <text:p>0.435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LLMLLLLLLAALLGLLLGLLLVLLWKANTRNK</text:p>
          </table:table-cell>
          <table:table-cell office:value-type="float" office:value="-221.176" calcext:value-type="float">
            <text:p>-221.176</text:p>
          </table:table-cell>
          <table:table-cell office:value-type="float" office:value="0.576005" calcext:value-type="float">
            <text:p>0.576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LLLLLILLLAALLGMLLGIIGILLLKANLRNK</text:p>
          </table:table-cell>
          <table:table-cell office:value-type="float" office:value="-213.439" calcext:value-type="float">
            <text:p>-213.439</text:p>
          </table:table-cell>
          <table:table-cell office:value-type="float" office:value="0.500159" calcext:value-type="float">
            <text:p>0.500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LMLLLLLLAALLGILLGLLGVLLLKANRRNK</text:p>
          </table:table-cell>
          <table:table-cell office:value-type="float" office:value="-214.073" calcext:value-type="float">
            <text:p>-214.073</text:p>
          </table:table-cell>
          <table:table-cell office:value-type="float" office:value="0.48902" calcext:value-type="float">
            <text:p>0.489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LMLLLLLLAALLGLLLGLLWVLRLKLNLRNK</text:p>
          </table:table-cell>
          <table:table-cell office:value-type="float" office:value="-215.279" calcext:value-type="float">
            <text:p>-215.279</text:p>
          </table:table-cell>
          <table:table-cell office:value-type="float" office:value="0.524029" calcext:value-type="float">
            <text:p>0.5240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LLMLLLLLLAALLGILTGLIMVLLLKLNRRNK</text:p>
          </table:table-cell>
          <table:table-cell office:value-type="float" office:value="-215.118" calcext:value-type="float">
            <text:p>-215.118</text:p>
          </table:table-cell>
          <table:table-cell office:value-type="float" office:value="0.50161" calcext:value-type="float">
            <text:p>0.50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LLLLLILLLAALLGILLGILMVLLLKLNLRNK</text:p>
          </table:table-cell>
          <table:table-cell office:value-type="float" office:value="-215.305" calcext:value-type="float">
            <text:p>-215.305</text:p>
          </table:table-cell>
          <table:table-cell office:value-type="float" office:value="0.424683" calcext:value-type="float">
            <text:p>0.424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LLMLLLLLLAALLGILLGLIGVWRNKLNSRNN</text:p>
          </table:table-cell>
          <table:table-cell office:value-type="float" office:value="-205.522" calcext:value-type="float">
            <text:p>-205.522</text:p>
          </table:table-cell>
          <table:table-cell office:value-type="float" office:value="0.563172" calcext:value-type="float">
            <text:p>0.563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LMLLLLLLAALLGILTGLIMVLLLKLNRRNK</text:p>
          </table:table-cell>
          <table:table-cell office:value-type="float" office:value="-214.574" calcext:value-type="float">
            <text:p>-214.574</text:p>
          </table:table-cell>
          <table:table-cell office:value-type="float" office:value="0.515475" calcext:value-type="float">
            <text:p>0.515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LLMLLLLLLAALLGILLGLLGVLLLKANRRNK</text:p>
          </table:table-cell>
          <table:table-cell office:value-type="float" office:value="-212.753" calcext:value-type="float">
            <text:p>-212.753</text:p>
          </table:table-cell>
          <table:table-cell office:value-type="float" office:value="0.487615" calcext:value-type="float">
            <text:p>0.4876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LMLLLLLLAALLGILLGILAVLLLKLNLRNK</text:p>
          </table:table-cell>
          <table:table-cell office:value-type="float" office:value="-214.18" calcext:value-type="float">
            <text:p>-214.18</text:p>
          </table:table-cell>
          <table:table-cell office:value-type="float" office:value="0.485731" calcext:value-type="float">
            <text:p>0.485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LMLLLLLLAALLGILLGLLGVLLNKLNSRNK</text:p>
          </table:table-cell>
          <table:table-cell office:value-type="float" office:value="-211.902" calcext:value-type="float">
            <text:p>-211.902</text:p>
          </table:table-cell>
          <table:table-cell office:value-type="float" office:value="0.502477" calcext:value-type="float">
            <text:p>0.502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LLMLLLLLLAALLGLLLGLLLVLLLKANLRNK</text:p>
          </table:table-cell>
          <table:table-cell office:value-type="float" office:value="-216.998" calcext:value-type="float">
            <text:p>-216.998</text:p>
          </table:table-cell>
          <table:table-cell office:value-type="float" office:value="0.398901" calcext:value-type="float">
            <text:p>0.3989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LLMLLLLLLAALLGILLGILMVLLWKLANRRK</text:p>
          </table:table-cell>
          <table:table-cell office:value-type="float" office:value="-221.704" calcext:value-type="float">
            <text:p>-221.704</text:p>
          </table:table-cell>
          <table:table-cell office:value-type="float" office:value="0.516584" calcext:value-type="float">
            <text:p>0.516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LLMLLLLLLAALLGLLLGLLLVLLLKLNLRNK</text:p>
          </table:table-cell>
          <table:table-cell office:value-type="float" office:value="-217.908" calcext:value-type="float">
            <text:p>-217.908</text:p>
          </table:table-cell>
          <table:table-cell office:value-type="float" office:value="0.444398" calcext:value-type="float">
            <text:p>0.444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LLLLLLLLLAALLGLLLGLLMVLLLKRNLRRK</text:p>
          </table:table-cell>
          <table:table-cell office:value-type="float" office:value="-218.936" calcext:value-type="float">
            <text:p>-218.936</text:p>
          </table:table-cell>
          <table:table-cell office:value-type="float" office:value="0.513954" calcext:value-type="float">
            <text:p>0.513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LLMLLLLLLAALLGILLGLIGVLLLKLNRRNK</text:p>
          </table:table-cell>
          <table:table-cell office:value-type="float" office:value="-214.946" calcext:value-type="float">
            <text:p>-214.946</text:p>
          </table:table-cell>
          <table:table-cell office:value-type="float" office:value="0.490345" calcext:value-type="float">
            <text:p>0.4903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LMLLLLLLAALLGILLGLIMVWLMKLNMRNK</text:p>
          </table:table-cell>
          <table:table-cell office:value-type="float" office:value="-213.846" calcext:value-type="float">
            <text:p>-213.846</text:p>
          </table:table-cell>
          <table:table-cell office:value-type="float" office:value="0.479235" calcext:value-type="float">
            <text:p>0.479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LLMLLLLLLAALLGILLGLIGVWIMKLNSRNK</text:p>
          </table:table-cell>
          <table:table-cell office:value-type="float" office:value="-212.136" calcext:value-type="float">
            <text:p>-212.136</text:p>
          </table:table-cell>
          <table:table-cell office:value-type="float" office:value="0.510188" calcext:value-type="float">
            <text:p>0.510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LLMLLLLLLAALLGLLLGLIMVLLLKLNLRNK</text:p>
          </table:table-cell>
          <table:table-cell office:value-type="float" office:value="-216.842" calcext:value-type="float">
            <text:p>-216.842</text:p>
          </table:table-cell>
          <table:table-cell office:value-type="float" office:value="0.461591" calcext:value-type="float">
            <text:p>0.4615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LLMLLLLLLAALLGILLGLLALLRNKLNSRNK</text:p>
          </table:table-cell>
          <table:table-cell office:value-type="float" office:value="-215.388" calcext:value-type="float">
            <text:p>-215.388</text:p>
          </table:table-cell>
          <table:table-cell office:value-type="float" office:value="0.610291" calcext:value-type="float">
            <text:p>0.610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LLLLLLLLLAALLGILLGLIWTLRWKLTSRNK</text:p>
          </table:table-cell>
          <table:table-cell office:value-type="float" office:value="-210.687" calcext:value-type="float">
            <text:p>-210.687</text:p>
          </table:table-cell>
          <table:table-cell office:value-type="float" office:value="0.608479" calcext:value-type="float">
            <text:p>0.6084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LLLLLILLLAALLGLLLGLLMVLLLKAIRRMK</text:p>
          </table:table-cell>
          <table:table-cell office:value-type="float" office:value="-216.453" calcext:value-type="float">
            <text:p>-216.453</text:p>
          </table:table-cell>
          <table:table-cell office:value-type="float" office:value="0.397337" calcext:value-type="float">
            <text:p>0.397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LMLLLLLLAALLGLLLGLLMVLLLKALLRNK</text:p>
          </table:table-cell>
          <table:table-cell office:value-type="float" office:value="-215.422" calcext:value-type="float">
            <text:p>-215.422</text:p>
          </table:table-cell>
          <table:table-cell office:value-type="float" office:value="0.49132" calcext:value-type="float">
            <text:p>0.49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LLMLLLLLLAALLGILLGILGVLLKKLNSRNK</text:p>
          </table:table-cell>
          <table:table-cell office:value-type="float" office:value="-212.524" calcext:value-type="float">
            <text:p>-212.524</text:p>
          </table:table-cell>
          <table:table-cell office:value-type="float" office:value="0.502636" calcext:value-type="float">
            <text:p>0.502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LMLLLLLLAALLGLLLGLLMVLLLKANLRNK</text:p>
          </table:table-cell>
          <table:table-cell office:value-type="float" office:value="-216.102" calcext:value-type="float">
            <text:p>-216.102</text:p>
          </table:table-cell>
          <table:table-cell office:value-type="float" office:value="0.427543" calcext:value-type="float">
            <text:p>0.427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LLMLLLLLLAALLGLLLGLLMVLLLKANLRNK</text:p>
          </table:table-cell>
          <table:table-cell office:value-type="float" office:value="-216.755" calcext:value-type="float">
            <text:p>-216.755</text:p>
          </table:table-cell>
          <table:table-cell office:value-type="float" office:value="0.494322" calcext:value-type="float">
            <text:p>0.494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LLMLLLLLLAALLGLLLGLIMVLLLKLNLRNK</text:p>
          </table:table-cell>
          <table:table-cell office:value-type="float" office:value="-215.351" calcext:value-type="float">
            <text:p>-215.351</text:p>
          </table:table-cell>
          <table:table-cell office:value-type="float" office:value="0.47231" calcext:value-type="float">
            <text:p>0.47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LLMLLLLLLAALLGLLLGLLWVLLLKLNLRNK</text:p>
          </table:table-cell>
          <table:table-cell office:value-type="float" office:value="-217.285" calcext:value-type="float">
            <text:p>-217.285</text:p>
          </table:table-cell>
          <table:table-cell office:value-type="float" office:value="0.537702" calcext:value-type="float">
            <text:p>0.5377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LLMLLLLLLAALLGLLLGLLLVLLAKLISRMK</text:p>
          </table:table-cell>
          <table:table-cell office:value-type="float" office:value="-213.424" calcext:value-type="float">
            <text:p>-213.424</text:p>
          </table:table-cell>
          <table:table-cell office:value-type="float" office:value="0.479924" calcext:value-type="float">
            <text:p>0.4799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LLMLLLLLLAALLGILLGLLGALLLKLNSRNK</text:p>
          </table:table-cell>
          <table:table-cell office:value-type="float" office:value="-213.739" calcext:value-type="float">
            <text:p>-213.739</text:p>
          </table:table-cell>
          <table:table-cell office:value-type="float" office:value="0.553272" calcext:value-type="float">
            <text:p>0.553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LLLLLLLLLAALLGILLGLLGWLRNKLNSRNK</text:p>
          </table:table-cell>
          <table:table-cell office:value-type="float" office:value="-214.913" calcext:value-type="float">
            <text:p>-214.913</text:p>
          </table:table-cell>
          <table:table-cell office:value-type="float" office:value="0.522072" calcext:value-type="float">
            <text:p>0.522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LLLLLLLLLAALLGILLGLIGVLLLKLNRRNK</text:p>
          </table:table-cell>
          <table:table-cell office:value-type="float" office:value="-213.436" calcext:value-type="float">
            <text:p>-213.436</text:p>
          </table:table-cell>
          <table:table-cell office:value-type="float" office:value="0.496704" calcext:value-type="float">
            <text:p>0.4967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LMLLLLLLAALLGLLLGLLMVLLLKLNSRNK</text:p>
          </table:table-cell>
          <table:table-cell office:value-type="float" office:value="-215.941" calcext:value-type="float">
            <text:p>-215.941</text:p>
          </table:table-cell>
          <table:table-cell office:value-type="float" office:value="0.516582" calcext:value-type="float">
            <text:p>0.5165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LLMLLLLLLAALLGILLGLIGVLLRKLDLRNK</text:p>
          </table:table-cell>
          <table:table-cell office:value-type="float" office:value="-212.992" calcext:value-type="float">
            <text:p>-212.992</text:p>
          </table:table-cell>
          <table:table-cell office:value-type="float" office:value="0.506039" calcext:value-type="float">
            <text:p>0.506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LLMLLLLLLAALLGLLLGLLMVLLLKLNSRNK</text:p>
          </table:table-cell>
          <table:table-cell office:value-type="float" office:value="-216.214" calcext:value-type="float">
            <text:p>-216.214</text:p>
          </table:table-cell>
          <table:table-cell office:value-type="float" office:value="0.473893" calcext:value-type="float">
            <text:p>0.4738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LLMLLLLLLAALLGILLGLIGVLLLKLNLRNK</text:p>
          </table:table-cell>
          <table:table-cell office:value-type="float" office:value="-213.415" calcext:value-type="float">
            <text:p>-213.415</text:p>
          </table:table-cell>
          <table:table-cell office:value-type="float" office:value="0.608345" calcext:value-type="float">
            <text:p>0.608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LLMLLLLLLAALLGILLGLLAVLWKKLTNRRK</text:p>
          </table:table-cell>
          <table:table-cell office:value-type="float" office:value="-213.096" calcext:value-type="float">
            <text:p>-213.096</text:p>
          </table:table-cell>
          <table:table-cell office:value-type="float" office:value="0.547834" calcext:value-type="float">
            <text:p>0.547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LMLLLLLLAALLGILLGILGVLRKKLNSRNK</text:p>
          </table:table-cell>
          <table:table-cell office:value-type="float" office:value="-208.04" calcext:value-type="float">
            <text:p>-208.04</text:p>
          </table:table-cell>
          <table:table-cell office:value-type="float" office:value="0.508017" calcext:value-type="float">
            <text:p>0.508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LLMLLLLLLAALLGLLLGLIMVLLLKANLRNK</text:p>
          </table:table-cell>
          <table:table-cell office:value-type="float" office:value="-216.449" calcext:value-type="float">
            <text:p>-216.449</text:p>
          </table:table-cell>
          <table:table-cell office:value-type="float" office:value="0.542351" calcext:value-type="float">
            <text:p>0.5423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LLLLLILLLAALLGLLLGLIMVLLLKLNSRNK</text:p>
          </table:table-cell>
          <table:table-cell office:value-type="float" office:value="-217.043" calcext:value-type="float">
            <text:p>-217.043</text:p>
          </table:table-cell>
          <table:table-cell office:value-type="float" office:value="0.539913" calcext:value-type="float">
            <text:p>0.539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LMLLLLLLAALLGILTGLLAVLRKKLNSRNK</text:p>
          </table:table-cell>
          <table:table-cell office:value-type="float" office:value="-206.171" calcext:value-type="float">
            <text:p>-206.171</text:p>
          </table:table-cell>
          <table:table-cell office:value-type="float" office:value="0.545977" calcext:value-type="float">
            <text:p>0.5459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LLMLLLLLLAALLGLLLGLLMVLLLKLNLRNK</text:p>
          </table:table-cell>
          <table:table-cell office:value-type="float" office:value="-216.052" calcext:value-type="float">
            <text:p>-216.052</text:p>
          </table:table-cell>
          <table:table-cell office:value-type="float" office:value="0.541635" calcext:value-type="float">
            <text:p>0.5416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LLMLLLLLLAALLGILLGLLMVLLLKANLRNK</text:p>
          </table:table-cell>
          <table:table-cell office:value-type="float" office:value="-215.463" calcext:value-type="float">
            <text:p>-215.463</text:p>
          </table:table-cell>
          <table:table-cell office:value-type="float" office:value="0.495394" calcext:value-type="float">
            <text:p>0.495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LLMLLLLLLAALLGILLGLIMVLLLKLNLRNK</text:p>
          </table:table-cell>
          <table:table-cell office:value-type="float" office:value="-215.357" calcext:value-type="float">
            <text:p>-215.357</text:p>
          </table:table-cell>
          <table:table-cell office:value-type="float" office:value="0.537018" calcext:value-type="float">
            <text:p>0.537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LLMLLLLLLAALLGILLGLIGVWLMKLTSRNK</text:p>
          </table:table-cell>
          <table:table-cell office:value-type="float" office:value="-207.881" calcext:value-type="float">
            <text:p>-207.881</text:p>
          </table:table-cell>
          <table:table-cell office:value-type="float" office:value="0.545865" calcext:value-type="float">
            <text:p>0.545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LLMLLLLLLAALLGILLGLLMVLWWKLNLRNK</text:p>
          </table:table-cell>
          <table:table-cell office:value-type="float" office:value="-217.376" calcext:value-type="float">
            <text:p>-217.376</text:p>
          </table:table-cell>
          <table:table-cell office:value-type="float" office:value="0.631353" calcext:value-type="float">
            <text:p>0.631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LLMLLLLLLAALLGILLGLLMVLLLKANLRNK</text:p>
          </table:table-cell>
          <table:table-cell office:value-type="float" office:value="-216.833" calcext:value-type="float">
            <text:p>-216.833</text:p>
          </table:table-cell>
          <table:table-cell office:value-type="float" office:value="0.470076" calcext:value-type="float">
            <text:p>0.470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LLMLLLLLLAALLGLLLGLIMVLLLKLNRRNK</text:p>
          </table:table-cell>
          <table:table-cell office:value-type="float" office:value="-215.983" calcext:value-type="float">
            <text:p>-215.983</text:p>
          </table:table-cell>
          <table:table-cell office:value-type="float" office:value="0.497553" calcext:value-type="float">
            <text:p>0.4975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LMLLLLLLAALLGLLLGLIMVLLRKLDLRNK</text:p>
          </table:table-cell>
          <table:table-cell office:value-type="float" office:value="-215.689" calcext:value-type="float">
            <text:p>-215.689</text:p>
          </table:table-cell>
          <table:table-cell office:value-type="float" office:value="0.575013" calcext:value-type="float">
            <text:p>0.575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LLMLLLLLLAALLGILLGIIAVLRRKLNSRNK</text:p>
          </table:table-cell>
          <table:table-cell office:value-type="float" office:value="-207.688" calcext:value-type="float">
            <text:p>-207.688</text:p>
          </table:table-cell>
          <table:table-cell office:value-type="float" office:value="0.547527" calcext:value-type="float">
            <text:p>0.5475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LLMLLLLLLAALLGILLGILGVLLRKLTSRNK</text:p>
          </table:table-cell>
          <table:table-cell office:value-type="float" office:value="-211.175" calcext:value-type="float">
            <text:p>-211.175</text:p>
          </table:table-cell>
          <table:table-cell office:value-type="float" office:value="0.446873" calcext:value-type="float">
            <text:p>0.4468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LLMLLLLLLAALLGILLGLIGTLRMTLNSRNK</text:p>
          </table:table-cell>
          <table:table-cell office:value-type="float" office:value="-205.053" calcext:value-type="float">
            <text:p>-205.053</text:p>
          </table:table-cell>
          <table:table-cell office:value-type="float" office:value="0.53638" calcext:value-type="float">
            <text:p>0.536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LLLLLILLLAALLGILLGLLGVLLLKANRRNK</text:p>
          </table:table-cell>
          <table:table-cell office:value-type="float" office:value="-213.761" calcext:value-type="float">
            <text:p>-213.761</text:p>
          </table:table-cell>
          <table:table-cell office:value-type="float" office:value="0.530527" calcext:value-type="float">
            <text:p>0.5305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LLMLLLLLLAALLGILLGLLGVLRKKRNSRRK</text:p>
          </table:table-cell>
          <table:table-cell office:value-type="float" office:value="-211.703" calcext:value-type="float">
            <text:p>-211.703</text:p>
          </table:table-cell>
          <table:table-cell office:value-type="float" office:value="0.475871" calcext:value-type="float">
            <text:p>0.475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LLMLLLLLLAALLGILLGLIGVLLLKLLLRNK</text:p>
          </table:table-cell>
          <table:table-cell office:value-type="float" office:value="-213.824" calcext:value-type="float">
            <text:p>-213.824</text:p>
          </table:table-cell>
          <table:table-cell office:value-type="float" office:value="0.488728" calcext:value-type="float">
            <text:p>0.4887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LLMLLLLLLAALLGILLGLIWVLRKKRNSRRK</text:p>
          </table:table-cell>
          <table:table-cell office:value-type="float" office:value="-213.291" calcext:value-type="float">
            <text:p>-213.291</text:p>
          </table:table-cell>
          <table:table-cell office:value-type="float" office:value="0.535696" calcext:value-type="float">
            <text:p>0.5356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LLMLLLLLLAALLGMLLGILGVLLWKLNLRNK</text:p>
          </table:table-cell>
          <table:table-cell office:value-type="float" office:value="-211.617" calcext:value-type="float">
            <text:p>-211.617</text:p>
          </table:table-cell>
          <table:table-cell office:value-type="float" office:value="0.56687" calcext:value-type="float">
            <text:p>0.56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LMLLLLLLAALLGLLLGLLWVLRLKANLRNK</text:p>
          </table:table-cell>
          <table:table-cell office:value-type="float" office:value="-213.635" calcext:value-type="float">
            <text:p>-213.635</text:p>
          </table:table-cell>
          <table:table-cell office:value-type="float" office:value="0.525412" calcext:value-type="float">
            <text:p>0.525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LLMLLLLLLAALLGILLGLIMVLLLKLNLRNK</text:p>
          </table:table-cell>
          <table:table-cell office:value-type="float" office:value="-214.129" calcext:value-type="float">
            <text:p>-214.129</text:p>
          </table:table-cell>
          <table:table-cell office:value-type="float" office:value="0.478864" calcext:value-type="float">
            <text:p>0.478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LLMLLLLLLAALLGILLGLLGVLLLKANRRNK</text:p>
          </table:table-cell>
          <table:table-cell office:value-type="float" office:value="-213.57" calcext:value-type="float">
            <text:p>-213.57</text:p>
          </table:table-cell>
          <table:table-cell office:value-type="float" office:value="0.481086" calcext:value-type="float">
            <text:p>0.4810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LLMLLVLLLAALLGILLGLLMVLLLKLNSRNK</text:p>
          </table:table-cell>
          <table:table-cell office:value-type="float" office:value="-214.788" calcext:value-type="float">
            <text:p>-214.788</text:p>
          </table:table-cell>
          <table:table-cell office:value-type="float" office:value="0.437998" calcext:value-type="float">
            <text:p>0.437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LLMLLLLLLAALLGILLGLIGVLRMKLNSRNK</text:p>
          </table:table-cell>
          <table:table-cell office:value-type="float" office:value="-208.986" calcext:value-type="float">
            <text:p>-208.986</text:p>
          </table:table-cell>
          <table:table-cell office:value-type="float" office:value="0.571585" calcext:value-type="float">
            <text:p>0.5715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LLMLLLLLLAALLGLLLGLLMVLLLKLNSRNK</text:p>
          </table:table-cell>
          <table:table-cell office:value-type="float" office:value="-218.094" calcext:value-type="float">
            <text:p>-218.094</text:p>
          </table:table-cell>
          <table:table-cell office:value-type="float" office:value="0.532629" calcext:value-type="float">
            <text:p>0.5326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LLLLLILLLAALLGILLGLIGVLRWKLSSRNK</text:p>
          </table:table-cell>
          <table:table-cell office:value-type="float" office:value="-211.866" calcext:value-type="float">
            <text:p>-211.866</text:p>
          </table:table-cell>
          <table:table-cell office:value-type="float" office:value="0.507242" calcext:value-type="float">
            <text:p>0.507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LLMLLLLLLAALLGILLGLIGVLLLKLNRRNK</text:p>
          </table:table-cell>
          <table:table-cell office:value-type="float" office:value="-213.215" calcext:value-type="float">
            <text:p>-213.215</text:p>
          </table:table-cell>
          <table:table-cell office:value-type="float" office:value="0.475021" calcext:value-type="float">
            <text:p>0.475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LLMLLLLLLAALLGILLGLLMVLLLKLNLRNK</text:p>
          </table:table-cell>
          <table:table-cell office:value-type="float" office:value="-215.65" calcext:value-type="float">
            <text:p>-215.65</text:p>
          </table:table-cell>
          <table:table-cell office:value-type="float" office:value="0.430028" calcext:value-type="float">
            <text:p>0.430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LLMLLLLLLAALLGILLGLLGVLLWKLLMRNK</text:p>
          </table:table-cell>
          <table:table-cell office:value-type="float" office:value="-212.078" calcext:value-type="float">
            <text:p>-212.078</text:p>
          </table:table-cell>
          <table:table-cell office:value-type="float" office:value="0.53476" calcext:value-type="float">
            <text:p>0.534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LLMLLLLLLAALLGILLGLIMVLLLKLNRRNK</text:p>
          </table:table-cell>
          <table:table-cell office:value-type="float" office:value="-216.854" calcext:value-type="float">
            <text:p>-216.854</text:p>
          </table:table-cell>
          <table:table-cell office:value-type="float" office:value="0.427417" calcext:value-type="float">
            <text:p>0.4274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LLMLLLLLLAALLGILLGIIGVLRKKLNSRNK</text:p>
          </table:table-cell>
          <table:table-cell office:value-type="float" office:value="-207.885" calcext:value-type="float">
            <text:p>-207.885</text:p>
          </table:table-cell>
          <table:table-cell office:value-type="float" office:value="0.519456" calcext:value-type="float">
            <text:p>0.519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LLLLLILLLAALLGILLGLLWVLLLKLNSRNK</text:p>
          </table:table-cell>
          <table:table-cell office:value-type="float" office:value="-218.772" calcext:value-type="float">
            <text:p>-218.772</text:p>
          </table:table-cell>
          <table:table-cell office:value-type="float" office:value="0.437886" calcext:value-type="float">
            <text:p>0.437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LLLLLILLLAALLGILTGLLMVLLLKLNSRNK</text:p>
          </table:table-cell>
          <table:table-cell office:value-type="float" office:value="-214.522" calcext:value-type="float">
            <text:p>-214.522</text:p>
          </table:table-cell>
          <table:table-cell office:value-type="float" office:value="0.533767" calcext:value-type="float">
            <text:p>0.5337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LMLLLLLLAALLGILLGLLGVLKKTLNSRNK</text:p>
          </table:table-cell>
          <table:table-cell office:value-type="float" office:value="-205.35" calcext:value-type="float">
            <text:p>-205.35</text:p>
          </table:table-cell>
          <table:table-cell office:value-type="float" office:value="0.504398" calcext:value-type="float">
            <text:p>0.5043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LLMLLLLLLAALLGLLLGLLGVLLWKLLLRNK</text:p>
          </table:table-cell>
          <table:table-cell office:value-type="float" office:value="-214.026" calcext:value-type="float">
            <text:p>-214.026</text:p>
          </table:table-cell>
          <table:table-cell office:value-type="float" office:value="0.469884" calcext:value-type="float">
            <text:p>0.4698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LLMLLLLLLAALLGILLGLLMVLLLKLNLRNK</text:p>
          </table:table-cell>
          <table:table-cell office:value-type="float" office:value="-215.43" calcext:value-type="float">
            <text:p>-215.43</text:p>
          </table:table-cell>
          <table:table-cell office:value-type="float" office:value="0.540932" calcext:value-type="float">
            <text:p>0.540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LLMLLLLLLAALLGILTGLLAVLLLKLNLRNK</text:p>
          </table:table-cell>
          <table:table-cell office:value-type="float" office:value="-210.777" calcext:value-type="float">
            <text:p>-210.777</text:p>
          </table:table-cell>
          <table:table-cell office:value-type="float" office:value="0.54133" calcext:value-type="float">
            <text:p>0.54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LLMLLLLLLAALLGILLGILGVLLLKLNLRNK</text:p>
          </table:table-cell>
          <table:table-cell office:value-type="float" office:value="-211.936" calcext:value-type="float">
            <text:p>-211.936</text:p>
          </table:table-cell>
          <table:table-cell office:value-type="float" office:value="0.478933" calcext:value-type="float">
            <text:p>0.478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LLMLLLLLLAALLGMLLGLIGVLLLKLNSRNK</text:p>
          </table:table-cell>
          <table:table-cell office:value-type="float" office:value="-210.997" calcext:value-type="float">
            <text:p>-210.997</text:p>
          </table:table-cell>
          <table:table-cell office:value-type="float" office:value="0.503253" calcext:value-type="float">
            <text:p>0.5032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LLMLLLLLLAALLGILLGLIMVLLKKLNSRNK</text:p>
          </table:table-cell>
          <table:table-cell office:value-type="float" office:value="-213.706" calcext:value-type="float">
            <text:p>-213.706</text:p>
          </table:table-cell>
          <table:table-cell office:value-type="float" office:value="0.492227" calcext:value-type="float">
            <text:p>0.492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LLMLLLLLLAALLGILLGILGMLREKLRLRNK</text:p>
          </table:table-cell>
          <table:table-cell office:value-type="float" office:value="-212.71" calcext:value-type="float">
            <text:p>-212.71</text:p>
          </table:table-cell>
          <table:table-cell office:value-type="float" office:value="0.542909" calcext:value-type="float">
            <text:p>0.542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LLMLLLLLLAALLGLLLGLLMVLLLKLNRRNK</text:p>
          </table:table-cell>
          <table:table-cell office:value-type="float" office:value="-217.261" calcext:value-type="float">
            <text:p>-217.261</text:p>
          </table:table-cell>
          <table:table-cell office:value-type="float" office:value="0.399952" calcext:value-type="float">
            <text:p>0.3999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LLMLLLLLLAALLGILTGLLMVLLLKLNSRNK</text:p>
          </table:table-cell>
          <table:table-cell office:value-type="float" office:value="-213.189" calcext:value-type="float">
            <text:p>-213.189</text:p>
          </table:table-cell>
          <table:table-cell office:value-type="float" office:value="0.552129" calcext:value-type="float">
            <text:p>0.5521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LLMLLLLLLAALLGILLGLLLVLLLKLNRRNK</text:p>
          </table:table-cell>
          <table:table-cell office:value-type="float" office:value="-217.712" calcext:value-type="float">
            <text:p>-217.712</text:p>
          </table:table-cell>
          <table:table-cell office:value-type="float" office:value="0.507679" calcext:value-type="float">
            <text:p>0.5076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LLMLLLLLLAALLGLLLGLIWVLRMKRNLRRK</text:p>
          </table:table-cell>
          <table:table-cell office:value-type="float" office:value="-219.465" calcext:value-type="float">
            <text:p>-219.465</text:p>
          </table:table-cell>
          <table:table-cell office:value-type="float" office:value="0.48745" calcext:value-type="float">
            <text:p>0.487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LLMLLLLLLAALLGLLLGLLWVLRLKLRRRNK</text:p>
          </table:table-cell>
          <table:table-cell office:value-type="float" office:value="-218.335" calcext:value-type="float">
            <text:p>-218.335</text:p>
          </table:table-cell>
          <table:table-cell office:value-type="float" office:value="0.508602" calcext:value-type="float">
            <text:p>0.5086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LLMLLLLLLAALLGILLGLIGVLLLKLNRRNK</text:p>
          </table:table-cell>
          <table:table-cell office:value-type="float" office:value="-214.089" calcext:value-type="float">
            <text:p>-214.089</text:p>
          </table:table-cell>
          <table:table-cell office:value-type="float" office:value="0.48043" calcext:value-type="float">
            <text:p>0.48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LLMLLLLLLAALLGLLLGLLMVLLWKLRSRNK</text:p>
          </table:table-cell>
          <table:table-cell office:value-type="float" office:value="-212.674" calcext:value-type="float">
            <text:p>-212.674</text:p>
          </table:table-cell>
          <table:table-cell office:value-type="float" office:value="0.49737" calcext:value-type="float">
            <text:p>0.49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LLMLLLLLLAALLGILLGLLGVLLMKLNSRNK</text:p>
          </table:table-cell>
          <table:table-cell office:value-type="float" office:value="-209.74" calcext:value-type="float">
            <text:p>-209.74</text:p>
          </table:table-cell>
          <table:table-cell office:value-type="float" office:value="0.473497" calcext:value-type="float">
            <text:p>0.4734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LLMLLLLLLAALLGILLGLLGVLREKLKSRNK</text:p>
          </table:table-cell>
          <table:table-cell office:value-type="float" office:value="-213.982" calcext:value-type="float">
            <text:p>-213.982</text:p>
          </table:table-cell>
          <table:table-cell office:value-type="float" office:value="0.569868" calcext:value-type="float">
            <text:p>0.5698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LLMLLLLLLAALLGILLGLLGVLLLKLNLRNK</text:p>
          </table:table-cell>
          <table:table-cell office:value-type="float" office:value="-212.831" calcext:value-type="float">
            <text:p>-212.831</text:p>
          </table:table-cell>
          <table:table-cell office:value-type="float" office:value="0.464178" calcext:value-type="float">
            <text:p>0.4641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LLMLLLLLLAILLGILLGLIGVWLWKLTSRNK</text:p>
          </table:table-cell>
          <table:table-cell office:value-type="float" office:value="-214.367" calcext:value-type="float">
            <text:p>-214.367</text:p>
          </table:table-cell>
          <table:table-cell office:value-type="float" office:value="0.60193" calcext:value-type="float">
            <text:p>0.60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LLMLLLLLLAALLGILLGLLGVLLWKLNMRNK</text:p>
          </table:table-cell>
          <table:table-cell office:value-type="float" office:value="-212.113" calcext:value-type="float">
            <text:p>-212.113</text:p>
          </table:table-cell>
          <table:table-cell office:value-type="float" office:value="0.537752" calcext:value-type="float">
            <text:p>0.5377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LLMLLLLLLAALLGMLLGLLGVLRWKLDSRNK</text:p>
          </table:table-cell>
          <table:table-cell office:value-type="float" office:value="-207.095" calcext:value-type="float">
            <text:p>-207.095</text:p>
          </table:table-cell>
          <table:table-cell office:value-type="float" office:value="0.537916" calcext:value-type="float">
            <text:p>0.5379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LLMLLLLLLAALLGILLGILGVLLMKLNSRNK</text:p>
          </table:table-cell>
          <table:table-cell office:value-type="float" office:value="-214.181" calcext:value-type="float">
            <text:p>-214.181</text:p>
          </table:table-cell>
          <table:table-cell office:value-type="float" office:value="0.556092" calcext:value-type="float">
            <text:p>0.5560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LLMLLLLLLAALLGILLGILGVLLMKLNSRNK</text:p>
          </table:table-cell>
          <table:table-cell office:value-type="float" office:value="-210.251" calcext:value-type="float">
            <text:p>-210.251</text:p>
          </table:table-cell>
          <table:table-cell office:value-type="float" office:value="0.636013" calcext:value-type="float">
            <text:p>0.636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LLMLLLLLLAALLGLLLGLIMVWLMKLNMRNK</text:p>
          </table:table-cell>
          <table:table-cell office:value-type="float" office:value="-214.365" calcext:value-type="float">
            <text:p>-214.365</text:p>
          </table:table-cell>
          <table:table-cell office:value-type="float" office:value="0.526791" calcext:value-type="float">
            <text:p>0.526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LLMLLLLLLAALLGILLGLIGVLKKKRNSRRK</text:p>
          </table:table-cell>
          <table:table-cell office:value-type="float" office:value="-213.313" calcext:value-type="float">
            <text:p>-213.313</text:p>
          </table:table-cell>
          <table:table-cell office:value-type="float" office:value="0.560768" calcext:value-type="float">
            <text:p>0.5607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LLMLLLLLLAALLGILTGLLMVLLLKANLRNK</text:p>
          </table:table-cell>
          <table:table-cell office:value-type="float" office:value="-213.262" calcext:value-type="float">
            <text:p>-213.262</text:p>
          </table:table-cell>
          <table:table-cell office:value-type="float" office:value="0.51114" calcext:value-type="float">
            <text:p>0.51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LLMLLLLLLAALLGILLGILMVLWLKLLLRNK</text:p>
          </table:table-cell>
          <table:table-cell office:value-type="float" office:value="-216.021" calcext:value-type="float">
            <text:p>-216.021</text:p>
          </table:table-cell>
          <table:table-cell office:value-type="float" office:value="0.495698" calcext:value-type="float">
            <text:p>0.4956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LLMLLLLLLAALLGILLGILGVLRKKLDSRNK</text:p>
          </table:table-cell>
          <table:table-cell office:value-type="float" office:value="-209.631" calcext:value-type="float">
            <text:p>-209.631</text:p>
          </table:table-cell>
          <table:table-cell office:value-type="float" office:value="0.567584" calcext:value-type="float">
            <text:p>0.567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LLMLLLLLLAALLGILLGLLMVLLLKALLRNK</text:p>
          </table:table-cell>
          <table:table-cell office:value-type="float" office:value="-216.672" calcext:value-type="float">
            <text:p>-216.672</text:p>
          </table:table-cell>
          <table:table-cell office:value-type="float" office:value="0.469041" calcext:value-type="float">
            <text:p>0.469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LLMLLLLLLAALLGILLGLLLVLLGKLNSRNK</text:p>
          </table:table-cell>
          <table:table-cell office:value-type="float" office:value="-214.376" calcext:value-type="float">
            <text:p>-214.376</text:p>
          </table:table-cell>
          <table:table-cell office:value-type="float" office:value="0.558578" calcext:value-type="float">
            <text:p>0.5585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LLMLLLLLLAALLGLLLGLLMVLLLKLNSRNK</text:p>
          </table:table-cell>
          <table:table-cell office:value-type="float" office:value="-217.046" calcext:value-type="float">
            <text:p>-217.046</text:p>
          </table:table-cell>
          <table:table-cell office:value-type="float" office:value="0.452388" calcext:value-type="float">
            <text:p>0.452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LLMLLLLLLAALLGILLGLLGVLLMKLNSRNK</text:p>
          </table:table-cell>
          <table:table-cell office:value-type="float" office:value="-212.313" calcext:value-type="float">
            <text:p>-212.313</text:p>
          </table:table-cell>
          <table:table-cell office:value-type="float" office:value="0.575625" calcext:value-type="float">
            <text:p>0.575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LLMLLLLLLAMLLGILLGLLGVLLKKLNSRNK</text:p>
          </table:table-cell>
          <table:table-cell office:value-type="float" office:value="-211.644" calcext:value-type="float">
            <text:p>-211.644</text:p>
          </table:table-cell>
          <table:table-cell office:value-type="float" office:value="0.534262" calcext:value-type="float">
            <text:p>0.5342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LLMLLLLLLAALLGILLGLLMVLLLKANSRNK</text:p>
          </table:table-cell>
          <table:table-cell office:value-type="float" office:value="-217.406" calcext:value-type="float">
            <text:p>-217.406</text:p>
          </table:table-cell>
          <table:table-cell office:value-type="float" office:value="0.48333" calcext:value-type="float">
            <text:p>0.48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LLMLLLLLLAALLGILLGLLMLLLWKLNRRNK</text:p>
          </table:table-cell>
          <table:table-cell office:value-type="float" office:value="-220.165" calcext:value-type="float">
            <text:p>-220.165</text:p>
          </table:table-cell>
          <table:table-cell office:value-type="float" office:value="0.493555" calcext:value-type="float">
            <text:p>0.4935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LLMLLLLLLAALLGILLGLIGVWLMKRNSRNK</text:p>
          </table:table-cell>
          <table:table-cell office:value-type="float" office:value="-213.049" calcext:value-type="float">
            <text:p>-213.049</text:p>
          </table:table-cell>
          <table:table-cell office:value-type="float" office:value="0.563958" calcext:value-type="float">
            <text:p>0.563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LLMLLLLLLAALLGILLGLIGVLRMKLNSRNK</text:p>
          </table:table-cell>
          <table:table-cell office:value-type="float" office:value="-205.704" calcext:value-type="float">
            <text:p>-205.704</text:p>
          </table:table-cell>
          <table:table-cell office:value-type="float" office:value="0.50984" calcext:value-type="float">
            <text:p>0.50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LLLLLLLLAALLGILLGLILVWRGKLTSRNK</text:p>
          </table:table-cell>
          <table:table-cell office:value-type="float" office:value="-206.518" calcext:value-type="float">
            <text:p>-206.518</text:p>
          </table:table-cell>
          <table:table-cell office:value-type="float" office:value="0.517137" calcext:value-type="float">
            <text:p>0.517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LLMLLLLLLAALLGMLLGILGVLLMKLNLRNK</text:p>
          </table:table-cell>
          <table:table-cell office:value-type="float" office:value="-209.83" calcext:value-type="float">
            <text:p>-209.83</text:p>
          </table:table-cell>
          <table:table-cell office:value-type="float" office:value="0.49748" calcext:value-type="float">
            <text:p>0.497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LLMLLLLLLAALLGILLGLLGVLLLKLNRRNK</text:p>
          </table:table-cell>
          <table:table-cell office:value-type="float" office:value="-214.474" calcext:value-type="float">
            <text:p>-214.474</text:p>
          </table:table-cell>
          <table:table-cell office:value-type="float" office:value="0.557434" calcext:value-type="float">
            <text:p>0.5574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LLMLLLLLLAALLGILLGLLLVLLLKLNSRNK</text:p>
          </table:table-cell>
          <table:table-cell office:value-type="float" office:value="-216.61" calcext:value-type="float">
            <text:p>-216.61</text:p>
          </table:table-cell>
          <table:table-cell office:value-type="float" office:value="0.510657" calcext:value-type="float">
            <text:p>0.5106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LLMLLLLLLAALLGILLGLIMVLLLKANRRNK</text:p>
          </table:table-cell>
          <table:table-cell office:value-type="float" office:value="-215.994" calcext:value-type="float">
            <text:p>-215.994</text:p>
          </table:table-cell>
          <table:table-cell office:value-type="float" office:value="0.549096" calcext:value-type="float">
            <text:p>0.549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LLMLLLLLLAALLGILLGILGVLLWKLNNRNK</text:p>
          </table:table-cell>
          <table:table-cell office:value-type="float" office:value="-215.546" calcext:value-type="float">
            <text:p>-215.546</text:p>
          </table:table-cell>
          <table:table-cell office:value-type="float" office:value="0.538075" calcext:value-type="float">
            <text:p>0.538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LLMLLLLLLAALLGLLLGLILVLRLKLTLRNK</text:p>
          </table:table-cell>
          <table:table-cell office:value-type="float" office:value="-211.997" calcext:value-type="float">
            <text:p>-211.997</text:p>
          </table:table-cell>
          <table:table-cell office:value-type="float" office:value="0.551597" calcext:value-type="float">
            <text:p>0.5515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LLMLLLLLLAALLGILTGLLMVLLLKANRRNK</text:p>
          </table:table-cell>
          <table:table-cell office:value-type="float" office:value="-214.425" calcext:value-type="float">
            <text:p>-214.425</text:p>
          </table:table-cell>
          <table:table-cell office:value-type="float" office:value="0.561326" calcext:value-type="float">
            <text:p>0.561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LLMLLLLLLAALLGILLGLLGVLLWKLNMRNK</text:p>
          </table:table-cell>
          <table:table-cell office:value-type="float" office:value="-215.699" calcext:value-type="float">
            <text:p>-215.699</text:p>
          </table:table-cell>
          <table:table-cell office:value-type="float" office:value="0.553606" calcext:value-type="float">
            <text:p>0.5536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LLMLLLLLLAALLGILTGLLMVLLLKLNSRNK</text:p>
          </table:table-cell>
          <table:table-cell office:value-type="float" office:value="-212.424" calcext:value-type="float">
            <text:p>-212.424</text:p>
          </table:table-cell>
          <table:table-cell office:value-type="float" office:value="0.564717" calcext:value-type="float">
            <text:p>0.564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LLMLLLLLLAALLGILTGILAVLLMKLNSRNK</text:p>
          </table:table-cell>
          <table:table-cell office:value-type="float" office:value="-207.091" calcext:value-type="float">
            <text:p>-207.091</text:p>
          </table:table-cell>
          <table:table-cell office:value-type="float" office:value="0.544242" calcext:value-type="float">
            <text:p>0.544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LLLLLLLLLAALLGILLGLLGVLLLKLNRRNK</text:p>
          </table:table-cell>
          <table:table-cell office:value-type="float" office:value="-214.679" calcext:value-type="float">
            <text:p>-214.679</text:p>
          </table:table-cell>
          <table:table-cell office:value-type="float" office:value="0.570456" calcext:value-type="float">
            <text:p>0.5704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LLMLLLLLLAALLGLLLGLLLVLLLKLISRMK</text:p>
          </table:table-cell>
          <table:table-cell office:value-type="float" office:value="-215.622" calcext:value-type="float">
            <text:p>-215.622</text:p>
          </table:table-cell>
          <table:table-cell office:value-type="float" office:value="0.509103" calcext:value-type="float">
            <text:p>0.509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LLMLLLLLLAALLGILLGILGVLLNKLNNRNK</text:p>
          </table:table-cell>
          <table:table-cell office:value-type="float" office:value="-211.885" calcext:value-type="float">
            <text:p>-211.885</text:p>
          </table:table-cell>
          <table:table-cell office:value-type="float" office:value="0.528818" calcext:value-type="float">
            <text:p>0.528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LLMLLLLLLAALLGILLGILGVLLRKLDLRNK</text:p>
          </table:table-cell>
          <table:table-cell office:value-type="float" office:value="-215.135" calcext:value-type="float">
            <text:p>-215.135</text:p>
          </table:table-cell>
          <table:table-cell office:value-type="float" office:value="0.524165" calcext:value-type="float">
            <text:p>0.524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LLMLLLLLLAALLGILLGLLLVLLLKLNSRNK</text:p>
          </table:table-cell>
          <table:table-cell office:value-type="float" office:value="-217.282" calcext:value-type="float">
            <text:p>-217.282</text:p>
          </table:table-cell>
          <table:table-cell office:value-type="float" office:value="0.449883" calcext:value-type="float">
            <text:p>0.4498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LLMLLLLLLAALLGILLGLLMVLLLKLNLRNK</text:p>
          </table:table-cell>
          <table:table-cell office:value-type="float" office:value="-214.993" calcext:value-type="float">
            <text:p>-214.993</text:p>
          </table:table-cell>
          <table:table-cell office:value-type="float" office:value="0.463326" calcext:value-type="float">
            <text:p>0.4633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LLMLLLLLLAALLGILLGLLLVLWWKRMSRNK</text:p>
          </table:table-cell>
          <table:table-cell office:value-type="float" office:value="-217.391" calcext:value-type="float">
            <text:p>-217.391</text:p>
          </table:table-cell>
          <table:table-cell office:value-type="float" office:value="0.532601" calcext:value-type="float">
            <text:p>0.5326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LLMLLLLLLAALLGILLGLIGVLRMKLNSRNK</text:p>
          </table:table-cell>
          <table:table-cell office:value-type="float" office:value="-204.578" calcext:value-type="float">
            <text:p>-204.578</text:p>
          </table:table-cell>
          <table:table-cell office:value-type="float" office:value="0.546089" calcext:value-type="float">
            <text:p>0.546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LMLLLLLLAALLGILLGLLALLRNNLNSRNK</text:p>
          </table:table-cell>
          <table:table-cell office:value-type="float" office:value="-214.905" calcext:value-type="float">
            <text:p>-214.905</text:p>
          </table:table-cell>
          <table:table-cell office:value-type="float" office:value="0.528618" calcext:value-type="float">
            <text:p>0.5286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LLLLLILLLAALLGILLGLLAVLLMKLNSRNK</text:p>
          </table:table-cell>
          <table:table-cell office:value-type="float" office:value="-211.334" calcext:value-type="float">
            <text:p>-211.334</text:p>
          </table:table-cell>
          <table:table-cell office:value-type="float" office:value="0.495369" calcext:value-type="float">
            <text:p>0.495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LMLLLLLLAALLGILLGLIGVLLLKAARRRK</text:p>
          </table:table-cell>
          <table:table-cell office:value-type="float" office:value="-214.525" calcext:value-type="float">
            <text:p>-214.525</text:p>
          </table:table-cell>
          <table:table-cell office:value-type="float" office:value="0.477657" calcext:value-type="float">
            <text:p>0.4776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LLMLLLLLLAALLGLLLGLLLVLLLKLNSRNK</text:p>
          </table:table-cell>
          <table:table-cell office:value-type="float" office:value="-217.377" calcext:value-type="float">
            <text:p>-217.377</text:p>
          </table:table-cell>
          <table:table-cell office:value-type="float" office:value="0.460212" calcext:value-type="float">
            <text:p>0.460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LLLLILLLAALLGILLGLLMVLLLKANSRNK</text:p>
          </table:table-cell>
          <table:table-cell office:value-type="float" office:value="-217.744" calcext:value-type="float">
            <text:p>-217.744</text:p>
          </table:table-cell>
          <table:table-cell office:value-type="float" office:value="0.478996" calcext:value-type="float">
            <text:p>0.478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LLMLLLLLLAALLGMLLGLLGVLLMKLNLRNK</text:p>
          </table:table-cell>
          <table:table-cell office:value-type="float" office:value="-209.493" calcext:value-type="float">
            <text:p>-209.493</text:p>
          </table:table-cell>
          <table:table-cell office:value-type="float" office:value="0.446499" calcext:value-type="float">
            <text:p>0.446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LMLLLLLLAALLGILLGLIGVWIMKLNSRNK</text:p>
          </table:table-cell>
          <table:table-cell office:value-type="float" office:value="-210.1" calcext:value-type="float">
            <text:p>-210.1</text:p>
          </table:table-cell>
          <table:table-cell office:value-type="float" office:value="0.536923" calcext:value-type="float">
            <text:p>0.536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LLMLLLLLLAALLGLLLGLLMVLLLKANLRNK</text:p>
          </table:table-cell>
          <table:table-cell office:value-type="float" office:value="-217.356" calcext:value-type="float">
            <text:p>-217.356</text:p>
          </table:table-cell>
          <table:table-cell office:value-type="float" office:value="0.509476" calcext:value-type="float">
            <text:p>0.509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LLMLLLLLLAALLGLLLGLLMVLLWKLNSRNK</text:p>
          </table:table-cell>
          <table:table-cell office:value-type="float" office:value="-218.004" calcext:value-type="float">
            <text:p>-218.004</text:p>
          </table:table-cell>
          <table:table-cell office:value-type="float" office:value="0.498479" calcext:value-type="float">
            <text:p>0.4984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LLMLLLLLLAALLGILLGLLGVLWLKLMLRNK</text:p>
          </table:table-cell>
          <table:table-cell office:value-type="float" office:value="-212.32" calcext:value-type="float">
            <text:p>-212.32</text:p>
          </table:table-cell>
          <table:table-cell office:value-type="float" office:value="0.478543" calcext:value-type="float">
            <text:p>0.478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LLMLLLLLLAALLGILLGIIGVLRKKLNLRNK</text:p>
          </table:table-cell>
          <table:table-cell office:value-type="float" office:value="-207.137" calcext:value-type="float">
            <text:p>-207.137</text:p>
          </table:table-cell>
          <table:table-cell office:value-type="float" office:value="0.60358" calcext:value-type="float">
            <text:p>0.60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LLLLLILLLAALLGILLGLLWVLRLKLRLRNK</text:p>
          </table:table-cell>
          <table:table-cell office:value-type="float" office:value="-213.601" calcext:value-type="float">
            <text:p>-213.601</text:p>
          </table:table-cell>
          <table:table-cell office:value-type="float" office:value="0.526384" calcext:value-type="float">
            <text:p>0.526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LLLLLILLLAALLGILLGLLAVLRNKLNSRNK</text:p>
          </table:table-cell>
          <table:table-cell office:value-type="float" office:value="-215.278" calcext:value-type="float">
            <text:p>-215.278</text:p>
          </table:table-cell>
          <table:table-cell office:value-type="float" office:value="0.565423" calcext:value-type="float">
            <text:p>0.565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LLWLLLLLLAALLGLLLGLILVLRGKLSSRNK</text:p>
          </table:table-cell>
          <table:table-cell office:value-type="float" office:value="-212.658" calcext:value-type="float">
            <text:p>-212.658</text:p>
          </table:table-cell>
          <table:table-cell office:value-type="float" office:value="0.539793" calcext:value-type="float">
            <text:p>0.539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LLLLLILLLAALLGILLGLLMVLLWKLNMRNK</text:p>
          </table:table-cell>
          <table:table-cell office:value-type="float" office:value="-219.066" calcext:value-type="float">
            <text:p>-219.066</text:p>
          </table:table-cell>
          <table:table-cell office:value-type="float" office:value="0.527393" calcext:value-type="float">
            <text:p>0.5273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LLMLLLLLLAALLGILLGLILVLLGKRNLRNK</text:p>
          </table:table-cell>
          <table:table-cell office:value-type="float" office:value="-213.902" calcext:value-type="float">
            <text:p>-213.902</text:p>
          </table:table-cell>
          <table:table-cell office:value-type="float" office:value="0.55565" calcext:value-type="float">
            <text:p>0.555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LLLLLLLLLAALLGILLGLLMVLLLKLNLRNK</text:p>
          </table:table-cell>
          <table:table-cell office:value-type="float" office:value="-217.566" calcext:value-type="float">
            <text:p>-217.566</text:p>
          </table:table-cell>
          <table:table-cell office:value-type="float" office:value="0.503959" calcext:value-type="float">
            <text:p>0.5039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LLMLLLLLIAAILGILTGLIMVLLLKANLRNK</text:p>
          </table:table-cell>
          <table:table-cell office:value-type="float" office:value="-213.39" calcext:value-type="float">
            <text:p>-213.39</text:p>
          </table:table-cell>
          <table:table-cell office:value-type="float" office:value="0.555655" calcext:value-type="float">
            <text:p>0.5556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LMLLLLLLAALLGLLLGLLLVLLLKLNRRNK</text:p>
          </table:table-cell>
          <table:table-cell office:value-type="float" office:value="-219.253" calcext:value-type="float">
            <text:p>-219.253</text:p>
          </table:table-cell>
          <table:table-cell office:value-type="float" office:value="0.479514" calcext:value-type="float">
            <text:p>0.4795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LLMLLLLLLAALLGILLGLLLVLLWKLNRRNK</text:p>
          </table:table-cell>
          <table:table-cell office:value-type="float" office:value="-220.519" calcext:value-type="float">
            <text:p>-220.519</text:p>
          </table:table-cell>
          <table:table-cell office:value-type="float" office:value="0.522043" calcext:value-type="float">
            <text:p>0.522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LLMLLLLLLAALLGILLGLLGVLLLKANRRNK</text:p>
          </table:table-cell>
          <table:table-cell office:value-type="float" office:value="-213.693" calcext:value-type="float">
            <text:p>-213.693</text:p>
          </table:table-cell>
          <table:table-cell office:value-type="float" office:value="0.475902" calcext:value-type="float">
            <text:p>0.4759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LLLLLILLLAALLGILLGLLMVLLRKLNLRNK</text:p>
          </table:table-cell>
          <table:table-cell office:value-type="float" office:value="-219.001" calcext:value-type="float">
            <text:p>-219.001</text:p>
          </table:table-cell>
          <table:table-cell office:value-type="float" office:value="0.491078" calcext:value-type="float">
            <text:p>0.4910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LLMLLLLLLAALLGLLLGLLLVLLLKLNSRNK</text:p>
          </table:table-cell>
          <table:table-cell office:value-type="float" office:value="-217.044" calcext:value-type="float">
            <text:p>-217.044</text:p>
          </table:table-cell>
          <table:table-cell office:value-type="float" office:value="0.427648" calcext:value-type="float">
            <text:p>0.427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LMLLLLLLAALLGILLGILMVLLLKLALRRK</text:p>
          </table:table-cell>
          <table:table-cell office:value-type="float" office:value="-216.291" calcext:value-type="float">
            <text:p>-216.291</text:p>
          </table:table-cell>
          <table:table-cell office:value-type="float" office:value="0.556456" calcext:value-type="float">
            <text:p>0.556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LLMLLLLLLAALLGILLGIIGVLLLKLTLRNK</text:p>
          </table:table-cell>
          <table:table-cell office:value-type="float" office:value="-211.685" calcext:value-type="float">
            <text:p>-211.685</text:p>
          </table:table-cell>
          <table:table-cell office:value-type="float" office:value="0.539154" calcext:value-type="float">
            <text:p>0.5391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LLMLLLLLLAALLGILTGLLMVLLLKLNSRNK</text:p>
          </table:table-cell>
          <table:table-cell office:value-type="float" office:value="-212.351" calcext:value-type="float">
            <text:p>-212.351</text:p>
          </table:table-cell>
          <table:table-cell office:value-type="float" office:value="0.557804" calcext:value-type="float">
            <text:p>0.557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LLLLLILLLAALLGILLGLLLVLLLKLNSRNK</text:p>
          </table:table-cell>
          <table:table-cell office:value-type="float" office:value="-218.363" calcext:value-type="float">
            <text:p>-218.363</text:p>
          </table:table-cell>
          <table:table-cell office:value-type="float" office:value="0.455442" calcext:value-type="float">
            <text:p>0.455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LLMLLLLLLAALLGLLLGLLMVLLLKLNLRNK</text:p>
          </table:table-cell>
          <table:table-cell office:value-type="float" office:value="-216.794" calcext:value-type="float">
            <text:p>-216.794</text:p>
          </table:table-cell>
          <table:table-cell office:value-type="float" office:value="0.489255" calcext:value-type="float">
            <text:p>0.489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LLMLLLLLLAALLGILLGILGVLLRKLTSRNK</text:p>
          </table:table-cell>
          <table:table-cell office:value-type="float" office:value="-211.487" calcext:value-type="float">
            <text:p>-211.487</text:p>
          </table:table-cell>
          <table:table-cell office:value-type="float" office:value="0.523265" calcext:value-type="float">
            <text:p>0.5232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LMLLLLLLAALLGILLGLIGVWIMKLNSRNK</text:p>
          </table:table-cell>
          <table:table-cell office:value-type="float" office:value="-209.466" calcext:value-type="float">
            <text:p>-209.466</text:p>
          </table:table-cell>
          <table:table-cell office:value-type="float" office:value="0.585183" calcext:value-type="float">
            <text:p>0.585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LLMLLLLLLAALLGILLGILGVLLLKLNSRNK</text:p>
          </table:table-cell>
          <table:table-cell office:value-type="float" office:value="-213.729" calcext:value-type="float">
            <text:p>-213.729</text:p>
          </table:table-cell>
          <table:table-cell office:value-type="float" office:value="0.553369" calcext:value-type="float">
            <text:p>0.5533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LLMLLLLLLAALLGILLGLLGVLLKKLNSRNK</text:p>
          </table:table-cell>
          <table:table-cell office:value-type="float" office:value="-210.74" calcext:value-type="float">
            <text:p>-210.74</text:p>
          </table:table-cell>
          <table:table-cell office:value-type="float" office:value="0.517225" calcext:value-type="float">
            <text:p>0.5172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LLLLLLLLAALLGILLGLLGVLLKKLNLRNK</text:p>
          </table:table-cell>
          <table:table-cell office:value-type="float" office:value="-212.573" calcext:value-type="float">
            <text:p>-212.573</text:p>
          </table:table-cell>
          <table:table-cell office:value-type="float" office:value="0.543666" calcext:value-type="float">
            <text:p>0.5436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LLLLILLLAALLGLLLGLLMVLLLKLNSRNK</text:p>
          </table:table-cell>
          <table:table-cell office:value-type="float" office:value="-217.11" calcext:value-type="float">
            <text:p>-217.11</text:p>
          </table:table-cell>
          <table:table-cell office:value-type="float" office:value="0.449519" calcext:value-type="float">
            <text:p>0.449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LLMLLLLLLAALLGILLGLLMVLLLKLNLRNK</text:p>
          </table:table-cell>
          <table:table-cell office:value-type="float" office:value="-216.352" calcext:value-type="float">
            <text:p>-216.352</text:p>
          </table:table-cell>
          <table:table-cell office:value-type="float" office:value="0.555477" calcext:value-type="float">
            <text:p>0.5554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LMLLLLLLAALLGILTGILMVLLLKANLRNK</text:p>
          </table:table-cell>
          <table:table-cell office:value-type="float" office:value="-214.23" calcext:value-type="float">
            <text:p>-214.23</text:p>
          </table:table-cell>
          <table:table-cell office:value-type="float" office:value="0.544903" calcext:value-type="float">
            <text:p>0.544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LLMLLLLLLAALLGILTGILMVLLLKLNSRNK</text:p>
          </table:table-cell>
          <table:table-cell office:value-type="float" office:value="-213.672" calcext:value-type="float">
            <text:p>-213.672</text:p>
          </table:table-cell>
          <table:table-cell office:value-type="float" office:value="0.492632" calcext:value-type="float">
            <text:p>0.4926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LLMLLLLLLAALLGILLGLILVLRAKLNSRNK</text:p>
          </table:table-cell>
          <table:table-cell office:value-type="float" office:value="-214.385" calcext:value-type="float">
            <text:p>-214.385</text:p>
          </table:table-cell>
          <table:table-cell office:value-type="float" office:value="0.533299" calcext:value-type="float">
            <text:p>0.5332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LLMLLLLLLAALLGILLGLLWVLLLKLNLRNK</text:p>
          </table:table-cell>
          <table:table-cell office:value-type="float" office:value="-216.192" calcext:value-type="float">
            <text:p>-216.192</text:p>
          </table:table-cell>
          <table:table-cell office:value-type="float" office:value="0.499874" calcext:value-type="float">
            <text:p>0.499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LLMLLLLLLAALLGILLGLLGVLLKKLNLRNK</text:p>
          </table:table-cell>
          <table:table-cell office:value-type="float" office:value="-211.138" calcext:value-type="float">
            <text:p>-211.138</text:p>
          </table:table-cell>
          <table:table-cell office:value-type="float" office:value="0.535096" calcext:value-type="float">
            <text:p>0.535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LMLLLLLLAALLGILLGLLLVLRLKLNSRNK</text:p>
          </table:table-cell>
          <table:table-cell office:value-type="float" office:value="-214.765" calcext:value-type="float">
            <text:p>-214.765</text:p>
          </table:table-cell>
          <table:table-cell office:value-type="float" office:value="0.4426" calcext:value-type="float">
            <text:p>0.44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LLMLLLLLLAALLGILTGLLMVLLLKLNSRNK</text:p>
          </table:table-cell>
          <table:table-cell office:value-type="float" office:value="-213.455" calcext:value-type="float">
            <text:p>-213.455</text:p>
          </table:table-cell>
          <table:table-cell office:value-type="float" office:value="0.534577" calcext:value-type="float">
            <text:p>0.534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LMLLLLLLAALLGLLLGLLMVLLLKLNLRNK</text:p>
          </table:table-cell>
          <table:table-cell office:value-type="float" office:value="-216.067" calcext:value-type="float">
            <text:p>-216.067</text:p>
          </table:table-cell>
          <table:table-cell office:value-type="float" office:value="0.51036" calcext:value-type="float">
            <text:p>0.51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LMLLLLLLAALLGILLGLLGVLLMKLNSRNK</text:p>
          </table:table-cell>
          <table:table-cell office:value-type="float" office:value="-208.751" calcext:value-type="float">
            <text:p>-208.751</text:p>
          </table:table-cell>
          <table:table-cell office:value-type="float" office:value="0.585442" calcext:value-type="float">
            <text:p>0.585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LMLLLLLLAALLGLLLGLLGVLLLKLNSRNK</text:p>
          </table:table-cell>
          <table:table-cell office:value-type="float" office:value="-211.982" calcext:value-type="float">
            <text:p>-211.982</text:p>
          </table:table-cell>
          <table:table-cell office:value-type="float" office:value="0.482524" calcext:value-type="float">
            <text:p>0.482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LLMLLLLLLAALLGLLLGLLMVLLLKLNLRNK</text:p>
          </table:table-cell>
          <table:table-cell office:value-type="float" office:value="-215.676" calcext:value-type="float">
            <text:p>-215.676</text:p>
          </table:table-cell>
          <table:table-cell office:value-type="float" office:value="0.506797" calcext:value-type="float">
            <text:p>0.5067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LLMLLLLLLAALLGILLGLIMVLLWKANMRNK</text:p>
          </table:table-cell>
          <table:table-cell office:value-type="float" office:value="-219.181" calcext:value-type="float">
            <text:p>-219.181</text:p>
          </table:table-cell>
          <table:table-cell office:value-type="float" office:value="0.543964" calcext:value-type="float">
            <text:p>0.5439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LLMLLLLLLAALLGILLGILGVLLWKRLSRRK</text:p>
          </table:table-cell>
          <table:table-cell office:value-type="float" office:value="-215.574" calcext:value-type="float">
            <text:p>-215.574</text:p>
          </table:table-cell>
          <table:table-cell office:value-type="float" office:value="0.480793" calcext:value-type="float">
            <text:p>0.480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LLMLLLLLLAALLGILLGILGVLLRKLTSRNE</text:p>
          </table:table-cell>
          <table:table-cell office:value-type="float" office:value="-207.855" calcext:value-type="float">
            <text:p>-207.855</text:p>
          </table:table-cell>
          <table:table-cell office:value-type="float" office:value="0.50791" calcext:value-type="float">
            <text:p>0.507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LLMLLLLLLAALLGILLGILGVLRKKLNSRNK</text:p>
          </table:table-cell>
          <table:table-cell office:value-type="float" office:value="-207.686" calcext:value-type="float">
            <text:p>-207.686</text:p>
          </table:table-cell>
          <table:table-cell office:value-type="float" office:value="0.573434" calcext:value-type="float">
            <text:p>0.5734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LMLLLLLLAALLGILLGLIWVLWNKLNSRNK</text:p>
          </table:table-cell>
          <table:table-cell office:value-type="float" office:value="-215.37" calcext:value-type="float">
            <text:p>-215.37</text:p>
          </table:table-cell>
          <table:table-cell office:value-type="float" office:value="0.573143" calcext:value-type="float">
            <text:p>0.573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LLMLLLLLLAALLGLLLGLLGVLREKLRSRNK</text:p>
          </table:table-cell>
          <table:table-cell office:value-type="float" office:value="-210.413" calcext:value-type="float">
            <text:p>-210.413</text:p>
          </table:table-cell>
          <table:table-cell office:value-type="float" office:value="0.521048" calcext:value-type="float">
            <text:p>0.521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LLMLLLLLLAALLGLLLGLLGVLWMKLNSRNK</text:p>
          </table:table-cell>
          <table:table-cell office:value-type="float" office:value="-211.063" calcext:value-type="float">
            <text:p>-211.063</text:p>
          </table:table-cell>
          <table:table-cell office:value-type="float" office:value="0.548542" calcext:value-type="float">
            <text:p>0.548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LLMLLLLLLAALLGMLLGLIGVLLLKLNLRNK</text:p>
          </table:table-cell>
          <table:table-cell office:value-type="float" office:value="-212.429" calcext:value-type="float">
            <text:p>-212.429</text:p>
          </table:table-cell>
          <table:table-cell office:value-type="float" office:value="0.504991" calcext:value-type="float">
            <text:p>0.5049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LLMLLLLLLAALLGLLLGLLMVLLLKALLRNK</text:p>
          </table:table-cell>
          <table:table-cell office:value-type="float" office:value="-217.632" calcext:value-type="float">
            <text:p>-217.632</text:p>
          </table:table-cell>
          <table:table-cell office:value-type="float" office:value="0.505461" calcext:value-type="float">
            <text:p>0.5054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LLMLLLLLLAALLGILLGLLGVLLNKLNSRNK</text:p>
          </table:table-cell>
          <table:table-cell office:value-type="float" office:value="-209.289" calcext:value-type="float">
            <text:p>-209.289</text:p>
          </table:table-cell>
          <table:table-cell office:value-type="float" office:value="0.444149" calcext:value-type="float">
            <text:p>0.444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LLMLLLLLLAALLGLLLGLIMVLLLKLNRRNK</text:p>
          </table:table-cell>
          <table:table-cell office:value-type="float" office:value="-216.064" calcext:value-type="float">
            <text:p>-216.064</text:p>
          </table:table-cell>
          <table:table-cell office:value-type="float" office:value="0.500581" calcext:value-type="float">
            <text:p>0.5005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LLLLLILLLAALLGLLLGLLMVLLLKANLRNK</text:p>
          </table:table-cell>
          <table:table-cell office:value-type="float" office:value="-217.494" calcext:value-type="float">
            <text:p>-217.494</text:p>
          </table:table-cell>
          <table:table-cell office:value-type="float" office:value="0.577883" calcext:value-type="float">
            <text:p>0.5778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LLMLLLLLLAALLGILLGLLGVLLLKANRRNK</text:p>
          </table:table-cell>
          <table:table-cell office:value-type="float" office:value="-213.6" calcext:value-type="float">
            <text:p>-213.6</text:p>
          </table:table-cell>
          <table:table-cell office:value-type="float" office:value="0.54875" calcext:value-type="float">
            <text:p>0.548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LLMLLLLLLAALLGILLGLIGVWRMKLNSRNK</text:p>
          </table:table-cell>
          <table:table-cell office:value-type="float" office:value="-205.357" calcext:value-type="float">
            <text:p>-205.357</text:p>
          </table:table-cell>
          <table:table-cell office:value-type="float" office:value="0.530516" calcext:value-type="float">
            <text:p>0.530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LLMLLLLLLAALLGILLGLLMVLLLKLNSRNK</text:p>
          </table:table-cell>
          <table:table-cell office:value-type="float" office:value="-216.236" calcext:value-type="float">
            <text:p>-216.236</text:p>
          </table:table-cell>
          <table:table-cell office:value-type="float" office:value="0.446654" calcext:value-type="float">
            <text:p>0.446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LLMLLLLLLAALLGLLLGLLAVLWLDLNSRNK</text:p>
          </table:table-cell>
          <table:table-cell office:value-type="float" office:value="-213.386" calcext:value-type="float">
            <text:p>-213.386</text:p>
          </table:table-cell>
          <table:table-cell office:value-type="float" office:value="0.545723" calcext:value-type="float">
            <text:p>0.5457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LLLLILLLAALLGLLLGLLWVLLLKLNLRNK</text:p>
          </table:table-cell>
          <table:table-cell office:value-type="float" office:value="-218.123" calcext:value-type="float">
            <text:p>-218.123</text:p>
          </table:table-cell>
          <table:table-cell office:value-type="float" office:value="0.507312" calcext:value-type="float">
            <text:p>0.507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LLMLLLLLLAALLGLLLGLIWVLRNNRNSRRK</text:p>
          </table:table-cell>
          <table:table-cell office:value-type="float" office:value="-216.118" calcext:value-type="float">
            <text:p>-216.118</text:p>
          </table:table-cell>
          <table:table-cell office:value-type="float" office:value="0.527509" calcext:value-type="float">
            <text:p>0.527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LLLLLLLLLAALIGLLIGLLGILLTKATSRNK</text:p>
          </table:table-cell>
          <table:table-cell office:value-type="float" office:value="-207.871" calcext:value-type="float">
            <text:p>-207.871</text:p>
          </table:table-cell>
          <table:table-cell office:value-type="float" office:value="0.454995" calcext:value-type="float">
            <text:p>0.454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LMLLLLLLAALLGILTGILAVLLMKLNSRNK</text:p>
          </table:table-cell>
          <table:table-cell office:value-type="float" office:value="-208.496" calcext:value-type="float">
            <text:p>-208.496</text:p>
          </table:table-cell>
          <table:table-cell office:value-type="float" office:value="0.573444" calcext:value-type="float">
            <text:p>0.5734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LLMLLLLLLAALLGILLGILAVLLKKLNSRNK</text:p>
          </table:table-cell>
          <table:table-cell office:value-type="float" office:value="-212.158" calcext:value-type="float">
            <text:p>-212.158</text:p>
          </table:table-cell>
          <table:table-cell office:value-type="float" office:value="0.539745" calcext:value-type="float">
            <text:p>0.5397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LLMLLLLLLAALIGILLGLLAVLLMKLNSRNK</text:p>
          </table:table-cell>
          <table:table-cell office:value-type="float" office:value="-211.625" calcext:value-type="float">
            <text:p>-211.625</text:p>
          </table:table-cell>
          <table:table-cell office:value-type="float" office:value="0.528777" calcext:value-type="float">
            <text:p>0.5287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LLMLLLLLLAALLGILLGLLAVLLMKLNSRNK</text:p>
          </table:table-cell>
          <table:table-cell office:value-type="float" office:value="-209.474" calcext:value-type="float">
            <text:p>-209.474</text:p>
          </table:table-cell>
          <table:table-cell office:value-type="float" office:value="0.606168" calcext:value-type="float">
            <text:p>0.606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LLMLLLLLLAALLGILLGLLGVLRKKLNSRNK</text:p>
          </table:table-cell>
          <table:table-cell office:value-type="float" office:value="-205.978" calcext:value-type="float">
            <text:p>-205.978</text:p>
          </table:table-cell>
          <table:table-cell office:value-type="float" office:value="0.518475" calcext:value-type="float">
            <text:p>0.5184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LLMLLLLLLAALLGILLGLLMVLLLKLNSRNK</text:p>
          </table:table-cell>
          <table:table-cell office:value-type="float" office:value="-214.859" calcext:value-type="float">
            <text:p>-214.859</text:p>
          </table:table-cell>
          <table:table-cell office:value-type="float" office:value="0.423646" calcext:value-type="float">
            <text:p>0.4236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LLLLLILLLAALLGLLLGLLWVLLLKLNSRNK</text:p>
          </table:table-cell>
          <table:table-cell office:value-type="float" office:value="-220.256" calcext:value-type="float">
            <text:p>-220.256</text:p>
          </table:table-cell>
          <table:table-cell office:value-type="float" office:value="0.507951" calcext:value-type="float">
            <text:p>0.507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LLMLLLLLLAALLGILLGLIGVLLLKLNRRNK</text:p>
          </table:table-cell>
          <table:table-cell office:value-type="float" office:value="-214.078" calcext:value-type="float">
            <text:p>-214.078</text:p>
          </table:table-cell>
          <table:table-cell office:value-type="float" office:value="0.515229" calcext:value-type="float">
            <text:p>0.5152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LLMLLLLLLAALLGLLLGLIWVLRGTLNSRNK</text:p>
          </table:table-cell>
          <table:table-cell office:value-type="float" office:value="-207.884" calcext:value-type="float">
            <text:p>-207.884</text:p>
          </table:table-cell>
          <table:table-cell office:value-type="float" office:value="0.517651" calcext:value-type="float">
            <text:p>0.5176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LMLLLLLLAALLGILLGLLGVLKMKLNSRNK</text:p>
          </table:table-cell>
          <table:table-cell office:value-type="float" office:value="-206.79" calcext:value-type="float">
            <text:p>-206.79</text:p>
          </table:table-cell>
          <table:table-cell office:value-type="float" office:value="0.523602" calcext:value-type="float">
            <text:p>0.523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LLMLLLLLLAALLGILLGLLWVLLLKLNSRNK</text:p>
          </table:table-cell>
          <table:table-cell office:value-type="float" office:value="-218.805" calcext:value-type="float">
            <text:p>-218.805</text:p>
          </table:table-cell>
          <table:table-cell office:value-type="float" office:value="0.539309" calcext:value-type="float">
            <text:p>0.539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LLLLLILLLAALLGILLGLLMVLLLKLALRRK</text:p>
          </table:table-cell>
          <table:table-cell office:value-type="float" office:value="-217.766" calcext:value-type="float">
            <text:p>-217.766</text:p>
          </table:table-cell>
          <table:table-cell office:value-type="float" office:value="0.450489" calcext:value-type="float">
            <text:p>0.450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LLLLLLLLAALLGILLGLLGVLWWKAMMRNK</text:p>
          </table:table-cell>
          <table:table-cell office:value-type="float" office:value="-214.677" calcext:value-type="float">
            <text:p>-214.677</text:p>
          </table:table-cell>
          <table:table-cell office:value-type="float" office:value="0.480289" calcext:value-type="float">
            <text:p>0.480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LLMLLLLLLAALLGILLGLLGVLLKKLNNRNK</text:p>
          </table:table-cell>
          <table:table-cell office:value-type="float" office:value="-212.865" calcext:value-type="float">
            <text:p>-212.865</text:p>
          </table:table-cell>
          <table:table-cell office:value-type="float" office:value="0.563441" calcext:value-type="float">
            <text:p>0.5634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LLMLLLLLIAAILGLLLGLLLVLLLKLNLRNK</text:p>
          </table:table-cell>
          <table:table-cell office:value-type="float" office:value="-216.336" calcext:value-type="float">
            <text:p>-216.336</text:p>
          </table:table-cell>
          <table:table-cell office:value-type="float" office:value="0.460472" calcext:value-type="float">
            <text:p>0.460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LLLLLILLLAALLGILLGLLMVLLLKANLRNK</text:p>
          </table:table-cell>
          <table:table-cell office:value-type="float" office:value="-215.741" calcext:value-type="float">
            <text:p>-215.741</text:p>
          </table:table-cell>
          <table:table-cell office:value-type="float" office:value="0.477013" calcext:value-type="float">
            <text:p>0.477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LLMLLLLLLAALLGILLGIIGVLRMKLNSRNK</text:p>
          </table:table-cell>
          <table:table-cell office:value-type="float" office:value="-207.452" calcext:value-type="float">
            <text:p>-207.452</text:p>
          </table:table-cell>
          <table:table-cell office:value-type="float" office:value="0.592661" calcext:value-type="float">
            <text:p>0.5926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LLLLILLLAALLGILLGLLGILLNKLNSRNK</text:p>
          </table:table-cell>
          <table:table-cell office:value-type="float" office:value="-213.259" calcext:value-type="float">
            <text:p>-213.259</text:p>
          </table:table-cell>
          <table:table-cell office:value-type="float" office:value="0.47836" calcext:value-type="float">
            <text:p>0.478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LLMLLLLLLAALLGILLGIIGVLRKKLNSRNK</text:p>
          </table:table-cell>
          <table:table-cell office:value-type="float" office:value="-205.772" calcext:value-type="float">
            <text:p>-205.772</text:p>
          </table:table-cell>
          <table:table-cell office:value-type="float" office:value="0.634048" calcext:value-type="float">
            <text:p>0.634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LLMLLLLLLAALLGILLGLLGVLLWTLNRRNK</text:p>
          </table:table-cell>
          <table:table-cell office:value-type="float" office:value="-212.679" calcext:value-type="float">
            <text:p>-212.679</text:p>
          </table:table-cell>
          <table:table-cell office:value-type="float" office:value="0.505109" calcext:value-type="float">
            <text:p>0.505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LLMLLLLLLAALLGILTGILAVLLMKLNSRNK</text:p>
          </table:table-cell>
          <table:table-cell office:value-type="float" office:value="-208.245" calcext:value-type="float">
            <text:p>-208.245</text:p>
          </table:table-cell>
          <table:table-cell office:value-type="float" office:value="0.576772" calcext:value-type="float">
            <text:p>0.5767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LLMLLLLLLAALLGMLLGILGVLLMKLNLRNK</text:p>
          </table:table-cell>
          <table:table-cell office:value-type="float" office:value="-210.25" calcext:value-type="float">
            <text:p>-210.25</text:p>
          </table:table-cell>
          <table:table-cell office:value-type="float" office:value="0.529431" calcext:value-type="float">
            <text:p>0.5294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LMLLLLLLAALLGILLGIIGVLRMKLNSRNK</text:p>
          </table:table-cell>
          <table:table-cell office:value-type="float" office:value="-206.83" calcext:value-type="float">
            <text:p>-206.83</text:p>
          </table:table-cell>
          <table:table-cell office:value-type="float" office:value="0.579784" calcext:value-type="float">
            <text:p>0.5797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LLLLLILLLAALLGLLLGLLMVLLLKLNSRNK</text:p>
          </table:table-cell>
          <table:table-cell office:value-type="float" office:value="-217.052" calcext:value-type="float">
            <text:p>-217.052</text:p>
          </table:table-cell>
          <table:table-cell office:value-type="float" office:value="0.470977" calcext:value-type="float">
            <text:p>0.470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LLLLLLLLLAALLGILLGLLGVLRNKLNSRNK</text:p>
          </table:table-cell>
          <table:table-cell office:value-type="float" office:value="-206.861" calcext:value-type="float">
            <text:p>-206.861</text:p>
          </table:table-cell>
          <table:table-cell office:value-type="float" office:value="0.474478" calcext:value-type="float">
            <text:p>0.4744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LMLLLLLLAALLGILIGILGVLLNKLNNRNK</text:p>
          </table:table-cell>
          <table:table-cell office:value-type="float" office:value="-212.969" calcext:value-type="float">
            <text:p>-212.969</text:p>
          </table:table-cell>
          <table:table-cell office:value-type="float" office:value="0.538351" calcext:value-type="float">
            <text:p>0.538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LMLLLLLLAALLGILLGLIMVLLLKLNLRNK</text:p>
          </table:table-cell>
          <table:table-cell office:value-type="float" office:value="-214.122" calcext:value-type="float">
            <text:p>-214.122</text:p>
          </table:table-cell>
          <table:table-cell office:value-type="float" office:value="0.476429" calcext:value-type="float">
            <text:p>0.4764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LLMLLLLLLAMLLGILLGLLGILLLKLNRRNK</text:p>
          </table:table-cell>
          <table:table-cell office:value-type="float" office:value="-215.586" calcext:value-type="float">
            <text:p>-215.586</text:p>
          </table:table-cell>
          <table:table-cell office:value-type="float" office:value="0.510268" calcext:value-type="float">
            <text:p>0.510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LLMLLLLLLAALLGLLLGLIMVLLLKLNLRNK</text:p>
          </table:table-cell>
          <table:table-cell office:value-type="float" office:value="-216.232" calcext:value-type="float">
            <text:p>-216.232</text:p>
          </table:table-cell>
          <table:table-cell office:value-type="float" office:value="0.539312" calcext:value-type="float">
            <text:p>0.539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LLMLLLLLLAALLGILLGLLMVLLLKANLRNK</text:p>
          </table:table-cell>
          <table:table-cell office:value-type="float" office:value="-213.991" calcext:value-type="float">
            <text:p>-213.991</text:p>
          </table:table-cell>
          <table:table-cell office:value-type="float" office:value="0.509342" calcext:value-type="float">
            <text:p>0.509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LLMLLLLLLAALLGILLGLLGVLRMKLDLRNK</text:p>
          </table:table-cell>
          <table:table-cell office:value-type="float" office:value="-208.687" calcext:value-type="float">
            <text:p>-208.687</text:p>
          </table:table-cell>
          <table:table-cell office:value-type="float" office:value="0.572558" calcext:value-type="float">
            <text:p>0.5725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LLMLLLLLLAALLGLLLGLLWVLLLRLNRRNK</text:p>
          </table:table-cell>
          <table:table-cell office:value-type="float" office:value="-218.707" calcext:value-type="float">
            <text:p>-218.707</text:p>
          </table:table-cell>
          <table:table-cell office:value-type="float" office:value="0.519016" calcext:value-type="float">
            <text:p>0.519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LLMLLILLLAALLGLLLGLLMVLLLKLNRRNK</text:p>
          </table:table-cell>
          <table:table-cell office:value-type="float" office:value="-216.978" calcext:value-type="float">
            <text:p>-216.978</text:p>
          </table:table-cell>
          <table:table-cell office:value-type="float" office:value="0.443145" calcext:value-type="float">
            <text:p>0.443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LLMLLLLLLAALLGILLGLLWVLWLKLMSRRK</text:p>
          </table:table-cell>
          <table:table-cell office:value-type="float" office:value="-216.005" calcext:value-type="float">
            <text:p>-216.005</text:p>
          </table:table-cell>
          <table:table-cell office:value-type="float" office:value="0.564399" calcext:value-type="float">
            <text:p>0.564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LLLLLILLLAALLGILLGIIGVLRMKLNSRNK</text:p>
          </table:table-cell>
          <table:table-cell office:value-type="float" office:value="-209.202" calcext:value-type="float">
            <text:p>-209.202</text:p>
          </table:table-cell>
          <table:table-cell office:value-type="float" office:value="0.540265" calcext:value-type="float">
            <text:p>0.540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LLMLLLLLLAALLGLLLGLLMVLLLKLNRRNK</text:p>
          </table:table-cell>
          <table:table-cell office:value-type="float" office:value="-216.748" calcext:value-type="float">
            <text:p>-216.748</text:p>
          </table:table-cell>
          <table:table-cell office:value-type="float" office:value="0.453956" calcext:value-type="float">
            <text:p>0.453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LLLLLILLLAALLGLLLGLLLVLLLLRRLRRK</text:p>
          </table:table-cell>
          <table:table-cell office:value-type="float" office:value="-219.048" calcext:value-type="float">
            <text:p>-219.048</text:p>
          </table:table-cell>
          <table:table-cell office:value-type="float" office:value="0.438985" calcext:value-type="float">
            <text:p>0.438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LLMLLLLLLAALLGLLLGLLMVLLLKANLRNK</text:p>
          </table:table-cell>
          <table:table-cell office:value-type="float" office:value="-215.641" calcext:value-type="float">
            <text:p>-215.641</text:p>
          </table:table-cell>
          <table:table-cell office:value-type="float" office:value="0.536829" calcext:value-type="float">
            <text:p>0.536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LLMLLLLLLAALLGILLGLIGVLLLKLNRRNK</text:p>
          </table:table-cell>
          <table:table-cell office:value-type="float" office:value="-213.035" calcext:value-type="float">
            <text:p>-213.035</text:p>
          </table:table-cell>
          <table:table-cell office:value-type="float" office:value="0.464207" calcext:value-type="float">
            <text:p>0.4642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LLMLLLLLLAALLGILLGILGVLLLKLNLRNK</text:p>
          </table:table-cell>
          <table:table-cell office:value-type="float" office:value="-210.953" calcext:value-type="float">
            <text:p>-210.953</text:p>
          </table:table-cell>
          <table:table-cell office:value-type="float" office:value="0.473173" calcext:value-type="float">
            <text:p>0.473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LLMLLLLLLAALLGILLGIIGVLLKKLNSRNK</text:p>
          </table:table-cell>
          <table:table-cell office:value-type="float" office:value="-211.943" calcext:value-type="float">
            <text:p>-211.943</text:p>
          </table:table-cell>
          <table:table-cell office:value-type="float" office:value="0.594442" calcext:value-type="float">
            <text:p>0.594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LLLLLLLLLAALLGILLGLIMVLLKKLNNRNK</text:p>
          </table:table-cell>
          <table:table-cell office:value-type="float" office:value="-218.925" calcext:value-type="float">
            <text:p>-218.925</text:p>
          </table:table-cell>
          <table:table-cell office:value-type="float" office:value="0.564466" calcext:value-type="float">
            <text:p>0.5644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LLLLLILLLAALLGILLGLLGVLLLKANRRNK</text:p>
          </table:table-cell>
          <table:table-cell office:value-type="float" office:value="-213.747" calcext:value-type="float">
            <text:p>-213.747</text:p>
          </table:table-cell>
          <table:table-cell office:value-type="float" office:value="0.501855" calcext:value-type="float">
            <text:p>0.501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LLMLLLLLLAALLGILLGLLMVLLWKLNSRNK</text:p>
          </table:table-cell>
          <table:table-cell office:value-type="float" office:value="-216.676" calcext:value-type="float">
            <text:p>-216.676</text:p>
          </table:table-cell>
          <table:table-cell office:value-type="float" office:value="0.540648" calcext:value-type="float">
            <text:p>0.540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LLMLLLLLLAALLGILLGLIGVLLLKLNRRNK</text:p>
          </table:table-cell>
          <table:table-cell office:value-type="float" office:value="-213.48" calcext:value-type="float">
            <text:p>-213.48</text:p>
          </table:table-cell>
          <table:table-cell office:value-type="float" office:value="0.496741" calcext:value-type="float">
            <text:p>0.496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LLMLLLLLLAALLGMLTGLIMVLLLKLNLRNK</text:p>
          </table:table-cell>
          <table:table-cell office:value-type="float" office:value="-212.196" calcext:value-type="float">
            <text:p>-212.196</text:p>
          </table:table-cell>
          <table:table-cell office:value-type="float" office:value="0.579932" calcext:value-type="float">
            <text:p>0.579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LLMLLLLLLAALLGILLGLIGVWIMKLNSRNK</text:p>
          </table:table-cell>
          <table:table-cell office:value-type="float" office:value="-212.32" calcext:value-type="float">
            <text:p>-212.32</text:p>
          </table:table-cell>
          <table:table-cell office:value-type="float" office:value="0.487328" calcext:value-type="float">
            <text:p>0.487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LLMLLLLLLAALLGILLGLLWVLLLKLNLRNK</text:p>
          </table:table-cell>
          <table:table-cell office:value-type="float" office:value="-216.828" calcext:value-type="float">
            <text:p>-216.828</text:p>
          </table:table-cell>
          <table:table-cell office:value-type="float" office:value="0.559505" calcext:value-type="float">
            <text:p>0.559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LLMLLLLLLAALLGILLGLILVLRGKLSSRNK</text:p>
          </table:table-cell>
          <table:table-cell office:value-type="float" office:value="-210.079" calcext:value-type="float">
            <text:p>-210.079</text:p>
          </table:table-cell>
          <table:table-cell office:value-type="float" office:value="0.537063" calcext:value-type="float">
            <text:p>0.537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LLMLLLLLLAALLGILLGLLGVLLWKLSSRNK</text:p>
          </table:table-cell>
          <table:table-cell office:value-type="float" office:value="-212.626" calcext:value-type="float">
            <text:p>-212.626</text:p>
          </table:table-cell>
          <table:table-cell office:value-type="float" office:value="0.58537" calcext:value-type="float">
            <text:p>0.58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LLMLLLLLLAALLGILLGLLLVLLWKLNMRNK</text:p>
          </table:table-cell>
          <table:table-cell office:value-type="float" office:value="-218.414" calcext:value-type="float">
            <text:p>-218.414</text:p>
          </table:table-cell>
          <table:table-cell office:value-type="float" office:value="0.433419" calcext:value-type="float">
            <text:p>0.4334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LLMLLLLLLAALLGLLLGLLLVLRWKLDSRNK</text:p>
          </table:table-cell>
          <table:table-cell office:value-type="float" office:value="-211.514" calcext:value-type="float">
            <text:p>-211.514</text:p>
          </table:table-cell>
          <table:table-cell office:value-type="float" office:value="0.436561" calcext:value-type="float">
            <text:p>0.4365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LLMLLLLLLAALLGLLLGLLMVLLLKLNLRNK</text:p>
          </table:table-cell>
          <table:table-cell office:value-type="float" office:value="-217.376" calcext:value-type="float">
            <text:p>-217.376</text:p>
          </table:table-cell>
          <table:table-cell office:value-type="float" office:value="0.490763" calcext:value-type="float">
            <text:p>0.4907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LLLLLLLLLAALLGILLGLIGVWKKKLNSRNK</text:p>
          </table:table-cell>
          <table:table-cell office:value-type="float" office:value="-209.021" calcext:value-type="float">
            <text:p>-209.021</text:p>
          </table:table-cell>
          <table:table-cell office:value-type="float" office:value="0.600941" calcext:value-type="float">
            <text:p>0.6009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LLMLLLLLLAALLGLLLGLLMVLLLKANRRNK</text:p>
          </table:table-cell>
          <table:table-cell office:value-type="float" office:value="-215.949" calcext:value-type="float">
            <text:p>-215.949</text:p>
          </table:table-cell>
          <table:table-cell office:value-type="float" office:value="0.494385" calcext:value-type="float">
            <text:p>0.494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LLMLLLLLLAALLGIILGIIGVLRKKLNSRNK</text:p>
          </table:table-cell>
          <table:table-cell office:value-type="float" office:value="-206.118" calcext:value-type="float">
            <text:p>-206.118</text:p>
          </table:table-cell>
          <table:table-cell office:value-type="float" office:value="0.519005" calcext:value-type="float">
            <text:p>0.519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LLMLLLLLLAALLGILLGILAVLRKKLDSRKK</text:p>
          </table:table-cell>
          <table:table-cell office:value-type="float" office:value="-213.313" calcext:value-type="float">
            <text:p>-213.313</text:p>
          </table:table-cell>
          <table:table-cell office:value-type="float" office:value="0.571739" calcext:value-type="float">
            <text:p>0.5717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LMLLLLLLAALLGILLGILGVLRKKLNSRNK</text:p>
          </table:table-cell>
          <table:table-cell office:value-type="float" office:value="-206.139" calcext:value-type="float">
            <text:p>-206.139</text:p>
          </table:table-cell>
          <table:table-cell office:value-type="float" office:value="0.527295" calcext:value-type="float">
            <text:p>0.527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LLMLLLLLLAALLGILLGILGVLLLKLNSRNK</text:p>
          </table:table-cell>
          <table:table-cell office:value-type="float" office:value="-213.458" calcext:value-type="float">
            <text:p>-213.458</text:p>
          </table:table-cell>
          <table:table-cell office:value-type="float" office:value="0.51577" calcext:value-type="float">
            <text:p>0.51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LLMLLLLLLAALLGLLLGLLGVLLLKLNSRNK</text:p>
          </table:table-cell>
          <table:table-cell office:value-type="float" office:value="-213.777" calcext:value-type="float">
            <text:p>-213.777</text:p>
          </table:table-cell>
          <table:table-cell office:value-type="float" office:value="0.562055" calcext:value-type="float">
            <text:p>0.562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LLLLLLLILAALLGLLLGLILVLRAKLTSRNK</text:p>
          </table:table-cell>
          <table:table-cell office:value-type="float" office:value="-212.047" calcext:value-type="float">
            <text:p>-212.047</text:p>
          </table:table-cell>
          <table:table-cell office:value-type="float" office:value="0.603348" calcext:value-type="float">
            <text:p>0.603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LLMLLLLLLAALLGILLGLLGVLWMKLNLRNK</text:p>
          </table:table-cell>
          <table:table-cell office:value-type="float" office:value="-207.474" calcext:value-type="float">
            <text:p>-207.474</text:p>
          </table:table-cell>
          <table:table-cell office:value-type="float" office:value="0.492948" calcext:value-type="float">
            <text:p>0.4929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LMLLLLLLAALLGILLGLLMVLLLKLNSRNK</text:p>
          </table:table-cell>
          <table:table-cell office:value-type="float" office:value="-216.447" calcext:value-type="float">
            <text:p>-216.447</text:p>
          </table:table-cell>
          <table:table-cell office:value-type="float" office:value="0.518236" calcext:value-type="float">
            <text:p>0.518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LLMLLLLLLAALLGILLGILGVLLMKLNSRNK</text:p>
          </table:table-cell>
          <table:table-cell office:value-type="float" office:value="-210.336" calcext:value-type="float">
            <text:p>-210.336</text:p>
          </table:table-cell>
          <table:table-cell office:value-type="float" office:value="0.585431" calcext:value-type="float">
            <text:p>0.5854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LLMLLLLLLAALLGLLLGLLMVLLLKLNLRNK</text:p>
          </table:table-cell>
          <table:table-cell office:value-type="float" office:value="-216.439" calcext:value-type="float">
            <text:p>-216.439</text:p>
          </table:table-cell>
          <table:table-cell office:value-type="float" office:value="0.528187" calcext:value-type="float">
            <text:p>0.528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LLMLLLLLLAALLGLLLGLLLVLLWKLNMRNK</text:p>
          </table:table-cell>
          <table:table-cell office:value-type="float" office:value="-220.364" calcext:value-type="float">
            <text:p>-220.364</text:p>
          </table:table-cell>
          <table:table-cell office:value-type="float" office:value="0.512093" calcext:value-type="float">
            <text:p>0.512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LLMLLLLLLAALLGILLGLLMVLLLKLNLRNK</text:p>
          </table:table-cell>
          <table:table-cell office:value-type="float" office:value="-216.214" calcext:value-type="float">
            <text:p>-216.214</text:p>
          </table:table-cell>
          <table:table-cell office:value-type="float" office:value="0.533894" calcext:value-type="float">
            <text:p>0.533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LMLLLLLLAALLGILLGILGVLLRKLNLRNK</text:p>
          </table:table-cell>
          <table:table-cell office:value-type="float" office:value="-212.899" calcext:value-type="float">
            <text:p>-212.899</text:p>
          </table:table-cell>
          <table:table-cell office:value-type="float" office:value="0.508511" calcext:value-type="float">
            <text:p>0.508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LLMLLLLLLAALLGLLLGLLMVLLWKLILRMK</text:p>
          </table:table-cell>
          <table:table-cell office:value-type="float" office:value="-218.156" calcext:value-type="float">
            <text:p>-218.156</text:p>
          </table:table-cell>
          <table:table-cell office:value-type="float" office:value="0.556573" calcext:value-type="float">
            <text:p>0.556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LLMLLLLLLAALLGILLGLLMVLLLKLNRRNK</text:p>
          </table:table-cell>
          <table:table-cell office:value-type="float" office:value="-217.192" calcext:value-type="float">
            <text:p>-217.192</text:p>
          </table:table-cell>
          <table:table-cell office:value-type="float" office:value="0.56938" calcext:value-type="float">
            <text:p>0.56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LLLLLILLLAALLGILLGLLGVLLWKLNNRNK</text:p>
          </table:table-cell>
          <table:table-cell office:value-type="float" office:value="-215.74" calcext:value-type="float">
            <text:p>-215.74</text:p>
          </table:table-cell>
          <table:table-cell office:value-type="float" office:value="0.570608" calcext:value-type="float">
            <text:p>0.570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LMLLLLLLAALLGILLGLIMVLLLKLNSRNK</text:p>
          </table:table-cell>
          <table:table-cell office:value-type="float" office:value="-216.881" calcext:value-type="float">
            <text:p>-216.881</text:p>
          </table:table-cell>
          <table:table-cell office:value-type="float" office:value="0.499176" calcext:value-type="float">
            <text:p>0.499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LMLLLLLLAALLGILLGLLMVLLLKLNSRNK</text:p>
          </table:table-cell>
          <table:table-cell office:value-type="float" office:value="-216.414" calcext:value-type="float">
            <text:p>-216.414</text:p>
          </table:table-cell>
          <table:table-cell office:value-type="float" office:value="0.496595" calcext:value-type="float">
            <text:p>0.4965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LLMLLLLLLAALLGIILGILGVLRKKLNSRNK</text:p>
          </table:table-cell>
          <table:table-cell office:value-type="float" office:value="-206.89" calcext:value-type="float">
            <text:p>-206.89</text:p>
          </table:table-cell>
          <table:table-cell office:value-type="float" office:value="0.565416" calcext:value-type="float">
            <text:p>0.565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LLMLLLLLLAALLGILTGLIMVLLLKLNRRNK</text:p>
          </table:table-cell>
          <table:table-cell office:value-type="float" office:value="-217.096" calcext:value-type="float">
            <text:p>-217.096</text:p>
          </table:table-cell>
          <table:table-cell office:value-type="float" office:value="0.537236" calcext:value-type="float">
            <text:p>0.537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LLMLLLLLLAALLGLLLGLLGVLLLKLRLRRK</text:p>
          </table:table-cell>
          <table:table-cell office:value-type="float" office:value="-211.35" calcext:value-type="float">
            <text:p>-211.35</text:p>
          </table:table-cell>
          <table:table-cell office:value-type="float" office:value="0.491552" calcext:value-type="float">
            <text:p>0.491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LLLLLILLLAALLGLLLGLLMVLWLKLNLRNK</text:p>
          </table:table-cell>
          <table:table-cell office:value-type="float" office:value="-216.47" calcext:value-type="float">
            <text:p>-216.47</text:p>
          </table:table-cell>
          <table:table-cell office:value-type="float" office:value="0.452669" calcext:value-type="float">
            <text:p>0.4526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LLMLLLLLLAALLGLLLGLIMVLLLKLNLRNK</text:p>
          </table:table-cell>
          <table:table-cell office:value-type="float" office:value="-215.55" calcext:value-type="float">
            <text:p>-215.55</text:p>
          </table:table-cell>
          <table:table-cell office:value-type="float" office:value="0.485346" calcext:value-type="float">
            <text:p>0.4853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LLMLLLLLLAALLGLLLGLLMVLLLKLNRRNK</text:p>
          </table:table-cell>
          <table:table-cell office:value-type="float" office:value="-216.589" calcext:value-type="float">
            <text:p>-216.589</text:p>
          </table:table-cell>
          <table:table-cell office:value-type="float" office:value="0.500301" calcext:value-type="float">
            <text:p>0.500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LMLLLLLLAALLGILLGLIGVWLMKRNSRNK</text:p>
          </table:table-cell>
          <table:table-cell office:value-type="float" office:value="-212.769" calcext:value-type="float">
            <text:p>-212.769</text:p>
          </table:table-cell>
          <table:table-cell office:value-type="float" office:value="0.555579" calcext:value-type="float">
            <text:p>0.5555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LLMLLLLLLAALLGLLLGLLLVLLLKLNSRNK</text:p>
          </table:table-cell>
          <table:table-cell office:value-type="float" office:value="-217.875" calcext:value-type="float">
            <text:p>-217.875</text:p>
          </table:table-cell>
          <table:table-cell office:value-type="float" office:value="0.510198" calcext:value-type="float">
            <text:p>0.510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LLMLLLLLLAALLGILTGLIMVLLLKLARRRK</text:p>
          </table:table-cell>
          <table:table-cell office:value-type="float" office:value="-213.903" calcext:value-type="float">
            <text:p>-213.903</text:p>
          </table:table-cell>
          <table:table-cell office:value-type="float" office:value="0.493908" calcext:value-type="float">
            <text:p>0.4939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LLMLLLLLLAALLGILLGLLGVLLWKLNNRNK</text:p>
          </table:table-cell>
          <table:table-cell office:value-type="float" office:value="-214.311" calcext:value-type="float">
            <text:p>-214.311</text:p>
          </table:table-cell>
          <table:table-cell office:value-type="float" office:value="0.62199" calcext:value-type="float">
            <text:p>0.62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LLMLLLLLLAALLGILLGLLGVLRKKLNSRNK</text:p>
          </table:table-cell>
          <table:table-cell office:value-type="float" office:value="-205.353" calcext:value-type="float">
            <text:p>-205.353</text:p>
          </table:table-cell>
          <table:table-cell office:value-type="float" office:value="0.619517" calcext:value-type="float">
            <text:p>0.6195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LMLLLLLLAALLGILLGLLLVLLLKLNRRNK</text:p>
          </table:table-cell>
          <table:table-cell office:value-type="float" office:value="-218" calcext:value-type="float">
            <text:p>-218</text:p>
          </table:table-cell>
          <table:table-cell office:value-type="float" office:value="0.475846" calcext:value-type="float">
            <text:p>0.4758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LMLLLLLLAALLGILLGLIGVLLLKLNRRNK</text:p>
          </table:table-cell>
          <table:table-cell office:value-type="float" office:value="-212.466" calcext:value-type="float">
            <text:p>-212.466</text:p>
          </table:table-cell>
          <table:table-cell office:value-type="float" office:value="0.490275" calcext:value-type="float">
            <text:p>0.490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LLLLLILLLAALLGILLGLLMVLLWKLNNRNK</text:p>
          </table:table-cell>
          <table:table-cell office:value-type="float" office:value="-219.11" calcext:value-type="float">
            <text:p>-219.11</text:p>
          </table:table-cell>
          <table:table-cell office:value-type="float" office:value="0.541981" calcext:value-type="float">
            <text:p>0.541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LLMLLLLLLAALLGILLGLIGVWINKLNSRNK</text:p>
          </table:table-cell>
          <table:table-cell office:value-type="float" office:value="-210.549" calcext:value-type="float">
            <text:p>-210.549</text:p>
          </table:table-cell>
          <table:table-cell office:value-type="float" office:value="0.507924" calcext:value-type="float">
            <text:p>0.5079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LLMLLLLLLAALLGILLGLLMVLLLKLNRRNK</text:p>
          </table:table-cell>
          <table:table-cell office:value-type="float" office:value="-216.395" calcext:value-type="float">
            <text:p>-216.395</text:p>
          </table:table-cell>
          <table:table-cell office:value-type="float" office:value="0.466406" calcext:value-type="float">
            <text:p>0.466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LLMLLLLLLAALLGILLGLLGVLLLKANRRNK</text:p>
          </table:table-cell>
          <table:table-cell office:value-type="float" office:value="-213.46" calcext:value-type="float">
            <text:p>-213.46</text:p>
          </table:table-cell>
          <table:table-cell office:value-type="float" office:value="0.581018" calcext:value-type="float">
            <text:p>0.581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LLMLLLLLLAALLGILLGLIMVLLLKLNLRNK</text:p>
          </table:table-cell>
          <table:table-cell office:value-type="float" office:value="-214.364" calcext:value-type="float">
            <text:p>-214.364</text:p>
          </table:table-cell>
          <table:table-cell office:value-type="float" office:value="0.458336" calcext:value-type="float">
            <text:p>0.458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LLMLLLLLLAALLGILLGLIGVLLWKLILRNK</text:p>
          </table:table-cell>
          <table:table-cell office:value-type="float" office:value="-213.361" calcext:value-type="float">
            <text:p>-213.361</text:p>
          </table:table-cell>
          <table:table-cell office:value-type="float" office:value="0.486791" calcext:value-type="float">
            <text:p>0.4867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LMLLLLLLAALLGILTGILAVLKKKLNSRNK</text:p>
          </table:table-cell>
          <table:table-cell office:value-type="float" office:value="-204.969" calcext:value-type="float">
            <text:p>-204.969</text:p>
          </table:table-cell>
          <table:table-cell office:value-type="float" office:value="0.543424" calcext:value-type="float">
            <text:p>0.543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LLMLLLLLLAALLGILLGLLGVLLLKANLRNK</text:p>
          </table:table-cell>
          <table:table-cell office:value-type="float" office:value="-211.352" calcext:value-type="float">
            <text:p>-211.352</text:p>
          </table:table-cell>
          <table:table-cell office:value-type="float" office:value="0.512901" calcext:value-type="float">
            <text:p>0.5129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LLMLLLLLLAALLGILLGLLMVLLWKLNSRNK</text:p>
          </table:table-cell>
          <table:table-cell office:value-type="float" office:value="-218.342" calcext:value-type="float">
            <text:p>-218.342</text:p>
          </table:table-cell>
          <table:table-cell office:value-type="float" office:value="0.523423" calcext:value-type="float">
            <text:p>0.523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LLMLLLLLLAALLGILLGLLLVLLLKLNSRNK</text:p>
          </table:table-cell>
          <table:table-cell office:value-type="float" office:value="-217.034" calcext:value-type="float">
            <text:p>-217.034</text:p>
          </table:table-cell>
          <table:table-cell office:value-type="float" office:value="0.464369" calcext:value-type="float">
            <text:p>0.464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LLMLLLLLLAALLGILTGILAVLLNKLNNRNK</text:p>
          </table:table-cell>
          <table:table-cell office:value-type="float" office:value="-209.79" calcext:value-type="float">
            <text:p>-209.79</text:p>
          </table:table-cell>
          <table:table-cell office:value-type="float" office:value="0.549196" calcext:value-type="float">
            <text:p>0.549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LLMLLLLLLAALLGILLGILAVLKKKLNSRNK</text:p>
          </table:table-cell>
          <table:table-cell office:value-type="float" office:value="-210.725" calcext:value-type="float">
            <text:p>-210.725</text:p>
          </table:table-cell>
          <table:table-cell office:value-type="float" office:value="0.550057" calcext:value-type="float">
            <text:p>0.550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LLMLLLLLLAALLGILLGLLGVLRKKLDSRNK</text:p>
          </table:table-cell>
          <table:table-cell office:value-type="float" office:value="-207.199" calcext:value-type="float">
            <text:p>-207.199</text:p>
          </table:table-cell>
          <table:table-cell office:value-type="float" office:value="0.54238" calcext:value-type="float">
            <text:p>0.542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LLMLLLLLLAALLGLLTGLLAVLLLKLNSRNK</text:p>
          </table:table-cell>
          <table:table-cell office:value-type="float" office:value="-211.985" calcext:value-type="float">
            <text:p>-211.985</text:p>
          </table:table-cell>
          <table:table-cell office:value-type="float" office:value="0.494882" calcext:value-type="float">
            <text:p>0.4948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LMLLLLLLAALLGLLLGLLMVLLLKLNLRNK</text:p>
          </table:table-cell>
          <table:table-cell office:value-type="float" office:value="-216.778" calcext:value-type="float">
            <text:p>-216.778</text:p>
          </table:table-cell>
          <table:table-cell office:value-type="float" office:value="0.489242" calcext:value-type="float">
            <text:p>0.4892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LMLLLLLLAALLGILLGLIGVWINKLNSRNK</text:p>
          </table:table-cell>
          <table:table-cell office:value-type="float" office:value="-212.04" calcext:value-type="float">
            <text:p>-212.04</text:p>
          </table:table-cell>
          <table:table-cell office:value-type="float" office:value="0.58799" calcext:value-type="float">
            <text:p>0.587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LLMLLLLLLAALLGILTGLIMVLLLKLNLRNK</text:p>
          </table:table-cell>
          <table:table-cell office:value-type="float" office:value="-213.084" calcext:value-type="float">
            <text:p>-213.084</text:p>
          </table:table-cell>
          <table:table-cell office:value-type="float" office:value="0.536035" calcext:value-type="float">
            <text:p>0.536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LLMLLLLLLAALLGILLGLLGVLLRKLTSRNK</text:p>
          </table:table-cell>
          <table:table-cell office:value-type="float" office:value="-207.306" calcext:value-type="float">
            <text:p>-207.306</text:p>
          </table:table-cell>
          <table:table-cell office:value-type="float" office:value="0.484792" calcext:value-type="float">
            <text:p>0.4847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LLMLLLLLLAALLGILLGLLGVLRLKLDSRNK</text:p>
          </table:table-cell>
          <table:table-cell office:value-type="float" office:value="-209.566" calcext:value-type="float">
            <text:p>-209.566</text:p>
          </table:table-cell>
          <table:table-cell office:value-type="float" office:value="0.519536" calcext:value-type="float">
            <text:p>0.5195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LLLLILLLAALLGILLGLLMVLLLKANLRNK</text:p>
          </table:table-cell>
          <table:table-cell office:value-type="float" office:value="-215.692" calcext:value-type="float">
            <text:p>-215.692</text:p>
          </table:table-cell>
          <table:table-cell office:value-type="float" office:value="0.468321" calcext:value-type="float">
            <text:p>0.468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LMLLLLLLAALLGLLLGLLMVLLLKANRRNK</text:p>
          </table:table-cell>
          <table:table-cell office:value-type="float" office:value="-216.287" calcext:value-type="float">
            <text:p>-216.287</text:p>
          </table:table-cell>
          <table:table-cell office:value-type="float" office:value="0.455706" calcext:value-type="float">
            <text:p>0.4557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LLMLLLLLLAALLGILLGLIMVLLLKLNRRNK</text:p>
          </table:table-cell>
          <table:table-cell office:value-type="float" office:value="-216.64" calcext:value-type="float">
            <text:p>-216.64</text:p>
          </table:table-cell>
          <table:table-cell office:value-type="float" office:value="0.440639" calcext:value-type="float">
            <text:p>0.4406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LLMLLLLLLAALLGILLGLLGVLLLKANLRNK</text:p>
          </table:table-cell>
          <table:table-cell office:value-type="float" office:value="-213.06" calcext:value-type="float">
            <text:p>-213.06</text:p>
          </table:table-cell>
          <table:table-cell office:value-type="float" office:value="0.595075" calcext:value-type="float">
            <text:p>0.595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LLMLLLLLLAALLGILLGLIMVLLLKLNSRNK</text:p>
          </table:table-cell>
          <table:table-cell office:value-type="float" office:value="-214.417" calcext:value-type="float">
            <text:p>-214.417</text:p>
          </table:table-cell>
          <table:table-cell office:value-type="float" office:value="0.508394" calcext:value-type="float">
            <text:p>0.508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LLMLLLLLLAALLGILLGLIMVLLLKANSRNK</text:p>
          </table:table-cell>
          <table:table-cell office:value-type="float" office:value="-215.505" calcext:value-type="float">
            <text:p>-215.505</text:p>
          </table:table-cell>
          <table:table-cell office:value-type="float" office:value="0.492133" calcext:value-type="float">
            <text:p>0.4921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LLMLLLLLLAALLGILLGLLLVLLLKLNSRNK</text:p>
          </table:table-cell>
          <table:table-cell office:value-type="float" office:value="-218.047" calcext:value-type="float">
            <text:p>-218.047</text:p>
          </table:table-cell>
          <table:table-cell office:value-type="float" office:value="0.527445" calcext:value-type="float">
            <text:p>0.527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LLLLLILLLAALLGILLGLIGVLLLKLNRRNK</text:p>
          </table:table-cell>
          <table:table-cell office:value-type="float" office:value="-214.703" calcext:value-type="float">
            <text:p>-214.703</text:p>
          </table:table-cell>
          <table:table-cell office:value-type="float" office:value="0.477492" calcext:value-type="float">
            <text:p>0.4774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LMLLLLLLAALLGILLGLLGVLLKKLNLRNK</text:p>
          </table:table-cell>
          <table:table-cell office:value-type="float" office:value="-210.356" calcext:value-type="float">
            <text:p>-210.356</text:p>
          </table:table-cell>
          <table:table-cell office:value-type="float" office:value="0.478346" calcext:value-type="float">
            <text:p>0.478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LLLLILILAALLGLLLGLLLVLRMKLNSRNK</text:p>
          </table:table-cell>
          <table:table-cell office:value-type="float" office:value="-213.056" calcext:value-type="float">
            <text:p>-213.056</text:p>
          </table:table-cell>
          <table:table-cell office:value-type="float" office:value="0.469226" calcext:value-type="float">
            <text:p>0.469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LLMLLLLLLAALLGLLLGLIGVLRLKLNSRNK</text:p>
          </table:table-cell>
          <table:table-cell office:value-type="float" office:value="-207.575" calcext:value-type="float">
            <text:p>-207.575</text:p>
          </table:table-cell>
          <table:table-cell office:value-type="float" office:value="0.481519" calcext:value-type="float">
            <text:p>0.481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LLLLLILLLAALLGLLLGLLLVLLWKLNMRNK</text:p>
          </table:table-cell>
          <table:table-cell office:value-type="float" office:value="-220.782" calcext:value-type="float">
            <text:p>-220.782</text:p>
          </table:table-cell>
          <table:table-cell office:value-type="float" office:value="0.500935" calcext:value-type="float">
            <text:p>0.500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LLMLLLLLLAALLGILLGILGVLKKKLNSRNK</text:p>
          </table:table-cell>
          <table:table-cell office:value-type="float" office:value="-209.159" calcext:value-type="float">
            <text:p>-209.159</text:p>
          </table:table-cell>
          <table:table-cell office:value-type="float" office:value="0.553581" calcext:value-type="float">
            <text:p>0.5535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LLMLLLLLLAALLGLLLGLLLVLLLKLISRRK</text:p>
          </table:table-cell>
          <table:table-cell office:value-type="float" office:value="-218.827" calcext:value-type="float">
            <text:p>-218.827</text:p>
          </table:table-cell>
          <table:table-cell office:value-type="float" office:value="0.496842" calcext:value-type="float">
            <text:p>0.496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LLMLLLLLLAALLGILLGLLGVLLMKLNSRNK</text:p>
          </table:table-cell>
          <table:table-cell office:value-type="float" office:value="-212.747" calcext:value-type="float">
            <text:p>-212.747</text:p>
          </table:table-cell>
          <table:table-cell office:value-type="float" office:value="0.476545" calcext:value-type="float">
            <text:p>0.476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LLMLLLLLLAALLGILLGLLGVLLLKLNSRNK</text:p>
          </table:table-cell>
          <table:table-cell office:value-type="float" office:value="-211.329" calcext:value-type="float">
            <text:p>-211.329</text:p>
          </table:table-cell>
          <table:table-cell office:value-type="float" office:value="0.536262" calcext:value-type="float">
            <text:p>0.5362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LLMLLLLLLAALLGILLGLIGVWLLKLNLRNK</text:p>
          </table:table-cell>
          <table:table-cell office:value-type="float" office:value="-214.35" calcext:value-type="float">
            <text:p>-214.35</text:p>
          </table:table-cell>
          <table:table-cell office:value-type="float" office:value="0.565363" calcext:value-type="float">
            <text:p>0.565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LMLLLLLLAALLGLLLGLLMVLLLKRLLRRK</text:p>
          </table:table-cell>
          <table:table-cell office:value-type="float" office:value="-219.598" calcext:value-type="float">
            <text:p>-219.598</text:p>
          </table:table-cell>
          <table:table-cell office:value-type="float" office:value="0.466697" calcext:value-type="float">
            <text:p>0.4666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LMLLLLLLAALLGILLGIIGILLLKATLRNK</text:p>
          </table:table-cell>
          <table:table-cell office:value-type="float" office:value="-212.598" calcext:value-type="float">
            <text:p>-212.598</text:p>
          </table:table-cell>
          <table:table-cell office:value-type="float" office:value="0.554914" calcext:value-type="float">
            <text:p>0.5549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LMLLLLLLAALLGMLTGILMVLLLKLNLRNK</text:p>
          </table:table-cell>
          <table:table-cell office:value-type="float" office:value="-211.925" calcext:value-type="float">
            <text:p>-211.925</text:p>
          </table:table-cell>
          <table:table-cell office:value-type="float" office:value="0.515634" calcext:value-type="float">
            <text:p>0.5156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LLMLLLLLLAALLGILLGLLLVLLWKLNMRNK</text:p>
          </table:table-cell>
          <table:table-cell office:value-type="float" office:value="-219.456" calcext:value-type="float">
            <text:p>-219.456</text:p>
          </table:table-cell>
          <table:table-cell office:value-type="float" office:value="0.529365" calcext:value-type="float">
            <text:p>0.529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LLLLLILLLAALLGILLGLLGVLLKKLNLRNK</text:p>
          </table:table-cell>
          <table:table-cell office:value-type="float" office:value="-211.482" calcext:value-type="float">
            <text:p>-211.482</text:p>
          </table:table-cell>
          <table:table-cell office:value-type="float" office:value="0.549547" calcext:value-type="float">
            <text:p>0.549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LMLLLLLLAALLGLLLGLIMVLLLKLNRRNK</text:p>
          </table:table-cell>
          <table:table-cell office:value-type="float" office:value="-217.424" calcext:value-type="float">
            <text:p>-217.424</text:p>
          </table:table-cell>
          <table:table-cell office:value-type="float" office:value="0.428587" calcext:value-type="float">
            <text:p>0.4285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LLMLLLLLLAALLGLLLGLLWVLRLKLDLRNK</text:p>
          </table:table-cell>
          <table:table-cell office:value-type="float" office:value="-213.27" calcext:value-type="float">
            <text:p>-213.27</text:p>
          </table:table-cell>
          <table:table-cell office:value-type="float" office:value="0.571878" calcext:value-type="float">
            <text:p>0.5718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LLMLLLLLLAALLGLLLGLLWVLLLKLNLRNK</text:p>
          </table:table-cell>
          <table:table-cell office:value-type="float" office:value="-217.715" calcext:value-type="float">
            <text:p>-217.715</text:p>
          </table:table-cell>
          <table:table-cell office:value-type="float" office:value="0.517025" calcext:value-type="float">
            <text:p>0.517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LLMLLLLLLAALLGLLLGLLLVLLLKLNSRNK</text:p>
          </table:table-cell>
          <table:table-cell office:value-type="float" office:value="-218.067" calcext:value-type="float">
            <text:p>-218.067</text:p>
          </table:table-cell>
          <table:table-cell office:value-type="float" office:value="0.514425" calcext:value-type="float">
            <text:p>0.514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LLMLLLLLLAALLGMLLGLLGVLLMKLNLRNK</text:p>
          </table:table-cell>
          <table:table-cell office:value-type="float" office:value="-211.004" calcext:value-type="float">
            <text:p>-211.004</text:p>
          </table:table-cell>
          <table:table-cell office:value-type="float" office:value="0.496402" calcext:value-type="float">
            <text:p>0.496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LMLLLLLLAALLGILLGLLGVLLLKRNSRRK</text:p>
          </table:table-cell>
          <table:table-cell office:value-type="float" office:value="-215.301" calcext:value-type="float">
            <text:p>-215.301</text:p>
          </table:table-cell>
          <table:table-cell office:value-type="float" office:value="0.507767" calcext:value-type="float">
            <text:p>0.5077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LLLLLILLLAALLGILLGLLMVLLLKLNLRNK</text:p>
          </table:table-cell>
          <table:table-cell office:value-type="float" office:value="-217.453" calcext:value-type="float">
            <text:p>-217.453</text:p>
          </table:table-cell>
          <table:table-cell office:value-type="float" office:value="0.45848" calcext:value-type="float">
            <text:p>0.458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LLMLLLLLLAALLGLLLGLLMVLLLKLNLRNK</text:p>
          </table:table-cell>
          <table:table-cell office:value-type="float" office:value="-216.467" calcext:value-type="float">
            <text:p>-216.467</text:p>
          </table:table-cell>
          <table:table-cell office:value-type="float" office:value="0.482467" calcext:value-type="float">
            <text:p>0.4824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LMLLLLLLAALLGILLGILGVLLNKLNLRNK</text:p>
          </table:table-cell>
          <table:table-cell office:value-type="float" office:value="-212.557" calcext:value-type="float">
            <text:p>-212.557</text:p>
          </table:table-cell>
          <table:table-cell office:value-type="float" office:value="0.499293" calcext:value-type="float">
            <text:p>0.499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LMLLLLLLAALLGLLLGLLLVLLLKLNSRNK</text:p>
          </table:table-cell>
          <table:table-cell office:value-type="float" office:value="-215.768" calcext:value-type="float">
            <text:p>-215.768</text:p>
          </table:table-cell>
          <table:table-cell office:value-type="float" office:value="0.485465" calcext:value-type="float">
            <text:p>0.4854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LLMLLLLLLAALLGILLGILGVLLLKANLRNK</text:p>
          </table:table-cell>
          <table:table-cell office:value-type="float" office:value="-212.038" calcext:value-type="float">
            <text:p>-212.038</text:p>
          </table:table-cell>
          <table:table-cell office:value-type="float" office:value="0.48955" calcext:value-type="float">
            <text:p>0.489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LMLLLLLLAALLGILTGLLLVLLLKLNSRNK</text:p>
          </table:table-cell>
          <table:table-cell office:value-type="float" office:value="-213.514" calcext:value-type="float">
            <text:p>-213.514</text:p>
          </table:table-cell>
          <table:table-cell office:value-type="float" office:value="0.445207" calcext:value-type="float">
            <text:p>0.445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LLMLLLLLLAALLGLLLGLLWVLRLKLRRRNK</text:p>
          </table:table-cell>
          <table:table-cell office:value-type="float" office:value="-215.035" calcext:value-type="float">
            <text:p>-215.035</text:p>
          </table:table-cell>
          <table:table-cell office:value-type="float" office:value="0.523908" calcext:value-type="float">
            <text:p>0.5239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LLLLLILLLAALLGMLLGLLGALLWKLSSRNK</text:p>
          </table:table-cell>
          <table:table-cell office:value-type="float" office:value="-215.952" calcext:value-type="float">
            <text:p>-215.952</text:p>
          </table:table-cell>
          <table:table-cell office:value-type="float" office:value="0.549108" calcext:value-type="float">
            <text:p>0.549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LLMLLLLLLAALLGILLGLLGVLLLKANRRNK</text:p>
          </table:table-cell>
          <table:table-cell office:value-type="float" office:value="-213.429" calcext:value-type="float">
            <text:p>-213.429</text:p>
          </table:table-cell>
          <table:table-cell office:value-type="float" office:value="0.48758" calcext:value-type="float">
            <text:p>0.487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LLMLLLLLLAALLGILLGILGVLLKKLNNRNK</text:p>
          </table:table-cell>
          <table:table-cell office:value-type="float" office:value="-211.533" calcext:value-type="float">
            <text:p>-211.533</text:p>
          </table:table-cell>
          <table:table-cell office:value-type="float" office:value="0.544736" calcext:value-type="float">
            <text:p>0.544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LLMLLLLLLAALLGLLLGLIMVLLLKLNLRNK</text:p>
          </table:table-cell>
          <table:table-cell office:value-type="float" office:value="-216.551" calcext:value-type="float">
            <text:p>-216.551</text:p>
          </table:table-cell>
          <table:table-cell office:value-type="float" office:value="0.432778" calcext:value-type="float">
            <text:p>0.432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LLMLLLLLLAALLGILLGLLWVLRMKLNRRNK</text:p>
          </table:table-cell>
          <table:table-cell office:value-type="float" office:value="-213.458" calcext:value-type="float">
            <text:p>-213.458</text:p>
          </table:table-cell>
          <table:table-cell office:value-type="float" office:value="0.542455" calcext:value-type="float">
            <text:p>0.542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LLLLLLLLAALLGMLLGLIMVLLLKLNLRNK</text:p>
          </table:table-cell>
          <table:table-cell office:value-type="float" office:value="-215.105" calcext:value-type="float">
            <text:p>-215.105</text:p>
          </table:table-cell>
          <table:table-cell office:value-type="float" office:value="0.466119" calcext:value-type="float">
            <text:p>0.466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LLMLLLLLLAALLGILLGLIMVLLLKLNRRNK</text:p>
          </table:table-cell>
          <table:table-cell office:value-type="float" office:value="-217.596" calcext:value-type="float">
            <text:p>-217.596</text:p>
          </table:table-cell>
          <table:table-cell office:value-type="float" office:value="0.476379" calcext:value-type="float">
            <text:p>0.476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LLMLLLLLIAAILGILTGLLMVLLLKLNSRNK</text:p>
          </table:table-cell>
          <table:table-cell office:value-type="float" office:value="-212.859" calcext:value-type="float">
            <text:p>-212.859</text:p>
          </table:table-cell>
          <table:table-cell office:value-type="float" office:value="0.5144" calcext:value-type="float">
            <text:p>0.5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LLMLLLLLLAALLGILLGLLAVLRKKLDSRKK</text:p>
          </table:table-cell>
          <table:table-cell office:value-type="float" office:value="-211.377" calcext:value-type="float">
            <text:p>-211.377</text:p>
          </table:table-cell>
          <table:table-cell office:value-type="float" office:value="0.612227" calcext:value-type="float">
            <text:p>0.6122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LLLLLLLLLAALLGILLGLIGMLLLKLNRRNK</text:p>
          </table:table-cell>
          <table:table-cell office:value-type="float" office:value="-216.615" calcext:value-type="float">
            <text:p>-216.615</text:p>
          </table:table-cell>
          <table:table-cell office:value-type="float" office:value="0.528216" calcext:value-type="float">
            <text:p>0.5282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LLMLLLLLLAALLGLLLGLLAVLLLKLNSRNK</text:p>
          </table:table-cell>
          <table:table-cell office:value-type="float" office:value="-213.522" calcext:value-type="float">
            <text:p>-213.522</text:p>
          </table:table-cell>
          <table:table-cell office:value-type="float" office:value="0.536737" calcext:value-type="float">
            <text:p>0.536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LLMLLLLLLAALLGILLGLLGVLLLKLNRRNK</text:p>
          </table:table-cell>
          <table:table-cell office:value-type="float" office:value="-213.72" calcext:value-type="float">
            <text:p>-213.72</text:p>
          </table:table-cell>
          <table:table-cell office:value-type="float" office:value="0.538828" calcext:value-type="float">
            <text:p>0.5388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LLMLLLLLLAALLGLLLGLLGVLLMKLNSRNK</text:p>
          </table:table-cell>
          <table:table-cell office:value-type="float" office:value="-210.742" calcext:value-type="float">
            <text:p>-210.742</text:p>
          </table:table-cell>
          <table:table-cell office:value-type="float" office:value="0.546612" calcext:value-type="float">
            <text:p>0.5466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LLMLLLLLLAALLGILLGILMVLLLKLNLRNK</text:p>
          </table:table-cell>
          <table:table-cell office:value-type="float" office:value="-214.849" calcext:value-type="float">
            <text:p>-214.849</text:p>
          </table:table-cell>
          <table:table-cell office:value-type="float" office:value="0.533259" calcext:value-type="float">
            <text:p>0.533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LLMLLLLLLAALLGILLGLLLVLLWKLNRRNK</text:p>
          </table:table-cell>
          <table:table-cell office:value-type="float" office:value="-220.443" calcext:value-type="float">
            <text:p>-220.443</text:p>
          </table:table-cell>
          <table:table-cell office:value-type="float" office:value="0.570835" calcext:value-type="float">
            <text:p>0.570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LLLLLILLLAALLGILLGLLMVLLLKANLRNK</text:p>
          </table:table-cell>
          <table:table-cell office:value-type="float" office:value="-215.467" calcext:value-type="float">
            <text:p>-215.467</text:p>
          </table:table-cell>
          <table:table-cell office:value-type="float" office:value="0.598028" calcext:value-type="float">
            <text:p>0.598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LLMLLLLLLAALLGILLGILGVLLLKLNLRNK</text:p>
          </table:table-cell>
          <table:table-cell office:value-type="float" office:value="-212.412" calcext:value-type="float">
            <text:p>-212.412</text:p>
          </table:table-cell>
          <table:table-cell office:value-type="float" office:value="0.535313" calcext:value-type="float">
            <text:p>0.535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LLMLLVLLLAALLGILLGLIMVLLLKLNLRNK</text:p>
          </table:table-cell>
          <table:table-cell office:value-type="float" office:value="-213.363" calcext:value-type="float">
            <text:p>-213.363</text:p>
          </table:table-cell>
          <table:table-cell office:value-type="float" office:value="0.550025" calcext:value-type="float">
            <text:p>0.550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LLMLLLLLLAALLGILLGLLGVLWLKAMRRNK</text:p>
          </table:table-cell>
          <table:table-cell office:value-type="float" office:value="-211.696" calcext:value-type="float">
            <text:p>-211.696</text:p>
          </table:table-cell>
          <table:table-cell office:value-type="float" office:value="0.543098" calcext:value-type="float">
            <text:p>0.5430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LMLLLLLLAALLGMLLGLLGVLWMKLNLRNK</text:p>
          </table:table-cell>
          <table:table-cell office:value-type="float" office:value="-209.636" calcext:value-type="float">
            <text:p>-209.636</text:p>
          </table:table-cell>
          <table:table-cell office:value-type="float" office:value="0.471615" calcext:value-type="float">
            <text:p>0.4716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LLLLLILLLAALLGILLGLLLVLLLKLNSRNK</text:p>
          </table:table-cell>
          <table:table-cell office:value-type="float" office:value="-218.196" calcext:value-type="float">
            <text:p>-218.196</text:p>
          </table:table-cell>
          <table:table-cell office:value-type="float" office:value="0.514518" calcext:value-type="float">
            <text:p>0.5145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LLMLLLLLLAALLGILLGLLMVLLLKLNRRNK</text:p>
          </table:table-cell>
          <table:table-cell office:value-type="float" office:value="-217.898" calcext:value-type="float">
            <text:p>-217.898</text:p>
          </table:table-cell>
          <table:table-cell office:value-type="float" office:value="0.464026" calcext:value-type="float">
            <text:p>0.464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LLMLLLLLLAALLGIILGILGVLLNKLNNRNK</text:p>
          </table:table-cell>
          <table:table-cell office:value-type="float" office:value="-213.874" calcext:value-type="float">
            <text:p>-213.874</text:p>
          </table:table-cell>
          <table:table-cell office:value-type="float" office:value="0.544464" calcext:value-type="float">
            <text:p>0.544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LLMLLLLLLAALLGLLLGLLMVLLLKLNSRNK</text:p>
          </table:table-cell>
          <table:table-cell office:value-type="float" office:value="-217.652" calcext:value-type="float">
            <text:p>-217.652</text:p>
          </table:table-cell>
          <table:table-cell office:value-type="float" office:value="0.437695" calcext:value-type="float">
            <text:p>0.4376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LLLLLILLLAALLGILLGLLMVLLLKLNSRNK</text:p>
          </table:table-cell>
          <table:table-cell office:value-type="float" office:value="-215.128" calcext:value-type="float">
            <text:p>-215.128</text:p>
          </table:table-cell>
          <table:table-cell office:value-type="float" office:value="0.509294" calcext:value-type="float">
            <text:p>0.509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LLMLLLLLLAALLGILLGLLMVLLLKLNRRNK</text:p>
          </table:table-cell>
          <table:table-cell office:value-type="float" office:value="-219.089" calcext:value-type="float">
            <text:p>-219.089</text:p>
          </table:table-cell>
          <table:table-cell office:value-type="float" office:value="0.492577" calcext:value-type="float">
            <text:p>0.4925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LMLLLLLLAALLGLLLGLLLVLLLKLNSRNK</text:p>
          </table:table-cell>
          <table:table-cell office:value-type="float" office:value="-217.68" calcext:value-type="float">
            <text:p>-217.68</text:p>
          </table:table-cell>
          <table:table-cell office:value-type="float" office:value="0.486609" calcext:value-type="float">
            <text:p>0.4866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LLLLILLLAALLGLLLGLLLVLLLKLNSRNK</text:p>
          </table:table-cell>
          <table:table-cell office:value-type="float" office:value="-217.662" calcext:value-type="float">
            <text:p>-217.662</text:p>
          </table:table-cell>
          <table:table-cell office:value-type="float" office:value="0.408211" calcext:value-type="float">
            <text:p>0.408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LLMLLLLLLAALLGILLGLIGVWRMKLNMRNK</text:p>
          </table:table-cell>
          <table:table-cell office:value-type="float" office:value="-204.713" calcext:value-type="float">
            <text:p>-204.713</text:p>
          </table:table-cell>
          <table:table-cell office:value-type="float" office:value="0.475854" calcext:value-type="float">
            <text:p>0.475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LLMLLLLLLAALLGLLLGLIMVLLLKLNLRNK</text:p>
          </table:table-cell>
          <table:table-cell office:value-type="float" office:value="-215.07" calcext:value-type="float">
            <text:p>-215.07</text:p>
          </table:table-cell>
          <table:table-cell office:value-type="float" office:value="0.477902" calcext:value-type="float">
            <text:p>0.4779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LLLLILLLAALLGLLLGLIMVLLLKLNRRNK</text:p>
          </table:table-cell>
          <table:table-cell office:value-type="float" office:value="-218.9" calcext:value-type="float">
            <text:p>-218.9</text:p>
          </table:table-cell>
          <table:table-cell office:value-type="float" office:value="0.505739" calcext:value-type="float">
            <text:p>0.505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LLLLLILLLAALLGMLLGLIGVLLMKLNLRNK</text:p>
          </table:table-cell>
          <table:table-cell office:value-type="float" office:value="-211.062" calcext:value-type="float">
            <text:p>-211.062</text:p>
          </table:table-cell>
          <table:table-cell office:value-type="float" office:value="0.49386" calcext:value-type="float">
            <text:p>0.49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LLMLLLLLLAALLGILLGILLVLLMKLNSRNK</text:p>
          </table:table-cell>
          <table:table-cell office:value-type="float" office:value="-218.021" calcext:value-type="float">
            <text:p>-218.021</text:p>
          </table:table-cell>
          <table:table-cell office:value-type="float" office:value="0.476314" calcext:value-type="float">
            <text:p>0.4763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LLMLLLLLLAALLGILLGILGVLLKKLNSRNK</text:p>
          </table:table-cell>
          <table:table-cell office:value-type="float" office:value="-210.528" calcext:value-type="float">
            <text:p>-210.528</text:p>
          </table:table-cell>
          <table:table-cell office:value-type="float" office:value="0.500762" calcext:value-type="float">
            <text:p>0.500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LMLLLLLLAALLGILLGLIGVWLMKLTSRNK</text:p>
          </table:table-cell>
          <table:table-cell office:value-type="float" office:value="-208.83" calcext:value-type="float">
            <text:p>-208.83</text:p>
          </table:table-cell>
          <table:table-cell office:value-type="float" office:value="0.528441" calcext:value-type="float">
            <text:p>0.5284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LLLLLILLLAALLGLLLGLLMVLLLKANLRNK</text:p>
          </table:table-cell>
          <table:table-cell office:value-type="float" office:value="-215.736" calcext:value-type="float">
            <text:p>-215.736</text:p>
          </table:table-cell>
          <table:table-cell office:value-type="float" office:value="0.477023" calcext:value-type="float">
            <text:p>0.477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LMLLLLLLAALLGILLGLLMVLRWKLDSRNK</text:p>
          </table:table-cell>
          <table:table-cell office:value-type="float" office:value="-208.202" calcext:value-type="float">
            <text:p>-208.202</text:p>
          </table:table-cell>
          <table:table-cell office:value-type="float" office:value="0.492976" calcext:value-type="float">
            <text:p>0.4929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LLMLLLLLLAALLGLLLGLLMVLLLKLNRRNK</text:p>
          </table:table-cell>
          <table:table-cell office:value-type="float" office:value="-216.998" calcext:value-type="float">
            <text:p>-216.998</text:p>
          </table:table-cell>
          <table:table-cell office:value-type="float" office:value="0.432756" calcext:value-type="float">
            <text:p>0.4327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LLLLLLLLLAALLGILLGLLMVLLLKLNLRNK</text:p>
          </table:table-cell>
          <table:table-cell office:value-type="float" office:value="-215.068" calcext:value-type="float">
            <text:p>-215.068</text:p>
          </table:table-cell>
          <table:table-cell office:value-type="float" office:value="0.52203" calcext:value-type="float">
            <text:p>0.52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LLMLLLLLLAALLGLLLGLLMVLLMNLNSRNK</text:p>
          </table:table-cell>
          <table:table-cell office:value-type="float" office:value="-214.07" calcext:value-type="float">
            <text:p>-214.07</text:p>
          </table:table-cell>
          <table:table-cell office:value-type="float" office:value="0.571859" calcext:value-type="float">
            <text:p>0.571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LLMLLLLLLAALLGILLGLLWVLWWKRMTRRK</text:p>
          </table:table-cell>
          <table:table-cell office:value-type="float" office:value="-220.604" calcext:value-type="float">
            <text:p>-220.604</text:p>
          </table:table-cell>
          <table:table-cell office:value-type="float" office:value="0.564895" calcext:value-type="float">
            <text:p>0.564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LLLLLILLLAALLGILLGILGVLLRKLTSRNK</text:p>
          </table:table-cell>
          <table:table-cell office:value-type="float" office:value="-211.687" calcext:value-type="float">
            <text:p>-211.687</text:p>
          </table:table-cell>
          <table:table-cell office:value-type="float" office:value="0.558405" calcext:value-type="float">
            <text:p>0.5584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LLLLLILLLAALLGILLGLILVLRGKLNSRNK</text:p>
          </table:table-cell>
          <table:table-cell office:value-type="float" office:value="-208.286" calcext:value-type="float">
            <text:p>-208.286</text:p>
          </table:table-cell>
          <table:table-cell office:value-type="float" office:value="0.461615" calcext:value-type="float">
            <text:p>0.461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LLMLLLLLLAALLGILLGLLGVLLLKANRRNK</text:p>
          </table:table-cell>
          <table:table-cell office:value-type="float" office:value="-213.037" calcext:value-type="float">
            <text:p>-213.037</text:p>
          </table:table-cell>
          <table:table-cell office:value-type="float" office:value="0.47941" calcext:value-type="float">
            <text:p>0.479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LLMLLLLLLAALLGILLGLLMVLLLKLNSRNK</text:p>
          </table:table-cell>
          <table:table-cell office:value-type="float" office:value="-216.574" calcext:value-type="float">
            <text:p>-216.574</text:p>
          </table:table-cell>
          <table:table-cell office:value-type="float" office:value="0.53305" calcext:value-type="float">
            <text:p>0.53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LMLLLLLLAALLGLLLGLIMVLLLKALLRNK</text:p>
          </table:table-cell>
          <table:table-cell office:value-type="float" office:value="-215.717" calcext:value-type="float">
            <text:p>-215.717</text:p>
          </table:table-cell>
          <table:table-cell office:value-type="float" office:value="0.492887" calcext:value-type="float">
            <text:p>0.492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LLMLLLLLLAALLGLLLGLIMVLLLKLNLRNK</text:p>
          </table:table-cell>
          <table:table-cell office:value-type="float" office:value="-215.637" calcext:value-type="float">
            <text:p>-215.637</text:p>
          </table:table-cell>
          <table:table-cell office:value-type="float" office:value="0.533019" calcext:value-type="float">
            <text:p>0.533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LLMLLLLLLAALLGILLGLIGVWLWKARMRNK</text:p>
          </table:table-cell>
          <table:table-cell office:value-type="float" office:value="-213.821" calcext:value-type="float">
            <text:p>-213.821</text:p>
          </table:table-cell>
          <table:table-cell office:value-type="float" office:value="0.509528" calcext:value-type="float">
            <text:p>0.509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LLMLLLLLLAALLGLLLGLLWVLLWKLNMRNK</text:p>
          </table:table-cell>
          <table:table-cell office:value-type="float" office:value="-216.907" calcext:value-type="float">
            <text:p>-216.907</text:p>
          </table:table-cell>
          <table:table-cell office:value-type="float" office:value="0.502239" calcext:value-type="float">
            <text:p>0.5022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LLMLLLLLLAALLGILLGLLGVLLKKLNSRNK</text:p>
          </table:table-cell>
          <table:table-cell office:value-type="float" office:value="-211.489" calcext:value-type="float">
            <text:p>-211.489</text:p>
          </table:table-cell>
          <table:table-cell office:value-type="float" office:value="0.641454" calcext:value-type="float">
            <text:p>0.641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LLMLLLLLLAALLGILLGLLGVLRNKLNSRNK</text:p>
          </table:table-cell>
          <table:table-cell office:value-type="float" office:value="-209.296" calcext:value-type="float">
            <text:p>-209.296</text:p>
          </table:table-cell>
          <table:table-cell office:value-type="float" office:value="0.569703" calcext:value-type="float">
            <text:p>0.5697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LLLLLILLLAALLGLLLGLLLVLLWKLNMRNK</text:p>
          </table:table-cell>
          <table:table-cell office:value-type="float" office:value="-218.613" calcext:value-type="float">
            <text:p>-218.613</text:p>
          </table:table-cell>
          <table:table-cell office:value-type="float" office:value="0.50198" calcext:value-type="float">
            <text:p>0.50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LLMLLLLLLAALLGILLGLIGVLLLKLNRRNK</text:p>
          </table:table-cell>
          <table:table-cell office:value-type="float" office:value="-214.391" calcext:value-type="float">
            <text:p>-214.391</text:p>
          </table:table-cell>
          <table:table-cell office:value-type="float" office:value="0.510642" calcext:value-type="float">
            <text:p>0.5106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LMLLLLLLAALLGILLGILGVLKKKLNSRNK</text:p>
          </table:table-cell>
          <table:table-cell office:value-type="float" office:value="-209.092" calcext:value-type="float">
            <text:p>-209.092</text:p>
          </table:table-cell>
          <table:table-cell office:value-type="float" office:value="0.508411" calcext:value-type="float">
            <text:p>0.508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LLMLLLLLLAALLGILLGLILVWLWKLNMRNK</text:p>
          </table:table-cell>
          <table:table-cell office:value-type="float" office:value="-217.977" calcext:value-type="float">
            <text:p>-217.977</text:p>
          </table:table-cell>
          <table:table-cell office:value-type="float" office:value="0.537244" calcext:value-type="float">
            <text:p>0.537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LMLLLLLLAALLGILLGLLGTLWWKLDSRNK</text:p>
          </table:table-cell>
          <table:table-cell office:value-type="float" office:value="-208.573" calcext:value-type="float">
            <text:p>-208.573</text:p>
          </table:table-cell>
          <table:table-cell office:value-type="float" office:value="0.585208" calcext:value-type="float">
            <text:p>0.585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LLMLLLLLLAALLGILLGLLGVLLKKLNSRNK</text:p>
          </table:table-cell>
          <table:table-cell office:value-type="float" office:value="-210.743" calcext:value-type="float">
            <text:p>-210.743</text:p>
          </table:table-cell>
          <table:table-cell office:value-type="float" office:value="0.475168" calcext:value-type="float">
            <text:p>0.475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LLMLLLLLLAALLGILLGLIGVWRMKLNSRNK</text:p>
          </table:table-cell>
          <table:table-cell office:value-type="float" office:value="-208.045" calcext:value-type="float">
            <text:p>-208.045</text:p>
          </table:table-cell>
          <table:table-cell office:value-type="float" office:value="0.540463" calcext:value-type="float">
            <text:p>0.5404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LLMLLLLLLAALLGILLGLIGVLRMKLTSRMN</text:p>
          </table:table-cell>
          <table:table-cell office:value-type="float" office:value="-203.881" calcext:value-type="float">
            <text:p>-203.881</text:p>
          </table:table-cell>
          <table:table-cell office:value-type="float" office:value="0.574239" calcext:value-type="float">
            <text:p>0.574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LLLLLILLLAALLGILLGLLMVLLLKLNLRNK</text:p>
          </table:table-cell>
          <table:table-cell office:value-type="float" office:value="-217.202" calcext:value-type="float">
            <text:p>-217.202</text:p>
          </table:table-cell>
          <table:table-cell office:value-type="float" office:value="0.581351" calcext:value-type="float">
            <text:p>0.581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LLMLLLLLLAALLGILLGLLGVLLLKLLLRNK</text:p>
          </table:table-cell>
          <table:table-cell office:value-type="float" office:value="-211.5" calcext:value-type="float">
            <text:p>-211.5</text:p>
          </table:table-cell>
          <table:table-cell office:value-type="float" office:value="0.475184" calcext:value-type="float">
            <text:p>0.475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LMLLLLLLAALLGILLGLLGVLLLKANRRNK</text:p>
          </table:table-cell>
          <table:table-cell office:value-type="float" office:value="-214.522" calcext:value-type="float">
            <text:p>-214.522</text:p>
          </table:table-cell>
          <table:table-cell office:value-type="float" office:value="0.521396" calcext:value-type="float">
            <text:p>0.521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LLMLLLLLLAALLGILLGLLGVLLWKLNTRNK</text:p>
          </table:table-cell>
          <table:table-cell office:value-type="float" office:value="-212.867" calcext:value-type="float">
            <text:p>-212.867</text:p>
          </table:table-cell>
          <table:table-cell office:value-type="float" office:value="0.49905" calcext:value-type="float">
            <text:p>0.49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LLMLLLLLLAALLGILLGLLGVLLWKLNSRNK</text:p>
          </table:table-cell>
          <table:table-cell office:value-type="float" office:value="-211.355" calcext:value-type="float">
            <text:p>-211.355</text:p>
          </table:table-cell>
          <table:table-cell office:value-type="float" office:value="0.526103" calcext:value-type="float">
            <text:p>0.526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LLMLLLLLLAALLGILLGLLLVLLLKLNSRNK</text:p>
          </table:table-cell>
          <table:table-cell office:value-type="float" office:value="-214.939" calcext:value-type="float">
            <text:p>-214.939</text:p>
          </table:table-cell>
          <table:table-cell office:value-type="float" office:value="0.425239" calcext:value-type="float">
            <text:p>0.425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LLMLLLLLLAALLGILTGLLMVLLLKLNLRNK</text:p>
          </table:table-cell>
          <table:table-cell office:value-type="float" office:value="-209.961" calcext:value-type="float">
            <text:p>-209.961</text:p>
          </table:table-cell>
          <table:table-cell office:value-type="float" office:value="0.56654" calcext:value-type="float">
            <text:p>0.56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LLMLLLLLLAALLGILLGLLMVLLLKLNLRNK</text:p>
          </table:table-cell>
          <table:table-cell office:value-type="float" office:value="-215.019" calcext:value-type="float">
            <text:p>-215.019</text:p>
          </table:table-cell>
          <table:table-cell office:value-type="float" office:value="0.536253" calcext:value-type="float">
            <text:p>0.5362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LLMLLLLLLAALLGILLGLIMVLLLKLNSRNK</text:p>
          </table:table-cell>
          <table:table-cell office:value-type="float" office:value="-215.691" calcext:value-type="float">
            <text:p>-215.691</text:p>
          </table:table-cell>
          <table:table-cell office:value-type="float" office:value="0.546339" calcext:value-type="float">
            <text:p>0.546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LLMLLLLLLAALLGILLGLIMVLLLKLNLRNK</text:p>
          </table:table-cell>
          <table:table-cell office:value-type="float" office:value="-215.05" calcext:value-type="float">
            <text:p>-215.05</text:p>
          </table:table-cell>
          <table:table-cell office:value-type="float" office:value="0.509981" calcext:value-type="float">
            <text:p>0.509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LLMLLLLLLAALLGILLGLLGVLLKKLNLRNK</text:p>
          </table:table-cell>
          <table:table-cell office:value-type="float" office:value="-210.552" calcext:value-type="float">
            <text:p>-210.552</text:p>
          </table:table-cell>
          <table:table-cell office:value-type="float" office:value="0.549068" calcext:value-type="float">
            <text:p>0.54906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1:13:51.261193078</meta:creation-date>
    <dc:date>2016-04-22T11:15:03.590811860</dc:date>
    <meta:editing-duration>P0D</meta:editing-duration>
    <meta:editing-cycles>1</meta:editing-cycles>
    <meta:document-statistic meta:table-count="1" meta:cell-count="3840" meta:object-count="0"/>
    <meta:generator>LibreOffice/4.2.8.2$Linux_X86_64 LibreOffice_project/420m0$Build-2</meta:generator>
  </office:meta>
</office:document-meta>
</file>